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19.97mm"/>
    </style:style>
    <style:style style:name="co16" style:family="table-column">
      <style:table-column-properties fo:break-before="auto" style:column-width="22.95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12.88mm"/>
    </style:style>
    <style:style style:name="co19" style:family="table-column">
      <style:table-column-properties fo:break-before="auto" style:column-width="13.9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33.3mm"/>
    </style:style>
    <style:style style:name="co22" style:family="table-column">
      <style:table-column-properties fo:break-before="auto" style:column-width="36.02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34.11mm"/>
    </style:style>
    <style:style style:name="co25" style:family="table-column">
      <style:table-column-properties fo:break-before="auto" style:column-width="32.49mm"/>
    </style:style>
    <style:style style:name="co26" style:family="table-column">
      <style:table-column-properties fo:break-before="auto" style:column-width="13.16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12.29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8.78mm"/>
    </style:style>
    <style:style style:name="co31" style:family="table-column">
      <style:table-column-properties fo:break-before="auto" style:column-width="7.07mm"/>
    </style:style>
    <style:style style:name="co32" style:family="table-column">
      <style:table-column-properties fo:break-before="auto" style:column-width="26.76mm"/>
    </style:style>
    <style:style style:name="co33" style:family="table-column">
      <style:table-column-properties fo:break-before="auto" style:column-width="2.08mm"/>
    </style:style>
    <style:style style:name="co34" style:family="table-column">
      <style:table-column-properties fo:break-before="auto" style:column-width="30.59mm"/>
    </style:style>
    <style:style style:name="co35" style:family="table-column">
      <style:table-column-properties fo:break-before="auto" style:column-width="5.59mm"/>
    </style:style>
    <style:style style:name="co36" style:family="table-column">
      <style:table-column-properties fo:break-before="auto" style:column-width="5.33mm"/>
    </style:style>
    <style:style style:name="co37" style:family="table-column">
      <style:table-column-properties fo:break-before="auto" style:column-width="5.08mm"/>
    </style:style>
    <style:style style:name="co38" style:family="table-column">
      <style:table-column-properties fo:break-before="auto" style:column-width="7.39mm"/>
    </style:style>
    <style:style style:name="co39" style:family="table-column">
      <style:table-column-properties fo:break-before="auto" style:column-width="9.45mm"/>
    </style:style>
    <style:style style:name="co40" style:family="table-column">
      <style:table-column-properties fo:break-before="auto" style:column-width="12.33mm"/>
    </style:style>
    <style:style style:name="co41" style:family="table-column">
      <style:table-column-properties fo:break-before="auto" style:column-width="1.57mm"/>
    </style:style>
    <style:style style:name="co42" style:family="table-column">
      <style:table-column-properties fo:break-before="auto" style:column-width="2.36mm"/>
    </style:style>
    <style:style style:name="co43" style:family="table-column">
      <style:table-column-properties fo:break-before="auto" style:column-width="7.58mm"/>
    </style:style>
    <style:style style:name="co44" style:family="table-column">
      <style:table-column-properties fo:break-before="auto" style:column-width="29.49mm"/>
    </style:style>
    <style:style style:name="co45" style:family="table-column">
      <style:table-column-properties fo:break-before="auto" style:column-width="6.01mm"/>
    </style:style>
    <style:style style:name="co46" style:family="table-column">
      <style:table-column-properties fo:break-before="auto" style:column-width="4.18mm"/>
    </style:style>
    <style:style style:name="co47" style:family="table-column">
      <style:table-column-properties fo:break-before="auto" style:column-width="14.66mm"/>
    </style:style>
    <style:style style:name="co48" style:family="table-column">
      <style:table-column-properties fo:break-before="auto" style:column-width="24.85mm"/>
    </style:style>
    <style:style style:name="co49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2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'Partite Gironi'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5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6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7" style:family="table-cell" style:parent-style-name="Default">
      <style:table-cell-properties fo:border-bottom="0.74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4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4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5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5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5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5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158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style:cell-protect="none" style:print-content="fals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ffff00" style:cell-protect="none" style:print-content="false" style:text-align-source="fix" style:repeat-content="false" fo:border="0.74pt solid #000000"/>
      <style:paragraph-properties fo:text-align="center" fo:margin-left="0mm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  <style:text-properties style:use-window-font-color="true" style:font-name="Liberation Sans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3" style:family="table-cell" style:parent-style-name="Default">
      <style:table-cell-properties fo:border-bottom="0.74pt solid #000000" style:cell-protect="none" style:print-content="false" style:text-align-source="fix" style:repeat-content="false" fo:border-left="0.74pt solid #000000" fo:border-right="none" fo:border-top="0.74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fo:border-bottom="0.74pt solid #000000" fo:background-color="#ffff00" style:cell-protect="none" style:print-content="false" style:text-align-source="fix" style:repeat-content="false" fo:border-left="0.74pt solid #000000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69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C4"/>
    </style:style>
    <style:style style:name="ce170" style:family="table-cell" style:parent-style-name="Excel_20_Built-in_20_Normal" style:data-style-name="N127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Normal" style:data-style-name="N127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C4"/>
    </style:style>
    <style:style style:name="ce175" style:family="table-cell" style:parent-style-name="Excel_20_Built-in_20_Normal" style:data-style-name="N40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 style:data-style-name="N116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H5];&quot;_win&quot;);1;0))" style:apply-style-name="ConditionalStyle_5f_226" style:base-cell-address="'Calendario e Tabellone'.E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E5];&quot;_win&quot;);1;0))" style:apply-style-name="ConditionalStyle_5f_227" style:base-cell-address="'Calendario e Tabellone'.E6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C4"/>
    </style:style>
    <style:style style:name="ce182" style:family="table-cell" style:parent-style-name="Default">
      <style:table-cell-properties fo:border-bottom="0.06pt solid #2f5597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2f5597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H5];&quot;_win&quot;);1;0))" style:apply-style-name="ConditionalStyle_5f_226" style:base-cell-address="'Calendario e Tabellone'.E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0" style:family="table-cell" style:parent-style-name="Default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7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615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3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734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735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736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737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738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739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740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6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749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750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751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752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758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759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ri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6"/>
        <table:table-column table:style-name="co7" table:default-cell-style-name="ce44"/>
        <table:table-column table:style-name="co5" table:number-columns-repeated="57" table:default-cell-style-name="ce44"/>
        <table:table-row table:style-name="ro1">
          <table:table-cell table:style-name="ce8"/>
          <table:table-cell table:style-name="ce10" office:value-type="string" calcext:value-type="string">
            <text:p>Nome Torneo: </text:p>
          </table:table-cell>
          <table:table-cell table:style-name="ce14" office:value-type="string" calcext:value-type="string" table:number-columns-spanned="6" table:number-rows-spanned="1">
            <text:p>Torneo dell’Estate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0" office:value-type="string" calcext:value-type="string">
            <text:p>Ediz.Torneo: </text:p>
          </table:table-cell>
          <table:table-cell table:style-name="ce14" office:value-type="float" office:value="2021" calcext:value-type="float" table:number-columns-spanned="6" table:number-rows-spanned="1">
            <text:p>2021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1"/>
          <table:table-cell table:style-name="ce8" table:number-columns-repeated="2"/>
          <table:table-cell table:style-name="ce43"/>
          <table:table-cell table:style-name="ce23"/>
          <table:table-cell table:style-name="ce43" table:number-columns-repeated="58"/>
        </table:table-row>
        <table:table-row table:style-name="ro1">
          <table:table-cell table:style-name="Default" table:number-columns-repeated="4"/>
          <table:table-cell table:style-name="ce43"/>
          <table:table-cell table:style-name="Default" table:number-columns-repeated="2"/>
          <table:table-cell table:style-name="ce43" table:number-columns-repeated="5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e Squadra</text:p>
          </table:table-cell>
          <table:table-cell table:style-name="ce8" office:value-type="string" calcext:value-type="string">
            <text:p>Girone</text:p>
          </table:table-cell>
          <table:table-cell table:style-name="ce8" office:value-type="string" calcext:value-type="string">
            <text:p>IDG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13" office:value-type="string" calcext:value-type="string">
            <text:p>Cristo Re 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13" office:value-type="string" calcext:value-type="string">
            <text:p>Basket Giovane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13" office:value-type="string" calcext:value-type="string">
            <text:p>Nuova Scuola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Campo Cinque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ampo Sei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Campo Sette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ampo Otto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 Gironi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8" table:default-cell-style-name="ce29"/>
        <table:table-column table:style-name="co11" table:default-cell-style-name="ce29"/>
        <table:table-column table:style-name="co12" table:default-cell-style-name="ce29"/>
        <table:table-column table:style-name="co16" table:default-cell-style-name="ce29"/>
        <table:table-column table:style-name="co14" table:default-cell-style-name="ce29"/>
        <table:table-column table:style-name="co15" table:default-cell-style-name="ce29"/>
        <table:table-column table:style-name="co5" table:number-columns-repeated="4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GFA</text:p>
          </table:table-cell>
          <table:table-cell table:style-name="ce360" office:value-type="string" calcext:value-type="string">
            <text:p>Punti GSA</text:p>
          </table:table-cell>
          <table:table-cell table:style-name="ce25" office:value-type="string" calcext:value-type="string">
            <text:p>Diff.PG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GFB</text:p>
          </table:table-cell>
          <table:table-cell table:style-name="ce360" office:value-type="string" calcext:value-type="string">
            <text:p>Punti GSB</text:p>
          </table:table-cell>
          <table:table-cell table:style-name="ce360" office:value-type="string" calcext:value-type="string">
            <text:p>Diff.PGB</text:p>
          </table:table-cell>
          <table:table-cell/>
          <table:table-cell table:style-name="ce380" table:number-columns-repeated="44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Parametri.A$6:$Parametri.D$37];MATCH(1;([$Parametri.C$6:$Parametri.C$37]=[.B2])*([$Parametri.D$6:$Parametri.D$37]=INT([.C2]/10));0);2)&amp;&quot; (&quot;&amp;INDEX([$Parametri.A$6:$Parametri.D$37];MATCH(1;([$Parametri.C$6:$Parametri.C$37]=[.B2])*([$Parametri.D$6:$Parametri.D$37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Parametri.A$6:$Parametri.D$37];MATCH(1;([$Parametri.C$6:$Parametri.C$37]=[.B2])*([$Parametri.D$6:$Parametri.D$37]=[.C2]-10*INT([.C2]/10));0);2)&amp;&quot; (&quot;&amp;INDEX([$Parametri.A$6:$Parametri.D$37];MATCH(1;([$Parametri.C$6:$Parametri.C$37]=[.B2])*([$Parametri.D$6:$Parametri.D$37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365" office:value-type="string" calcext:value-type="string">
            <text:p>72-49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Parametri.A$6:$Parametri.D$37];MATCH(1;([$Parametri.C$6:$Parametri.C$37]=[.B3])*([$Parametri.D$6:$Parametri.D$37]=INT([.C3]/10));0);2)&amp;&quot; (&quot;&amp;INDEX([$Parametri.A$6:$Parametri.D$37];MATCH(1;([$Parametri.C$6:$Parametri.C$37]=[.B3])*([$Parametri.D$6:$Parametri.D$37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Parametri.A$6:$Parametri.D$37];MATCH(1;([$Parametri.C$6:$Parametri.C$37]=[.B3])*([$Parametri.D$6:$Parametri.D$37]=[.C3]-10*INT([.C3]/10));0);2)&amp;&quot; (&quot;&amp;INDEX([$Parametri.A$6:$Parametri.D$37];MATCH(1;([$Parametri.C$6:$Parametri.C$37]=[.B3])*([$Parametri.D$6:$Parametri.D$37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0-22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Parametri.A$6:$Parametri.D$37];MATCH(1;([$Parametri.C$6:$Parametri.C$37]=[.B4])*([$Parametri.D$6:$Parametri.D$37]=INT([.C4]/10));0);2)&amp;&quot; (&quot;&amp;INDEX([$Parametri.A$6:$Parametri.D$37];MATCH(1;([$Parametri.C$6:$Parametri.C$37]=[.B4])*([$Parametri.D$6:$Parametri.D$37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Parametri.A$6:$Parametri.D$37];MATCH(1;([$Parametri.C$6:$Parametri.C$37]=[.B4])*([$Parametri.D$6:$Parametri.D$37]=[.C4]-10*INT([.C4]/10));0);2)&amp;&quot; (&quot;&amp;INDEX([$Parametri.A$6:$Parametri.D$37];MATCH(1;([$Parametri.C$6:$Parametri.C$37]=[.B4])*([$Parametri.D$6:$Parametri.D$37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25-82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Parametri.A$6:$Parametri.D$37];MATCH(1;([$Parametri.C$6:$Parametri.C$37]=[.B5])*([$Parametri.D$6:$Parametri.D$37]=INT([.C5]/10));0);2)&amp;&quot; (&quot;&amp;INDEX([$Parametri.A$6:$Parametri.D$37];MATCH(1;([$Parametri.C$6:$Parametri.C$37]=[.B5])*([$Parametri.D$6:$Parametri.D$37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Parametri.A$6:$Parametri.D$37];MATCH(1;([$Parametri.C$6:$Parametri.C$37]=[.B5])*([$Parametri.D$6:$Parametri.D$37]=[.C5]-10*INT([.C5]/10));0);2)&amp;&quot; (&quot;&amp;INDEX([$Parametri.A$6:$Parametri.D$37];MATCH(1;([$Parametri.C$6:$Parametri.C$37]=[.B5])*([$Parametri.D$6:$Parametri.D$37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3-30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Parametri.A$6:$Parametri.D$37];MATCH(1;([$Parametri.C$6:$Parametri.C$37]=[.B6])*([$Parametri.D$6:$Parametri.D$37]=INT([.C6]/10));0);2)&amp;&quot; (&quot;&amp;INDEX([$Parametri.A$6:$Parametri.D$37];MATCH(1;([$Parametri.C$6:$Parametri.C$37]=[.B6])*([$Parametri.D$6:$Parametri.D$37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Parametri.A$6:$Parametri.D$37];MATCH(1;([$Parametri.C$6:$Parametri.C$37]=[.B6])*([$Parametri.D$6:$Parametri.D$37]=[.C6]-10*INT([.C6]/10));0);2)&amp;&quot; (&quot;&amp;INDEX([$Parametri.A$6:$Parametri.D$37];MATCH(1;([$Parametri.C$6:$Parametri.C$37]=[.B6])*([$Parametri.D$6:$Parametri.D$37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57-2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Parametri.A$6:$Parametri.D$37];MATCH(1;([$Parametri.C$6:$Parametri.C$37]=[.B7])*([$Parametri.D$6:$Parametri.D$37]=INT([.C7]/10));0);2)&amp;&quot; (&quot;&amp;INDEX([$Parametri.A$6:$Parametri.D$37];MATCH(1;([$Parametri.C$6:$Parametri.C$37]=[.B7])*([$Parametri.D$6:$Parametri.D$37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Parametri.A$6:$Parametri.D$37];MATCH(1;([$Parametri.C$6:$Parametri.C$37]=[.B7])*([$Parametri.D$6:$Parametri.D$37]=[.C7]-10*INT([.C7]/10));0);2)&amp;&quot; (&quot;&amp;INDEX([$Parametri.A$6:$Parametri.D$37];MATCH(1;([$Parametri.C$6:$Parametri.C$37]=[.B7])*([$Parametri.D$6:$Parametri.D$37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367" office:value-type="string" calcext:value-type="string">
            <text:p>79-48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Parametri.A$6:$Parametri.D$37];MATCH(1;([$Parametri.C$6:$Parametri.C$37]=[.B8])*([$Parametri.D$6:$Parametri.D$37]=INT([.C8]/10));0);2)&amp;&quot; (&quot;&amp;INDEX([$Parametri.A$6:$Parametri.D$37];MATCH(1;([$Parametri.C$6:$Parametri.C$37]=[.B8])*([$Parametri.D$6:$Parametri.D$37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Parametri.A$6:$Parametri.D$37];MATCH(1;([$Parametri.C$6:$Parametri.C$37]=[.B8])*([$Parametri.D$6:$Parametri.D$37]=[.C8]-10*INT([.C8]/10));0);2)&amp;&quot; (&quot;&amp;INDEX([$Parametri.A$6:$Parametri.D$37];MATCH(1;([$Parametri.C$6:$Parametri.C$37]=[.B8])*([$Parametri.D$6:$Parametri.D$37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365" office:value-type="string" calcext:value-type="string">
            <text:p>51-67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Parametri.A$6:$Parametri.D$37];MATCH(1;([$Parametri.C$6:$Parametri.C$37]=[.B9])*([$Parametri.D$6:$Parametri.D$37]=INT([.C9]/10));0);2)&amp;&quot; (&quot;&amp;INDEX([$Parametri.A$6:$Parametri.D$37];MATCH(1;([$Parametri.C$6:$Parametri.C$37]=[.B9])*([$Parametri.D$6:$Parametri.D$37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Parametri.A$6:$Parametri.D$37];MATCH(1;([$Parametri.C$6:$Parametri.C$37]=[.B9])*([$Parametri.D$6:$Parametri.D$37]=[.C9]-10*INT([.C9]/10));0);2)&amp;&quot; (&quot;&amp;INDEX([$Parametri.A$6:$Parametri.D$37];MATCH(1;([$Parametri.C$6:$Parametri.C$37]=[.B9])*([$Parametri.D$6:$Parametri.D$37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47-56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Parametri.A$6:$Parametri.D$37];MATCH(1;([$Parametri.C$6:$Parametri.C$37]=[.B10])*([$Parametri.D$6:$Parametri.D$37]=INT([.C10]/10));0);2)&amp;&quot; (&quot;&amp;INDEX([$Parametri.A$6:$Parametri.D$37];MATCH(1;([$Parametri.C$6:$Parametri.C$37]=[.B10])*([$Parametri.D$6:$Parametri.D$37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Parametri.A$6:$Parametri.D$37];MATCH(1;([$Parametri.C$6:$Parametri.C$37]=[.B10])*([$Parametri.D$6:$Parametri.D$37]=[.C10]-10*INT([.C10]/10));0);2)&amp;&quot; (&quot;&amp;INDEX([$Parametri.A$6:$Parametri.D$37];MATCH(1;([$Parametri.C$6:$Parametri.C$37]=[.B10])*([$Parametri.D$6:$Parametri.D$37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76-94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Parametri.A$6:$Parametri.D$37];MATCH(1;([$Parametri.C$6:$Parametri.C$37]=[.B11])*([$Parametri.D$6:$Parametri.D$37]=INT([.C11]/10));0);2)&amp;&quot; (&quot;&amp;INDEX([$Parametri.A$6:$Parametri.D$37];MATCH(1;([$Parametri.C$6:$Parametri.C$37]=[.B11])*([$Parametri.D$6:$Parametri.D$37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Parametri.A$6:$Parametri.D$37];MATCH(1;([$Parametri.C$6:$Parametri.C$37]=[.B11])*([$Parametri.D$6:$Parametri.D$37]=[.C11]-10*INT([.C11]/10));0);2)&amp;&quot; (&quot;&amp;INDEX([$Parametri.A$6:$Parametri.D$37];MATCH(1;([$Parametri.C$6:$Parametri.C$37]=[.B11])*([$Parametri.D$6:$Parametri.D$37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72-97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Parametri.A$6:$Parametri.D$37];MATCH(1;([$Parametri.C$6:$Parametri.C$37]=[.B12])*([$Parametri.D$6:$Parametri.D$37]=INT([.C12]/10));0);2)&amp;&quot; (&quot;&amp;INDEX([$Parametri.A$6:$Parametri.D$37];MATCH(1;([$Parametri.C$6:$Parametri.C$37]=[.B12])*([$Parametri.D$6:$Parametri.D$37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Parametri.A$6:$Parametri.D$37];MATCH(1;([$Parametri.C$6:$Parametri.C$37]=[.B12])*([$Parametri.D$6:$Parametri.D$37]=[.C12]-10*INT([.C12]/10));0);2)&amp;&quot; (&quot;&amp;INDEX([$Parametri.A$6:$Parametri.D$37];MATCH(1;([$Parametri.C$6:$Parametri.C$37]=[.B12])*([$Parametri.D$6:$Parametri.D$37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45-68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Parametri.A$6:$Parametri.D$37];MATCH(1;([$Parametri.C$6:$Parametri.C$37]=[.B13])*([$Parametri.D$6:$Parametri.D$37]=INT([.C13]/10));0);2)&amp;&quot; (&quot;&amp;INDEX([$Parametri.A$6:$Parametri.D$37];MATCH(1;([$Parametri.C$6:$Parametri.C$37]=[.B13])*([$Parametri.D$6:$Parametri.D$37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Parametri.A$6:$Parametri.D$37];MATCH(1;([$Parametri.C$6:$Parametri.C$37]=[.B13])*([$Parametri.D$6:$Parametri.D$37]=[.C13]-10*INT([.C13]/10));0);2)&amp;&quot; (&quot;&amp;INDEX([$Parametri.A$6:$Parametri.D$37];MATCH(1;([$Parametri.C$6:$Parametri.C$37]=[.B13])*([$Parametri.D$6:$Parametri.D$37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367" office:value-type="string" calcext:value-type="string">
            <text:p>88-6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Parametri.A$6:$Parametri.D$37];MATCH(1;([$Parametri.C$6:$Parametri.C$37]=[.B14])*([$Parametri.D$6:$Parametri.D$37]=INT([.C14]/10));0);2)&amp;&quot; (&quot;&amp;INDEX([$Parametri.A$6:$Parametri.D$37];MATCH(1;([$Parametri.C$6:$Parametri.C$37]=[.B14])*([$Parametri.D$6:$Parametri.D$37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Parametri.A$6:$Parametri.D$37];MATCH(1;([$Parametri.C$6:$Parametri.C$37]=[.B14])*([$Parametri.D$6:$Parametri.D$37]=[.C14]-10*INT([.C14]/10));0);2)&amp;&quot; (&quot;&amp;INDEX([$Parametri.A$6:$Parametri.D$37];MATCH(1;([$Parametri.C$6:$Parametri.C$37]=[.B14])*([$Parametri.D$6:$Parametri.D$37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365" office:value-type="string" calcext:value-type="string">
            <text:p>31-100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Parametri.A$6:$Parametri.D$37];MATCH(1;([$Parametri.C$6:$Parametri.C$37]=[.B15])*([$Parametri.D$6:$Parametri.D$37]=INT([.C15]/10));0);2)&amp;&quot; (&quot;&amp;INDEX([$Parametri.A$6:$Parametri.D$37];MATCH(1;([$Parametri.C$6:$Parametri.C$37]=[.B15])*([$Parametri.D$6:$Parametri.D$37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Parametri.A$6:$Parametri.D$37];MATCH(1;([$Parametri.C$6:$Parametri.C$37]=[.B15])*([$Parametri.D$6:$Parametri.D$37]=[.C15]-10*INT([.C15]/10));0);2)&amp;&quot; (&quot;&amp;INDEX([$Parametri.A$6:$Parametri.D$37];MATCH(1;([$Parametri.C$6:$Parametri.C$37]=[.B15])*([$Parametri.D$6:$Parametri.D$37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66-95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Parametri.A$6:$Parametri.D$37];MATCH(1;([$Parametri.C$6:$Parametri.C$37]=[.B16])*([$Parametri.D$6:$Parametri.D$37]=INT([.C16]/10));0);2)&amp;&quot; (&quot;&amp;INDEX([$Parametri.A$6:$Parametri.D$37];MATCH(1;([$Parametri.C$6:$Parametri.C$37]=[.B16])*([$Parametri.D$6:$Parametri.D$37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Parametri.A$6:$Parametri.D$37];MATCH(1;([$Parametri.C$6:$Parametri.C$37]=[.B16])*([$Parametri.D$6:$Parametri.D$37]=[.C16]-10*INT([.C16]/10));0);2)&amp;&quot; (&quot;&amp;INDEX([$Parametri.A$6:$Parametri.D$37];MATCH(1;([$Parametri.C$6:$Parametri.C$37]=[.B16])*([$Parametri.D$6:$Parametri.D$37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57-42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Parametri.A$6:$Parametri.D$37];MATCH(1;([$Parametri.C$6:$Parametri.C$37]=[.B17])*([$Parametri.D$6:$Parametri.D$37]=INT([.C17]/10));0);2)&amp;&quot; (&quot;&amp;INDEX([$Parametri.A$6:$Parametri.D$37];MATCH(1;([$Parametri.C$6:$Parametri.C$37]=[.B17])*([$Parametri.D$6:$Parametri.D$37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Parametri.A$6:$Parametri.D$37];MATCH(1;([$Parametri.C$6:$Parametri.C$37]=[.B17])*([$Parametri.D$6:$Parametri.D$37]=[.C17]-10*INT([.C17]/10));0);2)&amp;&quot; (&quot;&amp;INDEX([$Parametri.A$6:$Parametri.D$37];MATCH(1;([$Parametri.C$6:$Parametri.C$37]=[.B17])*([$Parametri.D$6:$Parametri.D$37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98-89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Parametri.A$6:$Parametri.D$37];MATCH(1;([$Parametri.C$6:$Parametri.C$37]=[.B18])*([$Parametri.D$6:$Parametri.D$37]=INT([.C18]/10));0);2)&amp;&quot; (&quot;&amp;INDEX([$Parametri.A$6:$Parametri.D$37];MATCH(1;([$Parametri.C$6:$Parametri.C$37]=[.B18])*([$Parametri.D$6:$Parametri.D$37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Parametri.A$6:$Parametri.D$37];MATCH(1;([$Parametri.C$6:$Parametri.C$37]=[.B18])*([$Parametri.D$6:$Parametri.D$37]=[.C18]-10*INT([.C18]/10));0);2)&amp;&quot; (&quot;&amp;INDEX([$Parametri.A$6:$Parametri.D$37];MATCH(1;([$Parametri.C$6:$Parametri.C$37]=[.B18])*([$Parametri.D$6:$Parametri.D$37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60-34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Parametri.A$6:$Parametri.D$37];MATCH(1;([$Parametri.C$6:$Parametri.C$37]=[.B19])*([$Parametri.D$6:$Parametri.D$37]=INT([.C19]/10));0);2)&amp;&quot; (&quot;&amp;INDEX([$Parametri.A$6:$Parametri.D$37];MATCH(1;([$Parametri.C$6:$Parametri.C$37]=[.B19])*([$Parametri.D$6:$Parametri.D$37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Parametri.A$6:$Parametri.D$37];MATCH(1;([$Parametri.C$6:$Parametri.C$37]=[.B19])*([$Parametri.D$6:$Parametri.D$37]=[.C19]-10*INT([.C19]/10));0);2)&amp;&quot; (&quot;&amp;INDEX([$Parametri.A$6:$Parametri.D$37];MATCH(1;([$Parametri.C$6:$Parametri.C$37]=[.B19])*([$Parametri.D$6:$Parametri.D$37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367" office:value-type="string" calcext:value-type="string">
            <text:p>96-25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Parametri.A$6:$Parametri.D$37];MATCH(1;([$Parametri.C$6:$Parametri.C$37]=[.B20])*([$Parametri.D$6:$Parametri.D$37]=INT([.C20]/10));0);2)&amp;&quot; (&quot;&amp;INDEX([$Parametri.A$6:$Parametri.D$37];MATCH(1;([$Parametri.C$6:$Parametri.C$37]=[.B20])*([$Parametri.D$6:$Parametri.D$37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Parametri.A$6:$Parametri.D$37];MATCH(1;([$Parametri.C$6:$Parametri.C$37]=[.B20])*([$Parametri.D$6:$Parametri.D$37]=[.C20]-10*INT([.C20]/10));0);2)&amp;&quot; (&quot;&amp;INDEX([$Parametri.A$6:$Parametri.D$37];MATCH(1;([$Parametri.C$6:$Parametri.C$37]=[.B20])*([$Parametri.D$6:$Parametri.D$37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365" office:value-type="string" calcext:value-type="string">
            <text:p>96-68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Parametri.A$6:$Parametri.D$37];MATCH(1;([$Parametri.C$6:$Parametri.C$37]=[.B21])*([$Parametri.D$6:$Parametri.D$37]=INT([.C21]/10));0);2)&amp;&quot; (&quot;&amp;INDEX([$Parametri.A$6:$Parametri.D$37];MATCH(1;([$Parametri.C$6:$Parametri.C$37]=[.B21])*([$Parametri.D$6:$Parametri.D$37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Parametri.A$6:$Parametri.D$37];MATCH(1;([$Parametri.C$6:$Parametri.C$37]=[.B21])*([$Parametri.D$6:$Parametri.D$37]=[.C21]-10*INT([.C21]/10));0);2)&amp;&quot; (&quot;&amp;INDEX([$Parametri.A$6:$Parametri.D$37];MATCH(1;([$Parametri.C$6:$Parametri.C$37]=[.B21])*([$Parametri.D$6:$Parametri.D$37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21-29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Parametri.A$6:$Parametri.D$37];MATCH(1;([$Parametri.C$6:$Parametri.C$37]=[.B22])*([$Parametri.D$6:$Parametri.D$37]=INT([.C22]/10));0);2)&amp;&quot; (&quot;&amp;INDEX([$Parametri.A$6:$Parametri.D$37];MATCH(1;([$Parametri.C$6:$Parametri.C$37]=[.B22])*([$Parametri.D$6:$Parametri.D$37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Parametri.A$6:$Parametri.D$37];MATCH(1;([$Parametri.C$6:$Parametri.C$37]=[.B22])*([$Parametri.D$6:$Parametri.D$37]=[.C22]-10*INT([.C22]/10));0);2)&amp;&quot; (&quot;&amp;INDEX([$Parametri.A$6:$Parametri.D$37];MATCH(1;([$Parametri.C$6:$Parametri.C$37]=[.B22])*([$Parametri.D$6:$Parametri.D$37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54-64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Parametri.A$6:$Parametri.D$37];MATCH(1;([$Parametri.C$6:$Parametri.C$37]=[.B23])*([$Parametri.D$6:$Parametri.D$37]=INT([.C23]/10));0);2)&amp;&quot; (&quot;&amp;INDEX([$Parametri.A$6:$Parametri.D$37];MATCH(1;([$Parametri.C$6:$Parametri.C$37]=[.B23])*([$Parametri.D$6:$Parametri.D$37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Parametri.A$6:$Parametri.D$37];MATCH(1;([$Parametri.C$6:$Parametri.C$37]=[.B23])*([$Parametri.D$6:$Parametri.D$37]=[.C23]-10*INT([.C23]/10));0);2)&amp;&quot; (&quot;&amp;INDEX([$Parametri.A$6:$Parametri.D$37];MATCH(1;([$Parametri.C$6:$Parametri.C$37]=[.B23])*([$Parametri.D$6:$Parametri.D$37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67-53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Parametri.A$6:$Parametri.D$37];MATCH(1;([$Parametri.C$6:$Parametri.C$37]=[.B24])*([$Parametri.D$6:$Parametri.D$37]=INT([.C24]/10));0);2)&amp;&quot; (&quot;&amp;INDEX([$Parametri.A$6:$Parametri.D$37];MATCH(1;([$Parametri.C$6:$Parametri.C$37]=[.B24])*([$Parametri.D$6:$Parametri.D$37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Parametri.A$6:$Parametri.D$37];MATCH(1;([$Parametri.C$6:$Parametri.C$37]=[.B24])*([$Parametri.D$6:$Parametri.D$37]=[.C24]-10*INT([.C24]/10));0);2)&amp;&quot; (&quot;&amp;INDEX([$Parametri.A$6:$Parametri.D$37];MATCH(1;([$Parametri.C$6:$Parametri.C$37]=[.B24])*([$Parametri.D$6:$Parametri.D$37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83-57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Parametri.A$6:$Parametri.D$37];MATCH(1;([$Parametri.C$6:$Parametri.C$37]=[.B25])*([$Parametri.D$6:$Parametri.D$37]=INT([.C25]/10));0);2)&amp;&quot; (&quot;&amp;INDEX([$Parametri.A$6:$Parametri.D$37];MATCH(1;([$Parametri.C$6:$Parametri.C$37]=[.B25])*([$Parametri.D$6:$Parametri.D$37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Parametri.A$6:$Parametri.D$37];MATCH(1;([$Parametri.C$6:$Parametri.C$37]=[.B25])*([$Parametri.D$6:$Parametri.D$37]=[.C25]-10*INT([.C25]/10));0);2)&amp;&quot; (&quot;&amp;INDEX([$Parametri.A$6:$Parametri.D$37];MATCH(1;([$Parametri.C$6:$Parametri.C$37]=[.B25])*([$Parametri.D$6:$Parametri.D$37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367" office:value-type="string" calcext:value-type="string">
            <text:p>72-52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Parametri.A$6:$Parametri.D$37];MATCH(1;([$Parametri.C$6:$Parametri.C$37]=[.B26])*([$Parametri.D$6:$Parametri.D$37]=INT([.C26]/10));0);2)&amp;&quot; (&quot;&amp;INDEX([$Parametri.A$6:$Parametri.D$37];MATCH(1;([$Parametri.C$6:$Parametri.C$37]=[.B26])*([$Parametri.D$6:$Parametri.D$37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Parametri.A$6:$Parametri.D$37];MATCH(1;([$Parametri.C$6:$Parametri.C$37]=[.B26])*([$Parametri.D$6:$Parametri.D$37]=[.C26]-10*INT([.C26]/10));0);2)&amp;&quot; (&quot;&amp;INDEX([$Parametri.A$6:$Parametri.D$37];MATCH(1;([$Parametri.C$6:$Parametri.C$37]=[.B26])*([$Parametri.D$6:$Parametri.D$37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365" office:value-type="string" calcext:value-type="string">
            <text:p>86-97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Parametri.A$6:$Parametri.D$37];MATCH(1;([$Parametri.C$6:$Parametri.C$37]=[.B27])*([$Parametri.D$6:$Parametri.D$37]=INT([.C27]/10));0);2)&amp;&quot; (&quot;&amp;INDEX([$Parametri.A$6:$Parametri.D$37];MATCH(1;([$Parametri.C$6:$Parametri.C$37]=[.B27])*([$Parametri.D$6:$Parametri.D$37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Parametri.A$6:$Parametri.D$37];MATCH(1;([$Parametri.C$6:$Parametri.C$37]=[.B27])*([$Parametri.D$6:$Parametri.D$37]=[.C27]-10*INT([.C27]/10));0);2)&amp;&quot; (&quot;&amp;INDEX([$Parametri.A$6:$Parametri.D$37];MATCH(1;([$Parametri.C$6:$Parametri.C$37]=[.B27])*([$Parametri.D$6:$Parametri.D$37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20-0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Parametri.A$6:$Parametri.D$37];MATCH(1;([$Parametri.C$6:$Parametri.C$37]=[.B28])*([$Parametri.D$6:$Parametri.D$37]=INT([.C28]/10));0);2)&amp;&quot; (&quot;&amp;INDEX([$Parametri.A$6:$Parametri.D$37];MATCH(1;([$Parametri.C$6:$Parametri.C$37]=[.B28])*([$Parametri.D$6:$Parametri.D$37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Parametri.A$6:$Parametri.D$37];MATCH(1;([$Parametri.C$6:$Parametri.C$37]=[.B28])*([$Parametri.D$6:$Parametri.D$37]=[.C28]-10*INT([.C28]/10));0);2)&amp;&quot; (&quot;&amp;INDEX([$Parametri.A$6:$Parametri.D$37];MATCH(1;([$Parametri.C$6:$Parametri.C$37]=[.B28])*([$Parametri.D$6:$Parametri.D$37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42-82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Parametri.A$6:$Parametri.D$37];MATCH(1;([$Parametri.C$6:$Parametri.C$37]=[.B29])*([$Parametri.D$6:$Parametri.D$37]=INT([.C29]/10));0);2)&amp;&quot; (&quot;&amp;INDEX([$Parametri.A$6:$Parametri.D$37];MATCH(1;([$Parametri.C$6:$Parametri.C$37]=[.B29])*([$Parametri.D$6:$Parametri.D$37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Parametri.A$6:$Parametri.D$37];MATCH(1;([$Parametri.C$6:$Parametri.C$37]=[.B29])*([$Parametri.D$6:$Parametri.D$37]=[.C29]-10*INT([.C29]/10));0);2)&amp;&quot; (&quot;&amp;INDEX([$Parametri.A$6:$Parametri.D$37];MATCH(1;([$Parametri.C$6:$Parametri.C$37]=[.B29])*([$Parametri.D$6:$Parametri.D$37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66-49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Parametri.A$6:$Parametri.D$37];MATCH(1;([$Parametri.C$6:$Parametri.C$37]=[.B30])*([$Parametri.D$6:$Parametri.D$37]=INT([.C30]/10));0);2)&amp;&quot; (&quot;&amp;INDEX([$Parametri.A$6:$Parametri.D$37];MATCH(1;([$Parametri.C$6:$Parametri.C$37]=[.B30])*([$Parametri.D$6:$Parametri.D$37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Parametri.A$6:$Parametri.D$37];MATCH(1;([$Parametri.C$6:$Parametri.C$37]=[.B30])*([$Parametri.D$6:$Parametri.D$37]=[.C30]-10*INT([.C30]/10));0);2)&amp;&quot; (&quot;&amp;INDEX([$Parametri.A$6:$Parametri.D$37];MATCH(1;([$Parametri.C$6:$Parametri.C$37]=[.B30])*([$Parametri.D$6:$Parametri.D$37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0-20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Parametri.A$6:$Parametri.D$37];MATCH(1;([$Parametri.C$6:$Parametri.C$37]=[.B31])*([$Parametri.D$6:$Parametri.D$37]=INT([.C31]/10));0);2)&amp;&quot; (&quot;&amp;INDEX([$Parametri.A$6:$Parametri.D$37];MATCH(1;([$Parametri.C$6:$Parametri.C$37]=[.B31])*([$Parametri.D$6:$Parametri.D$37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Parametri.A$6:$Parametri.D$37];MATCH(1;([$Parametri.C$6:$Parametri.C$37]=[.B31])*([$Parametri.D$6:$Parametri.D$37]=[.C31]-10*INT([.C31]/10));0);2)&amp;&quot; (&quot;&amp;INDEX([$Parametri.A$6:$Parametri.D$37];MATCH(1;([$Parametri.C$6:$Parametri.C$37]=[.B31])*([$Parametri.D$6:$Parametri.D$37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367" office:value-type="string" calcext:value-type="string">
            <text:p>0-20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Parametri.A$6:$Parametri.D$37];MATCH(1;([$Parametri.C$6:$Parametri.C$37]=[.B32])*([$Parametri.D$6:$Parametri.D$37]=INT([.C32]/10));0);2)&amp;&quot; (&quot;&amp;INDEX([$Parametri.A$6:$Parametri.D$37];MATCH(1;([$Parametri.C$6:$Parametri.C$37]=[.B32])*([$Parametri.D$6:$Parametri.D$37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Parametri.A$6:$Parametri.D$37];MATCH(1;([$Parametri.C$6:$Parametri.C$37]=[.B32])*([$Parametri.D$6:$Parametri.D$37]=[.C32]-10*INT([.C32]/10));0);2)&amp;&quot; (&quot;&amp;INDEX([$Parametri.A$6:$Parametri.D$37];MATCH(1;([$Parametri.C$6:$Parametri.C$37]=[.B32])*([$Parametri.D$6:$Parametri.D$37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365" office:value-type="string" calcext:value-type="string">
            <text:p>61-41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Parametri.A$6:$Parametri.D$37];MATCH(1;([$Parametri.C$6:$Parametri.C$37]=[.B33])*([$Parametri.D$6:$Parametri.D$37]=INT([.C33]/10));0);2)&amp;&quot; (&quot;&amp;INDEX([$Parametri.A$6:$Parametri.D$37];MATCH(1;([$Parametri.C$6:$Parametri.C$37]=[.B33])*([$Parametri.D$6:$Parametri.D$37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Parametri.A$6:$Parametri.D$37];MATCH(1;([$Parametri.C$6:$Parametri.C$37]=[.B33])*([$Parametri.D$6:$Parametri.D$37]=[.C33]-10*INT([.C33]/10));0);2)&amp;&quot; (&quot;&amp;INDEX([$Parametri.A$6:$Parametri.D$37];MATCH(1;([$Parametri.C$6:$Parametri.C$37]=[.B33])*([$Parametri.D$6:$Parametri.D$37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64-24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Parametri.A$6:$Parametri.D$37];MATCH(1;([$Parametri.C$6:$Parametri.C$37]=[.B34])*([$Parametri.D$6:$Parametri.D$37]=INT([.C34]/10));0);2)&amp;&quot; (&quot;&amp;INDEX([$Parametri.A$6:$Parametri.D$37];MATCH(1;([$Parametri.C$6:$Parametri.C$37]=[.B34])*([$Parametri.D$6:$Parametri.D$37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Parametri.A$6:$Parametri.D$37];MATCH(1;([$Parametri.C$6:$Parametri.C$37]=[.B34])*([$Parametri.D$6:$Parametri.D$37]=[.C34]-10*INT([.C34]/10));0);2)&amp;&quot; (&quot;&amp;INDEX([$Parametri.A$6:$Parametri.D$37];MATCH(1;([$Parametri.C$6:$Parametri.C$37]=[.B34])*([$Parametri.D$6:$Parametri.D$37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24-23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Parametri.A$6:$Parametri.D$37];MATCH(1;([$Parametri.C$6:$Parametri.C$37]=[.B35])*([$Parametri.D$6:$Parametri.D$37]=INT([.C35]/10));0);2)&amp;&quot; (&quot;&amp;INDEX([$Parametri.A$6:$Parametri.D$37];MATCH(1;([$Parametri.C$6:$Parametri.C$37]=[.B35])*([$Parametri.D$6:$Parametri.D$37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Parametri.A$6:$Parametri.D$37];MATCH(1;([$Parametri.C$6:$Parametri.C$37]=[.B35])*([$Parametri.D$6:$Parametri.D$37]=[.C35]-10*INT([.C35]/10));0);2)&amp;&quot; (&quot;&amp;INDEX([$Parametri.A$6:$Parametri.D$37];MATCH(1;([$Parametri.C$6:$Parametri.C$37]=[.B35])*([$Parametri.D$6:$Parametri.D$37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94-38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Parametri.A$6:$Parametri.D$37];MATCH(1;([$Parametri.C$6:$Parametri.C$37]=[.B36])*([$Parametri.D$6:$Parametri.D$37]=INT([.C36]/10));0);2)&amp;&quot; (&quot;&amp;INDEX([$Parametri.A$6:$Parametri.D$37];MATCH(1;([$Parametri.C$6:$Parametri.C$37]=[.B36])*([$Parametri.D$6:$Parametri.D$37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Parametri.A$6:$Parametri.D$37];MATCH(1;([$Parametri.C$6:$Parametri.C$37]=[.B36])*([$Parametri.D$6:$Parametri.D$37]=[.C36]-10*INT([.C36]/10));0);2)&amp;&quot; (&quot;&amp;INDEX([$Parametri.A$6:$Parametri.D$37];MATCH(1;([$Parametri.C$6:$Parametri.C$37]=[.B36])*([$Parametri.D$6:$Parametri.D$37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41-35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Parametri.A$6:$Parametri.D$37];MATCH(1;([$Parametri.C$6:$Parametri.C$37]=[.B37])*([$Parametri.D$6:$Parametri.D$37]=INT([.C37]/10));0);2)&amp;&quot; (&quot;&amp;INDEX([$Parametri.A$6:$Parametri.D$37];MATCH(1;([$Parametri.C$6:$Parametri.C$37]=[.B37])*([$Parametri.D$6:$Parametri.D$37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Parametri.A$6:$Parametri.D$37];MATCH(1;([$Parametri.C$6:$Parametri.C$37]=[.B37])*([$Parametri.D$6:$Parametri.D$37]=[.C37]-10*INT([.C37]/10));0);2)&amp;&quot; (&quot;&amp;INDEX([$Parametri.A$6:$Parametri.D$37];MATCH(1;([$Parametri.C$6:$Parametri.C$37]=[.B37])*([$Parametri.D$6:$Parametri.D$37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367" office:value-type="string" calcext:value-type="string">
            <text:p>72-46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Parametri.A$6:$Parametri.D$37];MATCH(1;([$Parametri.C$6:$Parametri.C$37]=[.B38])*([$Parametri.D$6:$Parametri.D$37]=INT([.C38]/10));0);2)&amp;&quot; (&quot;&amp;INDEX([$Parametri.A$6:$Parametri.D$37];MATCH(1;([$Parametri.C$6:$Parametri.C$37]=[.B38])*([$Parametri.D$6:$Parametri.D$37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Parametri.A$6:$Parametri.D$37];MATCH(1;([$Parametri.C$6:$Parametri.C$37]=[.B38])*([$Parametri.D$6:$Parametri.D$37]=[.C38]-10*INT([.C38]/10));0);2)&amp;&quot; (&quot;&amp;INDEX([$Parametri.A$6:$Parametri.D$37];MATCH(1;([$Parametri.C$6:$Parametri.C$37]=[.B38])*([$Parametri.D$6:$Parametri.D$37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365" office:value-type="string" calcext:value-type="string">
            <text:p>57-55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Parametri.A$6:$Parametri.D$37];MATCH(1;([$Parametri.C$6:$Parametri.C$37]=[.B39])*([$Parametri.D$6:$Parametri.D$37]=INT([.C39]/10));0);2)&amp;&quot; (&quot;&amp;INDEX([$Parametri.A$6:$Parametri.D$37];MATCH(1;([$Parametri.C$6:$Parametri.C$37]=[.B39])*([$Parametri.D$6:$Parametri.D$37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Parametri.A$6:$Parametri.D$37];MATCH(1;([$Parametri.C$6:$Parametri.C$37]=[.B39])*([$Parametri.D$6:$Parametri.D$37]=[.C39]-10*INT([.C39]/10));0);2)&amp;&quot; (&quot;&amp;INDEX([$Parametri.A$6:$Parametri.D$37];MATCH(1;([$Parametri.C$6:$Parametri.C$37]=[.B39])*([$Parametri.D$6:$Parametri.D$37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48-36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Parametri.A$6:$Parametri.D$37];MATCH(1;([$Parametri.C$6:$Parametri.C$37]=[.B40])*([$Parametri.D$6:$Parametri.D$37]=INT([.C40]/10));0);2)&amp;&quot; (&quot;&amp;INDEX([$Parametri.A$6:$Parametri.D$37];MATCH(1;([$Parametri.C$6:$Parametri.C$37]=[.B40])*([$Parametri.D$6:$Parametri.D$37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Parametri.A$6:$Parametri.D$37];MATCH(1;([$Parametri.C$6:$Parametri.C$37]=[.B40])*([$Parametri.D$6:$Parametri.D$37]=[.C40]-10*INT([.C40]/10));0);2)&amp;&quot; (&quot;&amp;INDEX([$Parametri.A$6:$Parametri.D$37];MATCH(1;([$Parametri.C$6:$Parametri.C$37]=[.B40])*([$Parametri.D$6:$Parametri.D$37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32-31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Parametri.A$6:$Parametri.D$37];MATCH(1;([$Parametri.C$6:$Parametri.C$37]=[.B41])*([$Parametri.D$6:$Parametri.D$37]=INT([.C41]/10));0);2)&amp;&quot; (&quot;&amp;INDEX([$Parametri.A$6:$Parametri.D$37];MATCH(1;([$Parametri.C$6:$Parametri.C$37]=[.B41])*([$Parametri.D$6:$Parametri.D$37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Parametri.A$6:$Parametri.D$37];MATCH(1;([$Parametri.C$6:$Parametri.C$37]=[.B41])*([$Parametri.D$6:$Parametri.D$37]=[.C41]-10*INT([.C41]/10));0);2)&amp;&quot; (&quot;&amp;INDEX([$Parametri.A$6:$Parametri.D$37];MATCH(1;([$Parametri.C$6:$Parametri.C$37]=[.B41])*([$Parametri.D$6:$Parametri.D$37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56-58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Parametri.A$6:$Parametri.D$37];MATCH(1;([$Parametri.C$6:$Parametri.C$37]=[.B42])*([$Parametri.D$6:$Parametri.D$37]=INT([.C42]/10));0);2)&amp;&quot; (&quot;&amp;INDEX([$Parametri.A$6:$Parametri.D$37];MATCH(1;([$Parametri.C$6:$Parametri.C$37]=[.B42])*([$Parametri.D$6:$Parametri.D$37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Parametri.A$6:$Parametri.D$37];MATCH(1;([$Parametri.C$6:$Parametri.C$37]=[.B42])*([$Parametri.D$6:$Parametri.D$37]=[.C42]-10*INT([.C42]/10));0);2)&amp;&quot; (&quot;&amp;INDEX([$Parametri.A$6:$Parametri.D$37];MATCH(1;([$Parametri.C$6:$Parametri.C$37]=[.B42])*([$Parametri.D$6:$Parametri.D$37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50-64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Parametri.A$6:$Parametri.D$37];MATCH(1;([$Parametri.C$6:$Parametri.C$37]=[.B43])*([$Parametri.D$6:$Parametri.D$37]=INT([.C43]/10));0);2)&amp;&quot; (&quot;&amp;INDEX([$Parametri.A$6:$Parametri.D$37];MATCH(1;([$Parametri.C$6:$Parametri.C$37]=[.B43])*([$Parametri.D$6:$Parametri.D$37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Parametri.A$6:$Parametri.D$37];MATCH(1;([$Parametri.C$6:$Parametri.C$37]=[.B43])*([$Parametri.D$6:$Parametri.D$37]=[.C43]-10*INT([.C43]/10));0);2)&amp;&quot; (&quot;&amp;INDEX([$Parametri.A$6:$Parametri.D$37];MATCH(1;([$Parametri.C$6:$Parametri.C$37]=[.B43])*([$Parametri.D$6:$Parametri.D$37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367" office:value-type="string" calcext:value-type="string">
            <text:p>49-88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Parametri.A$6:$Parametri.D$37];MATCH(1;([$Parametri.C$6:$Parametri.C$37]=[.B44])*([$Parametri.D$6:$Parametri.D$37]=INT([.C44]/10));0);2)&amp;&quot; (&quot;&amp;INDEX([$Parametri.A$6:$Parametri.D$37];MATCH(1;([$Parametri.C$6:$Parametri.C$37]=[.B44])*([$Parametri.D$6:$Parametri.D$37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Parametri.A$6:$Parametri.D$37];MATCH(1;([$Parametri.C$6:$Parametri.C$37]=[.B44])*([$Parametri.D$6:$Parametri.D$37]=[.C44]-10*INT([.C44]/10));0);2)&amp;&quot; (&quot;&amp;INDEX([$Parametri.A$6:$Parametri.D$37];MATCH(1;([$Parametri.C$6:$Parametri.C$37]=[.B44])*([$Parametri.D$6:$Parametri.D$37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365" office:value-type="string" calcext:value-type="string">
            <text:p>28-93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Parametri.A$6:$Parametri.D$37];MATCH(1;([$Parametri.C$6:$Parametri.C$37]=[.B45])*([$Parametri.D$6:$Parametri.D$37]=INT([.C45]/10));0);2)&amp;&quot; (&quot;&amp;INDEX([$Parametri.A$6:$Parametri.D$37];MATCH(1;([$Parametri.C$6:$Parametri.C$37]=[.B45])*([$Parametri.D$6:$Parametri.D$37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Parametri.A$6:$Parametri.D$37];MATCH(1;([$Parametri.C$6:$Parametri.C$37]=[.B45])*([$Parametri.D$6:$Parametri.D$37]=[.C45]-10*INT([.C45]/10));0);2)&amp;&quot; (&quot;&amp;INDEX([$Parametri.A$6:$Parametri.D$37];MATCH(1;([$Parametri.C$6:$Parametri.C$37]=[.B45])*([$Parametri.D$6:$Parametri.D$37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75-49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Parametri.A$6:$Parametri.D$37];MATCH(1;([$Parametri.C$6:$Parametri.C$37]=[.B46])*([$Parametri.D$6:$Parametri.D$37]=INT([.C46]/10));0);2)&amp;&quot; (&quot;&amp;INDEX([$Parametri.A$6:$Parametri.D$37];MATCH(1;([$Parametri.C$6:$Parametri.C$37]=[.B46])*([$Parametri.D$6:$Parametri.D$37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Parametri.A$6:$Parametri.D$37];MATCH(1;([$Parametri.C$6:$Parametri.C$37]=[.B46])*([$Parametri.D$6:$Parametri.D$37]=[.C46]-10*INT([.C46]/10));0);2)&amp;&quot; (&quot;&amp;INDEX([$Parametri.A$6:$Parametri.D$37];MATCH(1;([$Parametri.C$6:$Parametri.C$37]=[.B46])*([$Parametri.D$6:$Parametri.D$37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6-73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Parametri.A$6:$Parametri.D$37];MATCH(1;([$Parametri.C$6:$Parametri.C$37]=[.B47])*([$Parametri.D$6:$Parametri.D$37]=INT([.C47]/10));0);2)&amp;&quot; (&quot;&amp;INDEX([$Parametri.A$6:$Parametri.D$37];MATCH(1;([$Parametri.C$6:$Parametri.C$37]=[.B47])*([$Parametri.D$6:$Parametri.D$37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Parametri.A$6:$Parametri.D$37];MATCH(1;([$Parametri.C$6:$Parametri.C$37]=[.B47])*([$Parametri.D$6:$Parametri.D$37]=[.C47]-10*INT([.C47]/10));0);2)&amp;&quot; (&quot;&amp;INDEX([$Parametri.A$6:$Parametri.D$37];MATCH(1;([$Parametri.C$6:$Parametri.C$37]=[.B47])*([$Parametri.D$6:$Parametri.D$37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39-81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Parametri.A$6:$Parametri.D$37];MATCH(1;([$Parametri.C$6:$Parametri.C$37]=[.B48])*([$Parametri.D$6:$Parametri.D$37]=INT([.C48]/10));0);2)&amp;&quot; (&quot;&amp;INDEX([$Parametri.A$6:$Parametri.D$37];MATCH(1;([$Parametri.C$6:$Parametri.C$37]=[.B48])*([$Parametri.D$6:$Parametri.D$37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Parametri.A$6:$Parametri.D$37];MATCH(1;([$Parametri.C$6:$Parametri.C$37]=[.B48])*([$Parametri.D$6:$Parametri.D$37]=[.C48]-10*INT([.C48]/10));0);2)&amp;&quot; (&quot;&amp;INDEX([$Parametri.A$6:$Parametri.D$37];MATCH(1;([$Parametri.C$6:$Parametri.C$37]=[.B48])*([$Parametri.D$6:$Parametri.D$37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2-74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Parametri.A$6:$Parametri.D$37];MATCH(1;([$Parametri.C$6:$Parametri.C$37]=[.B49])*([$Parametri.D$6:$Parametri.D$37]=INT([.C49]/10));0);2)&amp;&quot; (&quot;&amp;INDEX([$Parametri.A$6:$Parametri.D$37];MATCH(1;([$Parametri.C$6:$Parametri.C$37]=[.B49])*([$Parametri.D$6:$Parametri.D$37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Parametri.A$6:$Parametri.D$37];MATCH(1;([$Parametri.C$6:$Parametri.C$37]=[.B49])*([$Parametri.D$6:$Parametri.D$37]=[.C49]-10*INT([.C49]/10));0);2)&amp;&quot; (&quot;&amp;INDEX([$Parametri.A$6:$Parametri.D$37];MATCH(1;([$Parametri.C$6:$Parametri.C$37]=[.B49])*([$Parametri.D$6:$Parametri.D$37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367" office:value-type="string" calcext:value-type="string">
            <text:p>55-69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artite Gironi'.E1:'Partite Gironi'.L1 'Partite Gironi'.R1:'Partite Gironi'.S1">
            <calcext:condition calcext:apply-style-name="ConditionalStyle_207" calcext:value="formula-is(#REF!=&quot;Black and White&quot;)" calcext:base-cell-address="'Partite Gironi'.E1"/>
          </calcext:conditional-format>
          <calcext:conditional-format calcext:target-range-address="'Partite Gironi'.M1:'Partite Gironi'.N1 'Partite Gironi'.A1:'Partite Gironi'.A1">
            <calcext:condition calcext:apply-style-name="ConditionalStyle_163" calcext:value="formula-is(#REF!=&quot;Black and White&quot;)" calcext:base-cell-address="'Partite Gironi'.A1"/>
          </calcext:conditional-format>
          <calcext:conditional-format calcext:target-range-address="'Partite Gironi'.B1:'Partite Gironi'.D1 'Partite Gironi'.O1:'Partite Gironi'.Q1">
            <calcext:condition calcext:apply-style-name="ConditionalStyle_173" calcext:value="formula-is(#REF!=&quot;Black and White&quot;)" calcext:base-cell-address="'Partite Gironi'.B1"/>
          </calcext:conditional-format>
          <calcext:conditional-format calcext:target-range-address="'Partite Gironi'.C2:'Partite Gironi'.F49">
            <calcext:condition calcext:apply-style-name="ConditionalStyle_182" calcext:value="formula-is([.$E$2]=&quot;Black and White&quot;)" calcext:base-cell-address="'Partite Gironi'.C2"/>
          </calcext:conditional-format>
          <calcext:conditional-format calcext:target-range-address="'Partite Gironi'.H2:'Partite Gironi'.S49">
            <calcext:condition calcext:apply-style-name="ConditionalStyle_150" calcext:value="formula-is([.$E$2]=&quot;Black and White&quot;)" calcext:base-cell-address="'Partite Gironi'.H2"/>
          </calcext:conditional-format>
          <calcext:conditional-format calcext:target-range-address="'Partite Gironi'.G2:'Partite Gironi'.G49">
            <calcext:condition calcext:apply-style-name="ConditionalStyle_202" calcext:value="formula-is(IF(AND(#REF!&gt;#REF!;ISNUMBER(#REF!);ISNUMBER(#REF!));1;0))" calcext:base-cell-address="'Partite Gironi'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7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1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number-columns-repeated="3" table:default-cell-style-name="ce29"/>
        <table:table-column table:style-name="co25" table:number-columns-repeated="4" table:default-cell-style-name="ce29"/>
        <table:table-column table:style-name="co5" table:number-columns-repeated="45" table:default-cell-style-name="ce29"/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 Tot.</text:p>
          </table:table-cell>
          <table:table-cell table:style-name="ce147" office:value-type="string" calcext:value-type="string">
            <text:p>P.Gara Subiti Tot.</text:p>
          </table:table-cell>
          <table:table-cell table:style-name="ce147" office:value-type="string" calcext:value-type="string">
            <text:p>Diff.P.Gara Tot.</text:p>
          </table:table-cell>
          <table:table-cell table:style-name="ce147" office:value-type="string" calcext:value-type="string">
            <text:p>P.Gara Fatti SD1</text:p>
          </table:table-cell>
          <table:table-cell table:style-name="ce147" office:value-type="string" calcext:value-type="string">
            <text:p>P.Gara Fatti SD2</text:p>
          </table:table-cell>
          <table:table-cell table:style-name="ce147" office:value-type="string" calcext:value-type="string">
            <text:p>P.Gara Fatti SD3</text:p>
          </table:table-cell>
          <table:table-cell table:style-name="ce147" office:value-type="string" calcext:value-type="string">
            <text:p>Diff.P.Gara SD1</text:p>
          </table:table-cell>
          <table:table-cell table:style-name="ce147" office:value-type="string" calcext:value-type="string">
            <text:p>Diff.P.Gara SD2</text:p>
          </table:table-cell>
          <table:table-cell table:style-name="ce147" office:value-type="string" calcext:value-type="string">
            <text:p>Diff.P.Gara SD3</text:p>
          </table:table-cell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Parametri.A$6:$Parametri.D$37];MATCH(1;([$Parametri.C$6:$Parametri.C$37]=[.$B2])*([$Parametri.D$6:$Parametri.D$37]=[.$C2]);0);2)&amp;&quot; (&quot;&amp;INDEX([$Parametri.A$6:$Parametri.D$37];MATCH(1;([$Parametri.C$6:$Parametri.C$37]=[.$B2])*([$Parametri.D$6:$Parametri.D$37]=[.$C2]);0);1)&amp;&quot;)&quot;;&quot;DA SISTEMARE&quot;)" office:value-type="string" office:string-value="Leoni (1)" calcext:value-type="string">
            <text:p>Leoni (1)</text:p>
          </table:table-cell>
          <table:table-cell table:style-name="ce148" table:formula="of:=[.F2]+[.G2]+[.H2]" office:value-type="float" office:value="3" calcext:value-type="float">
            <text:p>3</text:p>
          </table:table-cell>
          <table:table-cell table:style-name="ce148" table:formula="of:=SUMIF([$'Partite Gironi'.$D$2:$'Partite Gironi'.$D$49];[.D2];[$'Partite Gironi'.$H$2:$'Partite Gironi'.$H$49])+SUMIF([$'Partite Gironi'.$F$2:$'Partite Gironi'.$F$49];[.D2];[$'Partite Gironi'.$N$2:$'Partite Gironi'.$N$49])" office:value-type="float" office:value="2" calcext:value-type="float">
            <text:p>2</text:p>
          </table:table-cell>
          <table:table-cell table:style-name="ce148" table:formula="of:=SUMIF([$'Partite Gironi'.$D$2:$'Partite Gironi'.$D$49];[.D2];[$'Partite Gironi'.$I$2:$'Partite Gironi'.$I$49])+SUMIF([$'Partite Gironi'.$F$2:$'Partite Gironi'.$F$49];[.D2];[$'Partite Gironi'.$O$2:$'Partite Gironi'.$O$49])" office:value-type="float" office:value="1" calcext:value-type="float">
            <text:p>1</text:p>
          </table:table-cell>
          <table:table-cell table:style-name="ce148" table:formula="of:=SUMIF([$'Partite Gironi'.$D$2:$'Partite Gironi'.$D$49];[.D2];[$'Partite Gironi'.$J$2:$'Partite Gironi'.$J$49])+SUMIF([$'Partite Gironi'.$F$2:$'Partite Gironi'.$F$49];[.D2];[$'Partite Gironi'.$P$2:$'Partite Gironi'.$P$49])" office:value-type="float" office:value="0" calcext:value-type="float">
            <text:p>0</text:p>
          </table:table-cell>
          <table:table-cell table:style-name="ce148" table:formula="of:=2*[.F2]+1*[.G2]+0*[.H2]" office:value-type="float" office:value="5" calcext:value-type="float">
            <text:p>5</text:p>
          </table:table-cell>
          <table:table-cell table:style-name="ce148" table:formula="of:=SUMIF([$'Partite Gironi'.$D$2:$'Partite Gironi'.$D$49];[.D2];[$'Partite Gironi'.$K$2:$'Partite Gironi'.$K$49])+SUMIF([$'Partite Gironi'.$F$2:$'Partite Gironi'.$F$49];[.D2];[$'Partite Gironi'.$Q$2:$'Partite Gironi'.$Q$49])" office:value-type="float" office:value="187" calcext:value-type="float">
            <text:p>187</text:p>
          </table:table-cell>
          <table:table-cell table:style-name="ce148" table:formula="of:=SUMIF([$'Partite Gironi'.$D$2:$'Partite Gironi'.$D$49];[.D2];[$'Partite Gironi'.$L$2:$'Partite Gironi'.$L$49])+SUMIF([$'Partite Gironi'.$F$2:$'Partite Gironi'.$F$49];[.D2];[$'Partite Gironi'.$R$2:$'Partite Gironi'.$R$49])" office:value-type="float" office:value="153" calcext:value-type="float">
            <text:p>153</text:p>
          </table:table-cell>
          <table:table-cell table:style-name="ce148" table:formula="of:=SUMIF([$'Partite Gironi'.$D$2:$'Partite Gironi'.$D$49];[.D2];[$'Partite Gironi'.$M$2:$'Partite Gironi'.$M$49])+SUMIF([$'Partite Gironi'.$F$2:$'Partite Gironi'.$F$49];[.D2];[$'Partite Gironi'.$S$2:$'Partite Gironi'.$S$49])" office:value-type="float" office:value="34" calcext:value-type="float">
            <text:p>34</text:p>
          </table:table-cell>
          <table:table-cell table:style-name="ce148" table:formula="of:=IF([.I2]=[.I3];[$'Partite Gironi'.K2];0)" office:value-type="float" office:value="72" calcext:value-type="float">
            <text:p>72</text:p>
          </table:table-cell>
          <table:table-cell table:style-name="ce148" table:formula="of:=IF([.I2]=[.I4];[$'Partite Gironi'.K3];0)" office:value-type="float" office:value="0" calcext:value-type="float">
            <text:p>0</text:p>
          </table:table-cell>
          <table:table-cell table:style-name="ce148" table:formula="of:=IF([.I2]=[.I5];[$'Partite Gironi'.K4];0)" office:value-type="float" office:value="0" calcext:value-type="float">
            <text:p>0</text:p>
          </table:table-cell>
          <table:table-cell table:style-name="ce151" table:formula="of:=IF([.I2]=[.I3];[$'Partite Gironi'.M2];0)" office:value-type="float" office:value="23" calcext:value-type="float">
            <text:p>+23</text:p>
          </table:table-cell>
          <table:table-cell table:style-name="ce151" table:formula="of:=IF([.I2]=[.I4];[$'Partite Gironi'.M3];0)" office:value-type="float" office:value="0" calcext:value-type="float">
            <text:p>+0</text:p>
          </table:table-cell>
          <table:table-cell table:style-name="ce151" table:formula="of:=IF([.I2]=[.I5];[$'Partite Gironi'.M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Parametri.A$6:$Parametri.D$37];MATCH(1;([$Parametri.C$6:$Parametri.C$37]=[.$B3])*([$Parametri.D$6:$Parametri.D$37]=[.$C3]);0);2)&amp;&quot; (&quot;&amp;INDEX([$Parametri.A$6:$Parametri.D$37];MATCH(1;([$Parametri.C$6:$Parametri.C$37]=[.$B3])*([$Parametri.D$6:$Parametri.D$37]=[.$C3]);0);1)&amp;&quot;)&quot;;&quot;DA SISTEMARE&quot;)" office:value-type="string" office:string-value="Pantere (2)" calcext:value-type="string">
            <text:p>Pantere (2)</text:p>
          </table:table-cell>
          <table:table-cell table:style-name="ce149" table:formula="of:=[.F3]+[.G3]+[.H3]" office:value-type="float" office:value="3" calcext:value-type="float">
            <text:p>3</text:p>
          </table:table-cell>
          <table:table-cell table:style-name="ce149" table:formula="of:=SUMIF([$'Partite Gironi'.$D$2:$'Partite Gironi'.$D$49];[.D3];[$'Partite Gironi'.$H$2:$'Partite Gironi'.$H$49])+SUMIF([$'Partite Gironi'.$F$2:$'Partite Gironi'.$F$49];[.D3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3];[$'Partite Gironi'.$I$2:$'Partite Gironi'.$I$49])+SUMIF([$'Partite Gironi'.$F$2:$'Partite Gironi'.$F$49];[.D3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3];[$'Partite Gironi'.$J$2:$'Partite Gironi'.$J$49])+SUMIF([$'Partite Gironi'.$F$2:$'Partite Gironi'.$F$49];[.D3];[$'Partite Gironi'.$P$2:$'Partite Gironi'.$P$49])" office:value-type="float" office:value="0" calcext:value-type="float">
            <text:p>0</text:p>
          </table:table-cell>
          <table:table-cell table:style-name="ce149" table:formula="of:=2*[.F3]+1*[.G3]+0*[.H3]" office:value-type="float" office:value="5" calcext:value-type="float">
            <text:p>5</text:p>
          </table:table-cell>
          <table:table-cell table:style-name="ce149" table:formula="of:=SUMIF([$'Partite Gironi'.$D$2:$'Partite Gironi'.$D$49];[.D3];[$'Partite Gironi'.$K$2:$'Partite Gironi'.$K$49])+SUMIF([$'Partite Gironi'.$F$2:$'Partite Gironi'.$F$49];[.D3];[$'Partite Gironi'.$Q$2:$'Partite Gironi'.$Q$49])" office:value-type="float" office:value="199" calcext:value-type="float">
            <text:p>199</text:p>
          </table:table-cell>
          <table:table-cell table:style-name="ce149" table:formula="of:=SUMIF([$'Partite Gironi'.$D$2:$'Partite Gironi'.$D$49];[.D3];[$'Partite Gironi'.$L$2:$'Partite Gironi'.$L$49])+SUMIF([$'Partite Gironi'.$F$2:$'Partite Gironi'.$F$49];[.D3];[$'Partite Gironi'.$R$2:$'Partite Gironi'.$R$49])" office:value-type="float" office:value="123" calcext:value-type="float">
            <text:p>123</text:p>
          </table:table-cell>
          <table:table-cell table:style-name="ce149" table:formula="of:=SUMIF([$'Partite Gironi'.$D$2:$'Partite Gironi'.$D$49];[.D3];[$'Partite Gironi'.$M$2:$'Partite Gironi'.$M$49])+SUMIF([$'Partite Gironi'.$F$2:$'Partite Gironi'.$F$49];[.D3];[$'Partite Gironi'.$S$2:$'Partite Gironi'.$S$49])" office:value-type="float" office:value="76" calcext:value-type="float">
            <text:p>76</text:p>
          </table:table-cell>
          <table:table-cell table:style-name="ce149" table:formula="of:=IF([.I3]=[.I4];[$'Partite Gironi'.K5];0)" office:value-type="float" office:value="0" calcext:value-type="float">
            <text:p>0</text:p>
          </table:table-cell>
          <table:table-cell table:style-name="ce149" table:formula="of:=IF([.I3]=[.I5];[$'Partite Gironi'.K6];0)" office:value-type="float" office:value="0" calcext:value-type="float">
            <text:p>0</text:p>
          </table:table-cell>
          <table:table-cell table:style-name="ce149" table:formula="of:=IF([.I3]=[.I2];[$'Partite Gironi'.Q2];0)" office:value-type="float" office:value="49" calcext:value-type="float">
            <text:p>49</text:p>
          </table:table-cell>
          <table:table-cell table:style-name="ce152" table:formula="of:=IF([.F3]=[.F4];[$'Partite Gironi'.M5])" office:value-type="float" office:value="0" calcext:value-type="float">
            <text:p>+0</text:p>
          </table:table-cell>
          <table:table-cell table:style-name="ce152" table:formula="of:=IF([.I3]=[.I5];[$'Partite Gironi'.M6];0)" office:value-type="float" office:value="0" calcext:value-type="float">
            <text:p>+0</text:p>
          </table:table-cell>
          <table:table-cell table:style-name="ce152" table:formula="of:=IF([.I3]=[.I2];[$'Partite Gironi'.S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Parametri.A$6:$Parametri.D$37];MATCH(1;([$Parametri.C$6:$Parametri.C$37]=[.$B4])*([$Parametri.D$6:$Parametri.D$37]=[.$C4]);0);2)&amp;&quot; (&quot;&amp;INDEX([$Parametri.A$6:$Parametri.D$37];MATCH(1;([$Parametri.C$6:$Parametri.C$37]=[.$B4])*([$Parametri.D$6:$Parametri.D$37]=[.$C4]);0);1)&amp;&quot;)&quot;;&quot;DA SISTEMARE&quot;)" office:value-type="string" office:string-value="Tigri (3)" calcext:value-type="string">
            <text:p>Tigri (3)</text:p>
          </table:table-cell>
          <table:table-cell table:style-name="ce149" table:formula="of:=[.F4]+[.G4]+[.H4]" office:value-type="float" office:value="3" calcext:value-type="float">
            <text:p>3</text:p>
          </table:table-cell>
          <table:table-cell table:style-name="ce149" table:formula="of:=SUMIF([$'Partite Gironi'.$D$2:$'Partite Gironi'.$D$49];[.D4];[$'Partite Gironi'.$H$2:$'Partite Gironi'.$H$49])+SUMIF([$'Partite Gironi'.$F$2:$'Partite Gironi'.$F$49];[.D4];[$'Partite Gironi'.$N$2:$'Partite Gironi'.$N$49])" office:value-type="float" office:value="1" calcext:value-type="float">
            <text:p>1</text:p>
          </table:table-cell>
          <table:table-cell table:style-name="ce149" table:formula="of:=SUMIF([$'Partite Gironi'.$D$2:$'Partite Gironi'.$D$49];[.D4];[$'Partite Gironi'.$I$2:$'Partite Gironi'.$I$49])+SUMIF([$'Partite Gironi'.$F$2:$'Partite Gironi'.$F$49];[.D4];[$'Partite Gironi'.$O$2:$'Partite Gironi'.$O$49])" office:value-type="float" office:value="2" calcext:value-type="float">
            <text:p>2</text:p>
          </table:table-cell>
          <table:table-cell table:style-name="ce149" table:formula="of:=SUMIF([$'Partite Gironi'.$D$2:$'Partite Gironi'.$D$49];[.D4];[$'Partite Gironi'.$J$2:$'Partite Gironi'.$J$49])+SUMIF([$'Partite Gironi'.$F$2:$'Partite Gironi'.$F$49];[.D4];[$'Partite Gironi'.$P$2:$'Partite Gironi'.$P$49])" office:value-type="float" office:value="0" calcext:value-type="float">
            <text:p>0</text:p>
          </table:table-cell>
          <table:table-cell table:style-name="ce149" table:formula="of:=2*[.F4]+1*[.G4]+0*[.H4]" office:value-type="float" office:value="4" calcext:value-type="float">
            <text:p>4</text:p>
          </table:table-cell>
          <table:table-cell table:style-name="ce149" table:formula="of:=SUMIF([$'Partite Gironi'.$D$2:$'Partite Gironi'.$D$49];[.D4];[$'Partite Gironi'.$K$2:$'Partite Gironi'.$K$49])+SUMIF([$'Partite Gironi'.$F$2:$'Partite Gironi'.$F$49];[.D4];[$'Partite Gironi'.$Q$2:$'Partite Gironi'.$Q$49])" office:value-type="float" office:value="131" calcext:value-type="float">
            <text:p>131</text:p>
          </table:table-cell>
          <table:table-cell table:style-name="ce149" table:formula="of:=SUMIF([$'Partite Gironi'.$D$2:$'Partite Gironi'.$D$49];[.D4];[$'Partite Gironi'.$L$2:$'Partite Gironi'.$L$49])+SUMIF([$'Partite Gironi'.$F$2:$'Partite Gironi'.$F$49];[.D4];[$'Partite Gironi'.$R$2:$'Partite Gironi'.$R$49])" office:value-type="float" office:value="231" calcext:value-type="float">
            <text:p>231</text:p>
          </table:table-cell>
          <table:table-cell table:style-name="ce149" table:formula="of:=SUMIF([$'Partite Gironi'.$D$2:$'Partite Gironi'.$D$49];[.D4];[$'Partite Gironi'.$M$2:$'Partite Gironi'.$M$49])+SUMIF([$'Partite Gironi'.$F$2:$'Partite Gironi'.$F$49];[.D4];[$'Partite Gironi'.$S$2:$'Partite Gironi'.$S$49])" office:value-type="float" office:value="-100" calcext:value-type="float">
            <text:p>-100</text:p>
          </table:table-cell>
          <table:table-cell table:style-name="ce149" table:formula="of:=IF([.I4]=[.I5];[$'Partite Gironi'.K7];0)" office:value-type="float" office:value="79" calcext:value-type="float">
            <text:p>79</text:p>
          </table:table-cell>
          <table:table-cell table:style-name="ce149" table:formula="of:=IF([.I4]=[.I2];[$'Partite Gironi'.Q3];0)" office:value-type="float" office:value="0" calcext:value-type="float">
            <text:p>0</text:p>
          </table:table-cell>
          <table:table-cell table:style-name="ce149" table:formula="of:=IF([.I4]=[.I3];[$'Partite Gironi'.Q5];0)" office:value-type="float" office:value="0" calcext:value-type="float">
            <text:p>0</text:p>
          </table:table-cell>
          <table:table-cell table:style-name="ce152" table:formula="of:=IF([.I4]=[.I5];[$'Partite Gironi'.M7];0)" office:value-type="float" office:value="31" calcext:value-type="float">
            <text:p>+31</text:p>
          </table:table-cell>
          <table:table-cell table:style-name="ce152" table:formula="of:=IF([.D4]=[.D2];[$'Partite Gironi'.S3];0)" office:value-type="float" office:value="0" calcext:value-type="float">
            <text:p>+0</text:p>
          </table:table-cell>
          <table:table-cell table:style-name="ce152" table:formula="of:=IF([.I4]=[.I3];[$'Partite Gironi'.S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Parametri.A$6:$Parametri.D$37];MATCH(1;([$Parametri.C$6:$Parametri.C$37]=[.$B5])*([$Parametri.D$6:$Parametri.D$37]=[.$C5]);0);2)&amp;&quot; (&quot;&amp;INDEX([$Parametri.A$6:$Parametri.D$37];MATCH(1;([$Parametri.C$6:$Parametri.C$37]=[.$B5])*([$Parametri.D$6:$Parametri.D$37]=[.$C5]);0);1)&amp;&quot;)&quot;;&quot;DA SISTEMARE&quot;)" office:value-type="string" office:string-value="Ghepardi (4)" calcext:value-type="string">
            <text:p>Ghepardi (4)</text:p>
          </table:table-cell>
          <table:table-cell table:style-name="ce150" table:formula="of:=[.F5]+[.G5]+[.H5]" office:value-type="float" office:value="3" calcext:value-type="float">
            <text:p>3</text:p>
          </table:table-cell>
          <table:table-cell table:style-name="ce150" table:formula="of:=SUMIF([$'Partite Gironi'.$D$2:$'Partite Gironi'.$D$49];[.D5];[$'Partite Gironi'.$H$2:$'Partite Gironi'.$H$49])+SUMIF([$'Partite Gironi'.$F$2:$'Partite Gironi'.$F$49];[.D5];[$'Partite Gironi'.$N$2:$'Partite Gironi'.$N$49])" office:value-type="float" office:value="1" calcext:value-type="float">
            <text:p>1</text:p>
          </table:table-cell>
          <table:table-cell table:style-name="ce150" table:formula="of:=SUMIF([$'Partite Gironi'.$D$2:$'Partite Gironi'.$D$49];[.D5];[$'Partite Gironi'.$I$2:$'Partite Gironi'.$I$49])+SUMIF([$'Partite Gironi'.$F$2:$'Partite Gironi'.$F$49];[.D5];[$'Partite Gironi'.$O$2:$'Partite Gironi'.$O$49])" office:value-type="float" office:value="2" calcext:value-type="float">
            <text:p>2</text:p>
          </table:table-cell>
          <table:table-cell table:style-name="ce150" table:formula="of:=SUMIF([$'Partite Gironi'.$D$2:$'Partite Gironi'.$D$49];[.D5];[$'Partite Gironi'.$J$2:$'Partite Gironi'.$J$49])+SUMIF([$'Partite Gironi'.$F$2:$'Partite Gironi'.$F$49];[.D5];[$'Partite Gironi'.$P$2:$'Partite Gironi'.$P$49])" office:value-type="float" office:value="0" calcext:value-type="float">
            <text:p>0</text:p>
          </table:table-cell>
          <table:table-cell table:style-name="ce150" table:formula="of:=2*[.F5]+1*[.G5]+0*[.H5]" office:value-type="float" office:value="4" calcext:value-type="float">
            <text:p>4</text:p>
          </table:table-cell>
          <table:table-cell table:style-name="ce150" table:formula="of:=SUMIF([$'Partite Gironi'.$D$2:$'Partite Gironi'.$D$49];[.D5];[$'Partite Gironi'.$K$2:$'Partite Gironi'.$K$49])+SUMIF([$'Partite Gironi'.$F$2:$'Partite Gironi'.$F$49];[.D5];[$'Partite Gironi'.$Q$2:$'Partite Gironi'.$Q$49])" office:value-type="float" office:value="151" calcext:value-type="float">
            <text:p>151</text:p>
          </table:table-cell>
          <table:table-cell table:style-name="ce150" table:formula="of:=SUMIF([$'Partite Gironi'.$D$2:$'Partite Gironi'.$D$49];[.D5];[$'Partite Gironi'.$L$2:$'Partite Gironi'.$L$49])+SUMIF([$'Partite Gironi'.$F$2:$'Partite Gironi'.$F$49];[.D5];[$'Partite Gironi'.$R$2:$'Partite Gironi'.$R$49])" office:value-type="float" office:value="161" calcext:value-type="float">
            <text:p>161</text:p>
          </table:table-cell>
          <table:table-cell table:style-name="ce150" table:formula="of:=SUMIF([$'Partite Gironi'.$D$2:$'Partite Gironi'.$D$49];[.D5];[$'Partite Gironi'.$M$2:$'Partite Gironi'.$M$49])+SUMIF([$'Partite Gironi'.$F$2:$'Partite Gironi'.$F$49];[.D5];[$'Partite Gironi'.$S$2:$'Partite Gironi'.$S$49])" office:value-type="float" office:value="-10" calcext:value-type="float">
            <text:p>-10</text:p>
          </table:table-cell>
          <table:table-cell table:style-name="ce150" table:formula="of:=IF([.I5]=[.I2];[$'Partite Gironi'.Q4];0)" office:value-type="float" office:value="0" calcext:value-type="float">
            <text:p>0</text:p>
          </table:table-cell>
          <table:table-cell table:style-name="ce150" table:formula="of:=IF([.I5]=[.I3];[$'Partite Gironi'.Q6];0)" office:value-type="float" office:value="0" calcext:value-type="float">
            <text:p>0</text:p>
          </table:table-cell>
          <table:table-cell table:style-name="ce150" table:formula="of:=IF([.I5]=[.I4];[$'Partite Gironi'.Q7];0)" office:value-type="float" office:value="48" calcext:value-type="float">
            <text:p>48</text:p>
          </table:table-cell>
          <table:table-cell table:style-name="ce153" table:formula="of:=IF([.I5]=[.I2];[$'Partite Gironi'.S4];0)" office:value-type="float" office:value="0" calcext:value-type="float">
            <text:p>+0</text:p>
          </table:table-cell>
          <table:table-cell table:style-name="ce153" table:formula="of:=IF([.I5]=[.I2];[$'Partite Gironi'.S6];0)" office:value-type="float" office:value="0" calcext:value-type="float">
            <text:p>+0</text:p>
          </table:table-cell>
          <table:table-cell table:style-name="ce153" table:formula="of:=IF([.I5]=[.I4];[$'Partite Gironi'.S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Parametri.A$6:$Parametri.D$37];MATCH(1;([$Parametri.C$6:$Parametri.C$37]=[.$B8])*([$Parametri.D$6:$Parametri.D$37]=[.$C8]);0);2)&amp;&quot; (&quot;&amp;INDEX([$Parametri.A$6:$Parametri.D$37];MATCH(1;([$Parametri.C$6:$Parametri.C$37]=[.$B8])*([$Parametri.D$6:$Parametri.D$37]=[.$C8]);0);1)&amp;&quot;)&quot;;&quot;DA SISTEMARE&quot;)" office:value-type="string" office:string-value="Giaguari (5)" calcext:value-type="string">
            <text:p>Giaguari (5)</text:p>
          </table:table-cell>
          <table:table-cell table:style-name="ce148" table:formula="of:=[.F8]+[.G8]+[.H8]" office:value-type="float" office:value="3" calcext:value-type="float">
            <text:p>3</text:p>
          </table:table-cell>
          <table:table-cell table:style-name="ce148" table:formula="of:=SUMIF([$'Partite Gironi'.$D$2:$'Partite Gironi'.$D$49];[.D8];[$'Partite Gironi'.$H$2:$'Partite Gironi'.$H$49])+SUMIF([$'Partite Gironi'.$F$2:$'Partite Gironi'.$F$49];[.D8];[$'Partite Gironi'.$N$2:$'Partite Gironi'.$N$49])" office:value-type="float" office:value="0" calcext:value-type="float">
            <text:p>0</text:p>
          </table:table-cell>
          <table:table-cell table:style-name="ce148" table:formula="of:=SUMIF([$'Partite Gironi'.$D$2:$'Partite Gironi'.$D$49];[.D8];[$'Partite Gironi'.$I$2:$'Partite Gironi'.$I$49])+SUMIF([$'Partite Gironi'.$F$2:$'Partite Gironi'.$F$49];[.D8];[$'Partite Gironi'.$O$2:$'Partite Gironi'.$O$49])" office:value-type="float" office:value="3" calcext:value-type="float">
            <text:p>3</text:p>
          </table:table-cell>
          <table:table-cell table:style-name="ce148" table:formula="of:=SUMIF([$'Partite Gironi'.$D$2:$'Partite Gironi'.$D$49];[.D8];[$'Partite Gironi'.$J$2:$'Partite Gironi'.$J$49])+SUMIF([$'Partite Gironi'.$F$2:$'Partite Gironi'.$F$49];[.D8];[$'Partite Gironi'.$P$2:$'Partite Gironi'.$P$49])" office:value-type="float" office:value="0" calcext:value-type="float">
            <text:p>0</text:p>
          </table:table-cell>
          <table:table-cell table:style-name="ce148" table:formula="of:=2*[.F8]+1*[.G8]+0*[.H8]" office:value-type="float" office:value="3" calcext:value-type="float">
            <text:p>3</text:p>
          </table:table-cell>
          <table:table-cell table:style-name="ce148" table:formula="of:=SUMIF([$'Partite Gironi'.$D$2:$'Partite Gironi'.$D$49];[.D8];[$'Partite Gironi'.$K$2:$'Partite Gironi'.$K$49])+SUMIF([$'Partite Gironi'.$F$2:$'Partite Gironi'.$F$49];[.D8];[$'Partite Gironi'.$Q$2:$'Partite Gironi'.$Q$49])" office:value-type="float" office:value="174" calcext:value-type="float">
            <text:p>174</text:p>
          </table:table-cell>
          <table:table-cell table:style-name="ce148" table:formula="of:=SUMIF([$'Partite Gironi'.$D$2:$'Partite Gironi'.$D$49];[.D8];[$'Partite Gironi'.$L$2:$'Partite Gironi'.$L$49])+SUMIF([$'Partite Gironi'.$F$2:$'Partite Gironi'.$F$49];[.D8];[$'Partite Gironi'.$R$2:$'Partite Gironi'.$R$49])" office:value-type="float" office:value="217" calcext:value-type="float">
            <text:p>217</text:p>
          </table:table-cell>
          <table:table-cell table:style-name="ce148" table:formula="of:=SUMIF([$'Partite Gironi'.$D$2:$'Partite Gironi'.$D$49];[.D8];[$'Partite Gironi'.$M$2:$'Partite Gironi'.$M$49])+SUMIF([$'Partite Gironi'.$F$2:$'Partite Gironi'.$F$49];[.D8];[$'Partite Gironi'.$S$2:$'Partite Gironi'.$S$49])" office:value-type="float" office:value="-43" calcext:value-type="float">
            <text:p>-43</text:p>
          </table:table-cell>
          <table:table-cell table:style-name="ce148" table:formula="of:=IF([.I8]=[.I9];[$'Partite Gironi'.K8];0)" office:value-type="float" office:value="0" calcext:value-type="float">
            <text:p>0</text:p>
          </table:table-cell>
          <table:table-cell table:style-name="ce148" table:formula="of:=IF([.I8]=[.I10];[$'Partite Gironi'.K9];0)" office:value-type="float" office:value="0" calcext:value-type="float">
            <text:p>0</text:p>
          </table:table-cell>
          <table:table-cell table:style-name="ce148" table:formula="of:=IF([.I8]=[.I11];[$'Partite Gironi'.K10];0)" office:value-type="float" office:value="0" calcext:value-type="float">
            <text:p>0</text:p>
          </table:table-cell>
          <table:table-cell table:style-name="ce151" table:formula="of:=IF([.I8]=[.I9];[$'Partite Gironi'.M8];0)" office:value-type="float" office:value="0" calcext:value-type="float">
            <text:p>+0</text:p>
          </table:table-cell>
          <table:table-cell table:style-name="ce151" table:formula="of:=IF([.I8]=[.I10];[$'Partite Gironi'.M9];0)" office:value-type="float" office:value="0" calcext:value-type="float">
            <text:p>+0</text:p>
          </table:table-cell>
          <table:table-cell table:style-name="ce151" table:formula="of:=IF([.I8]=[.I11];[$'Partite Gironi'.M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Parametri.A$6:$Parametri.D$37];MATCH(1;([$Parametri.C$6:$Parametri.C$37]=[.$B9])*([$Parametri.D$6:$Parametri.D$37]=[.$C9]);0);2)&amp;&quot; (&quot;&amp;INDEX([$Parametri.A$6:$Parametri.D$37];MATCH(1;([$Parametri.C$6:$Parametri.C$37]=[.$B9])*([$Parametri.D$6:$Parametri.D$37]=[.$C9]);0);1)&amp;&quot;)&quot;;&quot;DA SISTEMARE&quot;)" office:value-type="string" office:string-value="Puma (6)" calcext:value-type="string">
            <text:p>Puma (6)</text:p>
          </table:table-cell>
          <table:table-cell table:style-name="ce149" table:formula="of:=[.F9]+[.G9]+[.H9]" office:value-type="float" office:value="3" calcext:value-type="float">
            <text:p>3</text:p>
          </table:table-cell>
          <table:table-cell table:style-name="ce149" table:formula="of:=SUMIF([$'Partite Gironi'.$D$2:$'Partite Gironi'.$D$49];[.D9];[$'Partite Gironi'.$H$2:$'Partite Gironi'.$H$49])+SUMIF([$'Partite Gironi'.$F$2:$'Partite Gironi'.$F$49];[.D9];[$'Partite Gironi'.$N$2:$'Partite Gironi'.$N$49])" office:value-type="float" office:value="1" calcext:value-type="float">
            <text:p>1</text:p>
          </table:table-cell>
          <table:table-cell table:style-name="ce149" table:formula="of:=SUMIF([$'Partite Gironi'.$D$2:$'Partite Gironi'.$D$49];[.D9];[$'Partite Gironi'.$I$2:$'Partite Gironi'.$I$49])+SUMIF([$'Partite Gironi'.$F$2:$'Partite Gironi'.$F$49];[.D9];[$'Partite Gironi'.$O$2:$'Partite Gironi'.$O$49])" office:value-type="float" office:value="2" calcext:value-type="float">
            <text:p>2</text:p>
          </table:table-cell>
          <table:table-cell table:style-name="ce149" table:formula="of:=SUMIF([$'Partite Gironi'.$D$2:$'Partite Gironi'.$D$49];[.D9];[$'Partite Gironi'.$J$2:$'Partite Gironi'.$J$49])+SUMIF([$'Partite Gironi'.$F$2:$'Partite Gironi'.$F$49];[.D9];[$'Partite Gironi'.$P$2:$'Partite Gironi'.$P$49])" office:value-type="float" office:value="0" calcext:value-type="float">
            <text:p>0</text:p>
          </table:table-cell>
          <table:table-cell table:style-name="ce149" table:formula="of:=2*[.F9]+1*[.G9]+0*[.H9]" office:value-type="float" office:value="4" calcext:value-type="float">
            <text:p>4</text:p>
          </table:table-cell>
          <table:table-cell table:style-name="ce149" table:formula="of:=SUMIF([$'Partite Gironi'.$D$2:$'Partite Gironi'.$D$49];[.D9];[$'Partite Gironi'.$K$2:$'Partite Gironi'.$K$49])+SUMIF([$'Partite Gironi'.$F$2:$'Partite Gironi'.$F$49];[.D9];[$'Partite Gironi'.$Q$2:$'Partite Gironi'.$Q$49])" office:value-type="float" office:value="184" calcext:value-type="float">
            <text:p>184</text:p>
          </table:table-cell>
          <table:table-cell table:style-name="ce149" table:formula="of:=SUMIF([$'Partite Gironi'.$D$2:$'Partite Gironi'.$D$49];[.D9];[$'Partite Gironi'.$L$2:$'Partite Gironi'.$L$49])+SUMIF([$'Partite Gironi'.$F$2:$'Partite Gironi'.$F$49];[.D9];[$'Partite Gironi'.$R$2:$'Partite Gironi'.$R$49])" office:value-type="float" office:value="216" calcext:value-type="float">
            <text:p>216</text:p>
          </table:table-cell>
          <table:table-cell table:style-name="ce149" table:formula="of:=SUMIF([$'Partite Gironi'.$D$2:$'Partite Gironi'.$D$49];[.D9];[$'Partite Gironi'.$M$2:$'Partite Gironi'.$M$49])+SUMIF([$'Partite Gironi'.$F$2:$'Partite Gironi'.$F$49];[.D9];[$'Partite Gironi'.$S$2:$'Partite Gironi'.$S$49])" office:value-type="float" office:value="-32" calcext:value-type="float">
            <text:p>-32</text:p>
          </table:table-cell>
          <table:table-cell table:style-name="ce149" table:formula="of:=IF([.I9]=[.I10];[$'Partite Gironi'.K11];0)" office:value-type="float" office:value="0" calcext:value-type="float">
            <text:p>0</text:p>
          </table:table-cell>
          <table:table-cell table:style-name="ce149" table:formula="of:=IF([.I9]=[.I11];[$'Partite Gironi'.K12];0)" office:value-type="float" office:value="0" calcext:value-type="float">
            <text:p>0</text:p>
          </table:table-cell>
          <table:table-cell table:style-name="ce149" table:formula="of:=IF([.I9]=[.I8];[$'Partite Gironi'.Q8];0)" office:value-type="float" office:value="0" calcext:value-type="float">
            <text:p>0</text:p>
          </table:table-cell>
          <table:table-cell table:style-name="ce152" table:formula="of:=IF([.F9]=[.F10];[$'Partite Gironi'.M11])" office:value-type="float" office:value="0" calcext:value-type="float">
            <text:p>+0</text:p>
          </table:table-cell>
          <table:table-cell table:style-name="ce152" table:formula="of:=IF([.I9]=[.I11];[$'Partite Gironi'.M12];0)" office:value-type="float" office:value="0" calcext:value-type="float">
            <text:p>+0</text:p>
          </table:table-cell>
          <table:table-cell table:style-name="ce152" table:formula="of:=IF([.I9]=[.I8];[$'Partite Gironi'.S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Parametri.A$6:$Parametri.D$37];MATCH(1;([$Parametri.C$6:$Parametri.C$37]=[.$B10])*([$Parametri.D$6:$Parametri.D$37]=[.$C10]);0);2)&amp;&quot; (&quot;&amp;INDEX([$Parametri.A$6:$Parametri.D$37];MATCH(1;([$Parametri.C$6:$Parametri.C$37]=[.$B10])*([$Parametri.D$6:$Parametri.D$37]=[.$C10]);0);1)&amp;&quot;)&quot;;&quot;DA SISTEMARE&quot;)" office:value-type="string" office:string-value="Linci (7)" calcext:value-type="string">
            <text:p>Linci (7)</text:p>
          </table:table-cell>
          <table:table-cell table:style-name="ce149" table:formula="of:=[.F10]+[.G10]+[.H10]" office:value-type="float" office:value="3" calcext:value-type="float">
            <text:p>3</text:p>
          </table:table-cell>
          <table:table-cell table:style-name="ce149" table:formula="of:=SUMIF([$'Partite Gironi'.$D$2:$'Partite Gironi'.$D$49];[.D10];[$'Partite Gironi'.$H$2:$'Partite Gironi'.$H$49])+SUMIF([$'Partite Gironi'.$F$2:$'Partite Gironi'.$F$49];[.D10];[$'Partite Gironi'.$N$2:$'Partite Gironi'.$N$49])" office:value-type="float" office:value="3" calcext:value-type="float">
            <text:p>3</text:p>
          </table:table-cell>
          <table:table-cell table:style-name="ce149" table:formula="of:=SUMIF([$'Partite Gironi'.$D$2:$'Partite Gironi'.$D$49];[.D10];[$'Partite Gironi'.$I$2:$'Partite Gironi'.$I$49])+SUMIF([$'Partite Gironi'.$F$2:$'Partite Gironi'.$F$49];[.D10];[$'Partite Gironi'.$O$2:$'Partite Gironi'.$O$49])" office:value-type="float" office:value="0" calcext:value-type="float">
            <text:p>0</text:p>
          </table:table-cell>
          <table:table-cell table:style-name="ce149" table:formula="of:=SUMIF([$'Partite Gironi'.$D$2:$'Partite Gironi'.$D$49];[.D10];[$'Partite Gironi'.$J$2:$'Partite Gironi'.$J$49])+SUMIF([$'Partite Gironi'.$F$2:$'Partite Gironi'.$F$49];[.D10];[$'Partite Gironi'.$P$2:$'Partite Gironi'.$P$49])" office:value-type="float" office:value="0" calcext:value-type="float">
            <text:p>0</text:p>
          </table:table-cell>
          <table:table-cell table:style-name="ce149" table:formula="of:=2*[.F10]+1*[.G10]+0*[.H10]" office:value-type="float" office:value="6" calcext:value-type="float">
            <text:p>6</text:p>
          </table:table-cell>
          <table:table-cell table:style-name="ce149" table:formula="of:=SUMIF([$'Partite Gironi'.$D$2:$'Partite Gironi'.$D$49];[.D10];[$'Partite Gironi'.$K$2:$'Partite Gironi'.$K$49])+SUMIF([$'Partite Gironi'.$F$2:$'Partite Gironi'.$F$49];[.D10];[$'Partite Gironi'.$Q$2:$'Partite Gironi'.$Q$49])" office:value-type="float" office:value="241" calcext:value-type="float">
            <text:p>241</text:p>
          </table:table-cell>
          <table:table-cell table:style-name="ce149" table:formula="of:=SUMIF([$'Partite Gironi'.$D$2:$'Partite Gironi'.$D$49];[.D10];[$'Partite Gironi'.$L$2:$'Partite Gironi'.$L$49])+SUMIF([$'Partite Gironi'.$F$2:$'Partite Gironi'.$F$49];[.D10];[$'Partite Gironi'.$R$2:$'Partite Gironi'.$R$49])" office:value-type="float" office:value="181" calcext:value-type="float">
            <text:p>181</text:p>
          </table:table-cell>
          <table:table-cell table:style-name="ce149" table:formula="of:=SUMIF([$'Partite Gironi'.$D$2:$'Partite Gironi'.$D$49];[.D10];[$'Partite Gironi'.$M$2:$'Partite Gironi'.$M$49])+SUMIF([$'Partite Gironi'.$F$2:$'Partite Gironi'.$F$49];[.D10];[$'Partite Gironi'.$S$2:$'Partite Gironi'.$S$49])" office:value-type="float" office:value="60" calcext:value-type="float">
            <text:p>60</text:p>
          </table:table-cell>
          <table:table-cell table:style-name="ce149" table:formula="of:=IF([.I10]=[.I11];[$'Partite Gironi'.K13];0)" office:value-type="float" office:value="0" calcext:value-type="float">
            <text:p>0</text:p>
          </table:table-cell>
          <table:table-cell table:style-name="ce149" table:formula="of:=IF([.I10]=[.I8];[$'Partite Gironi'.Q9];0)" office:value-type="float" office:value="0" calcext:value-type="float">
            <text:p>0</text:p>
          </table:table-cell>
          <table:table-cell table:style-name="ce149" table:formula="of:=IF([.I10]=[.I9];[$'Partite Gironi'.Q11];0)" office:value-type="float" office:value="0" calcext:value-type="float">
            <text:p>0</text:p>
          </table:table-cell>
          <table:table-cell table:style-name="ce152" table:formula="of:=IF([.I10]=[.I11];[$'Partite Gironi'.M13];0)" office:value-type="float" office:value="0" calcext:value-type="float">
            <text:p>+0</text:p>
          </table:table-cell>
          <table:table-cell table:style-name="ce152" table:formula="of:=IF([.D10]=[.D8];[$'Partite Gironi'.S9];0)" office:value-type="float" office:value="0" calcext:value-type="float">
            <text:p>+0</text:p>
          </table:table-cell>
          <table:table-cell table:style-name="ce152" table:formula="of:=IF([.I10]=[.I9];[$'Partite Gironi'.S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Parametri.A$6:$Parametri.D$37];MATCH(1;([$Parametri.C$6:$Parametri.C$37]=[.$B11])*([$Parametri.D$6:$Parametri.D$37]=[.$C11]);0);2)&amp;&quot; (&quot;&amp;INDEX([$Parametri.A$6:$Parametri.D$37];MATCH(1;([$Parametri.C$6:$Parametri.C$37]=[.$B11])*([$Parametri.D$6:$Parametri.D$37]=[.$C11]);0);1)&amp;&quot;)&quot;;&quot;DA SISTEMARE&quot;)" office:value-type="string" office:string-value="Serval (8)" calcext:value-type="string">
            <text:p>Serval (8)</text:p>
          </table:table-cell>
          <table:table-cell table:style-name="ce150" table:formula="of:=[.F11]+[.G11]+[.H11]" office:value-type="float" office:value="3" calcext:value-type="float">
            <text:p>3</text:p>
          </table:table-cell>
          <table:table-cell table:style-name="ce150" table:formula="of:=SUMIF([$'Partite Gironi'.$D$2:$'Partite Gironi'.$D$49];[.D11];[$'Partite Gironi'.$H$2:$'Partite Gironi'.$H$49])+SUMIF([$'Partite Gironi'.$F$2:$'Partite Gironi'.$F$49];[.D11];[$'Partite Gironi'.$N$2:$'Partite Gironi'.$N$49])" office:value-type="float" office:value="2" calcext:value-type="float">
            <text:p>2</text:p>
          </table:table-cell>
          <table:table-cell table:style-name="ce150" table:formula="of:=SUMIF([$'Partite Gironi'.$D$2:$'Partite Gironi'.$D$49];[.D11];[$'Partite Gironi'.$I$2:$'Partite Gironi'.$I$49])+SUMIF([$'Partite Gironi'.$F$2:$'Partite Gironi'.$F$49];[.D11];[$'Partite Gironi'.$O$2:$'Partite Gironi'.$O$49])" office:value-type="float" office:value="1" calcext:value-type="float">
            <text:p>1</text:p>
          </table:table-cell>
          <table:table-cell table:style-name="ce150" table:formula="of:=SUMIF([$'Partite Gironi'.$D$2:$'Partite Gironi'.$D$49];[.D11];[$'Partite Gironi'.$J$2:$'Partite Gironi'.$J$49])+SUMIF([$'Partite Gironi'.$F$2:$'Partite Gironi'.$F$49];[.D11];[$'Partite Gironi'.$P$2:$'Partite Gironi'.$P$49])" office:value-type="float" office:value="0" calcext:value-type="float">
            <text:p>0</text:p>
          </table:table-cell>
          <table:table-cell table:style-name="ce150" table:formula="of:=2*[.F11]+1*[.G11]+0*[.H11]" office:value-type="float" office:value="5" calcext:value-type="float">
            <text:p>5</text:p>
          </table:table-cell>
          <table:table-cell table:style-name="ce150" table:formula="of:=SUMIF([$'Partite Gironi'.$D$2:$'Partite Gironi'.$D$49];[.D11];[$'Partite Gironi'.$K$2:$'Partite Gironi'.$K$49])+SUMIF([$'Partite Gironi'.$F$2:$'Partite Gironi'.$F$49];[.D11];[$'Partite Gironi'.$Q$2:$'Partite Gironi'.$Q$49])" office:value-type="float" office:value="224" calcext:value-type="float">
            <text:p>224</text:p>
          </table:table-cell>
          <table:table-cell table:style-name="ce150" table:formula="of:=SUMIF([$'Partite Gironi'.$D$2:$'Partite Gironi'.$D$49];[.D11];[$'Partite Gironi'.$L$2:$'Partite Gironi'.$L$49])+SUMIF([$'Partite Gironi'.$F$2:$'Partite Gironi'.$F$49];[.D11];[$'Partite Gironi'.$R$2:$'Partite Gironi'.$R$49])" office:value-type="float" office:value="209" calcext:value-type="float">
            <text:p>209</text:p>
          </table:table-cell>
          <table:table-cell table:style-name="ce150" table:formula="of:=SUMIF([$'Partite Gironi'.$D$2:$'Partite Gironi'.$D$49];[.D11];[$'Partite Gironi'.$M$2:$'Partite Gironi'.$M$49])+SUMIF([$'Partite Gironi'.$F$2:$'Partite Gironi'.$F$49];[.D11];[$'Partite Gironi'.$S$2:$'Partite Gironi'.$S$49])" office:value-type="float" office:value="15" calcext:value-type="float">
            <text:p>15</text:p>
          </table:table-cell>
          <table:table-cell table:style-name="ce150" table:formula="of:=IF([.I11]=[.I8];[$'Partite Gironi'.Q10];0)" office:value-type="float" office:value="0" calcext:value-type="float">
            <text:p>0</text:p>
          </table:table-cell>
          <table:table-cell table:style-name="ce150" table:formula="of:=IF([.I11]=[.I9];[$'Partite Gironi'.Q12];0)" office:value-type="float" office:value="0" calcext:value-type="float">
            <text:p>0</text:p>
          </table:table-cell>
          <table:table-cell table:style-name="ce150" table:formula="of:=IF([.I11]=[.I10];[$'Partite Gironi'.Q13];0)" office:value-type="float" office:value="0" calcext:value-type="float">
            <text:p>0</text:p>
          </table:table-cell>
          <table:table-cell table:style-name="ce153" table:formula="of:=IF([.I11]=[.I8];[$'Partite Gironi'.S10];0)" office:value-type="float" office:value="0" calcext:value-type="float">
            <text:p>+0</text:p>
          </table:table-cell>
          <table:table-cell table:style-name="ce153" table:formula="of:=IF([.I11]=[.I8];[$'Partite Gironi'.S12];0)" office:value-type="float" office:value="0" calcext:value-type="float">
            <text:p>+0</text:p>
          </table:table-cell>
          <table:table-cell table:style-name="ce153" table:formula="of:=IF([.I11]=[.I10];[$'Partite Gironi'.S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Parametri.A$6:$Parametri.D$37];MATCH(1;([$Parametri.C$6:$Parametri.C$37]=[.$B14])*([$Parametri.D$6:$Parametri.D$37]=[.$C14]);0);2)&amp;&quot; (&quot;&amp;INDEX([$Parametri.A$6:$Parametri.D$37];MATCH(1;([$Parametri.C$6:$Parametri.C$37]=[.$B14])*([$Parametri.D$6:$Parametri.D$37]=[.$C14]);0);1)&amp;&quot;)&quot;;&quot;DA SISTEMARE&quot;)" office:value-type="string" office:string-value="Elefanti (9)" calcext:value-type="string">
            <text:p>Elefanti (9)</text:p>
          </table:table-cell>
          <table:table-cell table:style-name="ce148" table:formula="of:=[.F14]+[.G14]+[.H14]" office:value-type="float" office:value="3" calcext:value-type="float">
            <text:p>3</text:p>
          </table:table-cell>
          <table:table-cell table:style-name="ce148" table:formula="of:=SUMIF([$'Partite Gironi'.$D$2:$'Partite Gironi'.$D$49];[.D14];[$'Partite Gironi'.$H$2:$'Partite Gironi'.$H$49])+SUMIF([$'Partite Gironi'.$F$2:$'Partite Gironi'.$F$49];[.D14];[$'Partite Gironi'.$N$2:$'Partite Gironi'.$N$49])" office:value-type="float" office:value="1" calcext:value-type="float">
            <text:p>1</text:p>
          </table:table-cell>
          <table:table-cell table:style-name="ce148" table:formula="of:=SUMIF([$'Partite Gironi'.$D$2:$'Partite Gironi'.$D$49];[.D14];[$'Partite Gironi'.$I$2:$'Partite Gironi'.$I$49])+SUMIF([$'Partite Gironi'.$F$2:$'Partite Gironi'.$F$49];[.D14];[$'Partite Gironi'.$O$2:$'Partite Gironi'.$O$49])" office:value-type="float" office:value="2" calcext:value-type="float">
            <text:p>2</text:p>
          </table:table-cell>
          <table:table-cell table:style-name="ce148" table:formula="of:=SUMIF([$'Partite Gironi'.$D$2:$'Partite Gironi'.$D$49];[.D14];[$'Partite Gironi'.$J$2:$'Partite Gironi'.$J$49])+SUMIF([$'Partite Gironi'.$F$2:$'Partite Gironi'.$F$49];[.D14];[$'Partite Gironi'.$P$2:$'Partite Gironi'.$P$49])" office:value-type="float" office:value="0" calcext:value-type="float">
            <text:p>0</text:p>
          </table:table-cell>
          <table:table-cell table:style-name="ce148" table:formula="of:=2*[.F14]+1*[.G14]+0*[.H14]" office:value-type="float" office:value="4" calcext:value-type="float">
            <text:p>4</text:p>
          </table:table-cell>
          <table:table-cell table:style-name="ce148" table:formula="of:=SUMIF([$'Partite Gironi'.$D$2:$'Partite Gironi'.$D$49];[.D14];[$'Partite Gironi'.$K$2:$'Partite Gironi'.$K$49])+SUMIF([$'Partite Gironi'.$F$2:$'Partite Gironi'.$F$49];[.D14];[$'Partite Gironi'.$Q$2:$'Partite Gironi'.$Q$49])" office:value-type="float" office:value="154" calcext:value-type="float">
            <text:p>154</text:p>
          </table:table-cell>
          <table:table-cell table:style-name="ce148" table:formula="of:=SUMIF([$'Partite Gironi'.$D$2:$'Partite Gironi'.$D$49];[.D14];[$'Partite Gironi'.$L$2:$'Partite Gironi'.$L$49])+SUMIF([$'Partite Gironi'.$F$2:$'Partite Gironi'.$F$49];[.D14];[$'Partite Gironi'.$R$2:$'Partite Gironi'.$R$49])" office:value-type="float" office:value="237" calcext:value-type="float">
            <text:p>237</text:p>
          </table:table-cell>
          <table:table-cell table:style-name="ce148" table:formula="of:=SUMIF([$'Partite Gironi'.$D$2:$'Partite Gironi'.$D$49];[.D14];[$'Partite Gironi'.$M$2:$'Partite Gironi'.$M$49])+SUMIF([$'Partite Gironi'.$F$2:$'Partite Gironi'.$F$49];[.D14];[$'Partite Gironi'.$S$2:$'Partite Gironi'.$S$49])" office:value-type="float" office:value="-83" calcext:value-type="float">
            <text:p>-83</text:p>
          </table:table-cell>
          <table:table-cell table:style-name="ce148" table:formula="of:=IF([.I14]=[.I15];[$'Partite Gironi'.K14];0)" office:value-type="float" office:value="0" calcext:value-type="float">
            <text:p>0</text:p>
          </table:table-cell>
          <table:table-cell table:style-name="ce148" table:formula="of:=IF([.I14]=[.I16];[$'Partite Gironi'.K15];0)" office:value-type="float" office:value="0" calcext:value-type="float">
            <text:p>0</text:p>
          </table:table-cell>
          <table:table-cell table:style-name="ce148" table:formula="of:=IF([.I14]=[.I17];[$'Partite Gironi'.K16];0)" office:value-type="float" office:value="0" calcext:value-type="float">
            <text:p>0</text:p>
          </table:table-cell>
          <table:table-cell table:style-name="ce151" table:formula="of:=IF([.I14]=[.I15];[$'Partite Gironi'.M14];0)" office:value-type="float" office:value="0" calcext:value-type="float">
            <text:p>+0</text:p>
          </table:table-cell>
          <table:table-cell table:style-name="ce151" table:formula="of:=IF([.I14]=[.I16];[$'Partite Gironi'.M15];0)" office:value-type="float" office:value="0" calcext:value-type="float">
            <text:p>+0</text:p>
          </table:table-cell>
          <table:table-cell table:style-name="ce151" table:formula="of:=IF([.I14]=[.I17];[$'Partite Gironi'.M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Parametri.A$6:$Parametri.D$37];MATCH(1;([$Parametri.C$6:$Parametri.C$37]=[.$B15])*([$Parametri.D$6:$Parametri.D$37]=[.$C15]);0);2)&amp;&quot; (&quot;&amp;INDEX([$Parametri.A$6:$Parametri.D$37];MATCH(1;([$Parametri.C$6:$Parametri.C$37]=[.$B15])*([$Parametri.D$6:$Parametri.D$37]=[.$C15]);0);1)&amp;&quot;)&quot;;&quot;DA SISTEMARE&quot;)" office:value-type="string" office:string-value="Giraffe (10)" calcext:value-type="string">
            <text:p>Giraffe (10)</text:p>
          </table:table-cell>
          <table:table-cell table:style-name="ce149" table:formula="of:=[.F15]+[.G15]+[.H15]" office:value-type="float" office:value="3" calcext:value-type="float">
            <text:p>3</text:p>
          </table:table-cell>
          <table:table-cell table:style-name="ce149" table:formula="of:=SUMIF([$'Partite Gironi'.$D$2:$'Partite Gironi'.$D$49];[.D15];[$'Partite Gironi'.$H$2:$'Partite Gironi'.$H$49])+SUMIF([$'Partite Gironi'.$F$2:$'Partite Gironi'.$F$49];[.D15];[$'Partite Gironi'.$N$2:$'Partite Gironi'.$N$49])" office:value-type="float" office:value="3" calcext:value-type="float">
            <text:p>3</text:p>
          </table:table-cell>
          <table:table-cell table:style-name="ce149" table:formula="of:=SUMIF([$'Partite Gironi'.$D$2:$'Partite Gironi'.$D$49];[.D15];[$'Partite Gironi'.$I$2:$'Partite Gironi'.$I$49])+SUMIF([$'Partite Gironi'.$F$2:$'Partite Gironi'.$F$49];[.D15];[$'Partite Gironi'.$O$2:$'Partite Gironi'.$O$49])" office:value-type="float" office:value="0" calcext:value-type="float">
            <text:p>0</text:p>
          </table:table-cell>
          <table:table-cell table:style-name="ce149" table:formula="of:=SUMIF([$'Partite Gironi'.$D$2:$'Partite Gironi'.$D$49];[.D15];[$'Partite Gironi'.$J$2:$'Partite Gironi'.$J$49])+SUMIF([$'Partite Gironi'.$F$2:$'Partite Gironi'.$F$49];[.D15];[$'Partite Gironi'.$P$2:$'Partite Gironi'.$P$49])" office:value-type="float" office:value="0" calcext:value-type="float">
            <text:p>0</text:p>
          </table:table-cell>
          <table:table-cell table:style-name="ce149" table:formula="of:=2*[.F15]+1*[.G15]+0*[.H15]" office:value-type="float" office:value="6" calcext:value-type="float">
            <text:p>6</text:p>
          </table:table-cell>
          <table:table-cell table:style-name="ce149" table:formula="of:=SUMIF([$'Partite Gironi'.$D$2:$'Partite Gironi'.$D$49];[.D15];[$'Partite Gironi'.$K$2:$'Partite Gironi'.$K$49])+SUMIF([$'Partite Gironi'.$F$2:$'Partite Gironi'.$F$49];[.D15];[$'Partite Gironi'.$Q$2:$'Partite Gironi'.$Q$49])" office:value-type="float" office:value="258" calcext:value-type="float">
            <text:p>258</text:p>
          </table:table-cell>
          <table:table-cell table:style-name="ce149" table:formula="of:=SUMIF([$'Partite Gironi'.$D$2:$'Partite Gironi'.$D$49];[.D15];[$'Partite Gironi'.$L$2:$'Partite Gironi'.$L$49])+SUMIF([$'Partite Gironi'.$F$2:$'Partite Gironi'.$F$49];[.D15];[$'Partite Gironi'.$R$2:$'Partite Gironi'.$R$49])" office:value-type="float" office:value="154" calcext:value-type="float">
            <text:p>154</text:p>
          </table:table-cell>
          <table:table-cell table:style-name="ce149" table:formula="of:=SUMIF([$'Partite Gironi'.$D$2:$'Partite Gironi'.$D$49];[.D15];[$'Partite Gironi'.$M$2:$'Partite Gironi'.$M$49])+SUMIF([$'Partite Gironi'.$F$2:$'Partite Gironi'.$F$49];[.D15];[$'Partite Gironi'.$S$2:$'Partite Gironi'.$S$49])" office:value-type="float" office:value="104" calcext:value-type="float">
            <text:p>104</text:p>
          </table:table-cell>
          <table:table-cell table:style-name="ce149" table:formula="of:=IF([.I15]=[.I16];[$'Partite Gironi'.K17];0)" office:value-type="float" office:value="0" calcext:value-type="float">
            <text:p>0</text:p>
          </table:table-cell>
          <table:table-cell table:style-name="ce149" table:formula="of:=IF([.I15]=[.I17];[$'Partite Gironi'.K18];0)" office:value-type="float" office:value="0" calcext:value-type="float">
            <text:p>0</text:p>
          </table:table-cell>
          <table:table-cell table:style-name="ce149" table:formula="of:=IF([.I15]=[.I14];[$'Partite Gironi'.Q14];0)" office:value-type="float" office:value="0" calcext:value-type="float">
            <text:p>0</text:p>
          </table:table-cell>
          <table:table-cell table:style-name="ce152" table:formula="of:=IF([.F15]=[.F16];[$'Partite Gironi'.M17])" office:value-type="float" office:value="0" calcext:value-type="float">
            <text:p>+0</text:p>
          </table:table-cell>
          <table:table-cell table:style-name="ce152" table:formula="of:=IF([.I15]=[.I17];[$'Partite Gironi'.M18];0)" office:value-type="float" office:value="0" calcext:value-type="float">
            <text:p>+0</text:p>
          </table:table-cell>
          <table:table-cell table:style-name="ce152" table:formula="of:=IF([.I15]=[.I14];[$'Partite Gironi'.S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Parametri.A$6:$Parametri.D$37];MATCH(1;([$Parametri.C$6:$Parametri.C$37]=[.$B16])*([$Parametri.D$6:$Parametri.D$37]=[.$C16]);0);2)&amp;&quot; (&quot;&amp;INDEX([$Parametri.A$6:$Parametri.D$37];MATCH(1;([$Parametri.C$6:$Parametri.C$37]=[.$B16])*([$Parametri.D$6:$Parametri.D$37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49" table:formula="of:=[.F16]+[.G16]+[.H16]" office:value-type="float" office:value="3" calcext:value-type="float">
            <text:p>3</text:p>
          </table:table-cell>
          <table:table-cell table:style-name="ce149" table:formula="of:=SUMIF([$'Partite Gironi'.$D$2:$'Partite Gironi'.$D$49];[.D16];[$'Partite Gironi'.$H$2:$'Partite Gironi'.$H$49])+SUMIF([$'Partite Gironi'.$F$2:$'Partite Gironi'.$F$49];[.D16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16];[$'Partite Gironi'.$I$2:$'Partite Gironi'.$I$49])+SUMIF([$'Partite Gironi'.$F$2:$'Partite Gironi'.$F$49];[.D16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16];[$'Partite Gironi'.$J$2:$'Partite Gironi'.$J$49])+SUMIF([$'Partite Gironi'.$F$2:$'Partite Gironi'.$F$49];[.D16];[$'Partite Gironi'.$P$2:$'Partite Gironi'.$P$49])" office:value-type="float" office:value="0" calcext:value-type="float">
            <text:p>0</text:p>
          </table:table-cell>
          <table:table-cell table:style-name="ce149" table:formula="of:=2*[.F16]+1*[.G16]+0*[.H16]" office:value-type="float" office:value="5" calcext:value-type="float">
            <text:p>5</text:p>
          </table:table-cell>
          <table:table-cell table:style-name="ce149" table:formula="of:=SUMIF([$'Partite Gironi'.$D$2:$'Partite Gironi'.$D$49];[.D16];[$'Partite Gironi'.$K$2:$'Partite Gironi'.$K$49])+SUMIF([$'Partite Gironi'.$F$2:$'Partite Gironi'.$F$49];[.D16];[$'Partite Gironi'.$Q$2:$'Partite Gironi'.$Q$49])" office:value-type="float" office:value="280" calcext:value-type="float">
            <text:p>280</text:p>
          </table:table-cell>
          <table:table-cell table:style-name="ce149" table:formula="of:=SUMIF([$'Partite Gironi'.$D$2:$'Partite Gironi'.$D$49];[.D16];[$'Partite Gironi'.$L$2:$'Partite Gironi'.$L$49])+SUMIF([$'Partite Gironi'.$F$2:$'Partite Gironi'.$F$49];[.D16];[$'Partite Gironi'.$R$2:$'Partite Gironi'.$R$49])" office:value-type="float" office:value="189" calcext:value-type="float">
            <text:p>189</text:p>
          </table:table-cell>
          <table:table-cell table:style-name="ce149" table:formula="of:=SUMIF([$'Partite Gironi'.$D$2:$'Partite Gironi'.$D$49];[.D16];[$'Partite Gironi'.$M$2:$'Partite Gironi'.$M$49])+SUMIF([$'Partite Gironi'.$F$2:$'Partite Gironi'.$F$49];[.D16];[$'Partite Gironi'.$S$2:$'Partite Gironi'.$S$49])" office:value-type="float" office:value="91" calcext:value-type="float">
            <text:p>91</text:p>
          </table:table-cell>
          <table:table-cell table:style-name="ce149" table:formula="of:=IF([.I16]=[.I17];[$'Partite Gironi'.K19];0)" office:value-type="float" office:value="0" calcext:value-type="float">
            <text:p>0</text:p>
          </table:table-cell>
          <table:table-cell table:style-name="ce149" table:formula="of:=IF([.I16]=[.I14];[$'Partite Gironi'.Q15];0)" office:value-type="float" office:value="0" calcext:value-type="float">
            <text:p>0</text:p>
          </table:table-cell>
          <table:table-cell table:style-name="ce149" table:formula="of:=IF([.I16]=[.I15];[$'Partite Gironi'.Q17];0)" office:value-type="float" office:value="0" calcext:value-type="float">
            <text:p>0</text:p>
          </table:table-cell>
          <table:table-cell table:style-name="ce152" table:formula="of:=IF([.I16]=[.I17];[$'Partite Gironi'.M19];0)" office:value-type="float" office:value="0" calcext:value-type="float">
            <text:p>+0</text:p>
          </table:table-cell>
          <table:table-cell table:style-name="ce152" table:formula="of:=IF([.D16]=[.D14];[$'Partite Gironi'.S15];0)" office:value-type="float" office:value="0" calcext:value-type="float">
            <text:p>+0</text:p>
          </table:table-cell>
          <table:table-cell table:style-name="ce152" table:formula="of:=IF([.I16]=[.I15];[$'Partite Gironi'.S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Parametri.A$6:$Parametri.D$37];MATCH(1;([$Parametri.C$6:$Parametri.C$37]=[.$B17])*([$Parametri.D$6:$Parametri.D$37]=[.$C17]);0);2)&amp;&quot; (&quot;&amp;INDEX([$Parametri.A$6:$Parametri.D$37];MATCH(1;([$Parametri.C$6:$Parametri.C$37]=[.$B17])*([$Parametri.D$6:$Parametri.D$37]=[.$C17]);0);1)&amp;&quot;)&quot;;&quot;DA SISTEMARE&quot;)" office:value-type="string" office:string-value="Iguane (12)" calcext:value-type="string">
            <text:p>Iguane (12)</text:p>
          </table:table-cell>
          <table:table-cell table:style-name="ce150" table:formula="of:=[.F17]+[.G17]+[.H17]" office:value-type="float" office:value="3" calcext:value-type="float">
            <text:p>3</text:p>
          </table:table-cell>
          <table:table-cell table:style-name="ce150" table:formula="of:=SUMIF([$'Partite Gironi'.$D$2:$'Partite Gironi'.$D$49];[.D17];[$'Partite Gironi'.$H$2:$'Partite Gironi'.$H$49])+SUMIF([$'Partite Gironi'.$F$2:$'Partite Gironi'.$F$49];[.D17];[$'Partite Gironi'.$N$2:$'Partite Gironi'.$N$49])" office:value-type="float" office:value="0" calcext:value-type="float">
            <text:p>0</text:p>
          </table:table-cell>
          <table:table-cell table:style-name="ce150" table:formula="of:=SUMIF([$'Partite Gironi'.$D$2:$'Partite Gironi'.$D$49];[.D17];[$'Partite Gironi'.$I$2:$'Partite Gironi'.$I$49])+SUMIF([$'Partite Gironi'.$F$2:$'Partite Gironi'.$F$49];[.D17];[$'Partite Gironi'.$O$2:$'Partite Gironi'.$O$49])" office:value-type="float" office:value="3" calcext:value-type="float">
            <text:p>3</text:p>
          </table:table-cell>
          <table:table-cell table:style-name="ce150" table:formula="of:=SUMIF([$'Partite Gironi'.$D$2:$'Partite Gironi'.$D$49];[.D17];[$'Partite Gironi'.$J$2:$'Partite Gironi'.$J$49])+SUMIF([$'Partite Gironi'.$F$2:$'Partite Gironi'.$F$49];[.D17];[$'Partite Gironi'.$P$2:$'Partite Gironi'.$P$49])" office:value-type="float" office:value="0" calcext:value-type="float">
            <text:p>0</text:p>
          </table:table-cell>
          <table:table-cell table:style-name="ce150" table:formula="of:=2*[.F17]+1*[.G17]+0*[.H17]" office:value-type="float" office:value="3" calcext:value-type="float">
            <text:p>3</text:p>
          </table:table-cell>
          <table:table-cell table:style-name="ce150" table:formula="of:=SUMIF([$'Partite Gironi'.$D$2:$'Partite Gironi'.$D$49];[.D17];[$'Partite Gironi'.$K$2:$'Partite Gironi'.$K$49])+SUMIF([$'Partite Gironi'.$F$2:$'Partite Gironi'.$F$49];[.D17];[$'Partite Gironi'.$Q$2:$'Partite Gironi'.$Q$49])" office:value-type="float" office:value="101" calcext:value-type="float">
            <text:p>101</text:p>
          </table:table-cell>
          <table:table-cell table:style-name="ce150" table:formula="of:=SUMIF([$'Partite Gironi'.$D$2:$'Partite Gironi'.$D$49];[.D17];[$'Partite Gironi'.$L$2:$'Partite Gironi'.$L$49])+SUMIF([$'Partite Gironi'.$F$2:$'Partite Gironi'.$F$49];[.D17];[$'Partite Gironi'.$R$2:$'Partite Gironi'.$R$49])" office:value-type="float" office:value="213" calcext:value-type="float">
            <text:p>213</text:p>
          </table:table-cell>
          <table:table-cell table:style-name="ce150" table:formula="of:=SUMIF([$'Partite Gironi'.$D$2:$'Partite Gironi'.$D$49];[.D17];[$'Partite Gironi'.$M$2:$'Partite Gironi'.$M$49])+SUMIF([$'Partite Gironi'.$F$2:$'Partite Gironi'.$F$49];[.D17];[$'Partite Gironi'.$S$2:$'Partite Gironi'.$S$49])" office:value-type="float" office:value="-112" calcext:value-type="float">
            <text:p>-112</text:p>
          </table:table-cell>
          <table:table-cell table:style-name="ce150" table:formula="of:=IF([.I17]=[.I14];[$'Partite Gironi'.Q16];0)" office:value-type="float" office:value="0" calcext:value-type="float">
            <text:p>0</text:p>
          </table:table-cell>
          <table:table-cell table:style-name="ce150" table:formula="of:=IF([.I17]=[.I15];[$'Partite Gironi'.Q18];0)" office:value-type="float" office:value="0" calcext:value-type="float">
            <text:p>0</text:p>
          </table:table-cell>
          <table:table-cell table:style-name="ce150" table:formula="of:=IF([.I17]=[.I16];[$'Partite Gironi'.Q19];0)" office:value-type="float" office:value="0" calcext:value-type="float">
            <text:p>0</text:p>
          </table:table-cell>
          <table:table-cell table:style-name="ce153" table:formula="of:=IF([.I17]=[.I14];[$'Partite Gironi'.S16];0)" office:value-type="float" office:value="0" calcext:value-type="float">
            <text:p>+0</text:p>
          </table:table-cell>
          <table:table-cell table:style-name="ce153" table:formula="of:=IF([.I17]=[.I14];[$'Partite Gironi'.S18];0)" office:value-type="float" office:value="0" calcext:value-type="float">
            <text:p>+0</text:p>
          </table:table-cell>
          <table:table-cell table:style-name="ce153" table:formula="of:=IF([.I17]=[.I16];[$'Partite Gironi'.S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Parametri.A$6:$Parametri.D$37];MATCH(1;([$Parametri.C$6:$Parametri.C$37]=[.$B20])*([$Parametri.D$6:$Parametri.D$37]=[.$C20]);0);2)&amp;&quot; (&quot;&amp;INDEX([$Parametri.A$6:$Parametri.D$37];MATCH(1;([$Parametri.C$6:$Parametri.C$37]=[.$B20])*([$Parametri.D$6:$Parametri.D$37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48" table:formula="of:=[.F20]+[.G20]+[.H20]" office:value-type="float" office:value="3" calcext:value-type="float">
            <text:p>3</text:p>
          </table:table-cell>
          <table:table-cell table:style-name="ce148" table:formula="of:=SUMIF([$'Partite Gironi'.$D$2:$'Partite Gironi'.$D$49];[.D20];[$'Partite Gironi'.$H$2:$'Partite Gironi'.$H$49])+SUMIF([$'Partite Gironi'.$F$2:$'Partite Gironi'.$F$49];[.D20];[$'Partite Gironi'.$N$2:$'Partite Gironi'.$N$49])" office:value-type="float" office:value="1" calcext:value-type="float">
            <text:p>1</text:p>
          </table:table-cell>
          <table:table-cell table:style-name="ce148" table:formula="of:=SUMIF([$'Partite Gironi'.$D$2:$'Partite Gironi'.$D$49];[.D20];[$'Partite Gironi'.$I$2:$'Partite Gironi'.$I$49])+SUMIF([$'Partite Gironi'.$F$2:$'Partite Gironi'.$F$49];[.D20];[$'Partite Gironi'.$O$2:$'Partite Gironi'.$O$49])" office:value-type="float" office:value="2" calcext:value-type="float">
            <text:p>2</text:p>
          </table:table-cell>
          <table:table-cell table:style-name="ce148" table:formula="of:=SUMIF([$'Partite Gironi'.$D$2:$'Partite Gironi'.$D$49];[.D20];[$'Partite Gironi'.$J$2:$'Partite Gironi'.$J$49])+SUMIF([$'Partite Gironi'.$F$2:$'Partite Gironi'.$F$49];[.D20];[$'Partite Gironi'.$P$2:$'Partite Gironi'.$P$49])" office:value-type="float" office:value="0" calcext:value-type="float">
            <text:p>0</text:p>
          </table:table-cell>
          <table:table-cell table:style-name="ce148" table:formula="of:=2*[.F20]+1*[.G20]+0*[.H20]" office:value-type="float" office:value="4" calcext:value-type="float">
            <text:p>4</text:p>
          </table:table-cell>
          <table:table-cell table:style-name="ce148" table:formula="of:=SUMIF([$'Partite Gironi'.$D$2:$'Partite Gironi'.$D$49];[.D20];[$'Partite Gironi'.$K$2:$'Partite Gironi'.$K$49])+SUMIF([$'Partite Gironi'.$F$2:$'Partite Gironi'.$F$49];[.D20];[$'Partite Gironi'.$Q$2:$'Partite Gironi'.$Q$49])" office:value-type="float" office:value="171" calcext:value-type="float">
            <text:p>171</text:p>
          </table:table-cell>
          <table:table-cell table:style-name="ce148" table:formula="of:=SUMIF([$'Partite Gironi'.$D$2:$'Partite Gironi'.$D$49];[.D20];[$'Partite Gironi'.$L$2:$'Partite Gironi'.$L$49])+SUMIF([$'Partite Gironi'.$F$2:$'Partite Gironi'.$F$49];[.D20];[$'Partite Gironi'.$R$2:$'Partite Gironi'.$R$49])" office:value-type="float" office:value="161" calcext:value-type="float">
            <text:p>161</text:p>
          </table:table-cell>
          <table:table-cell table:style-name="ce148" table:formula="of:=SUMIF([$'Partite Gironi'.$D$2:$'Partite Gironi'.$D$49];[.D20];[$'Partite Gironi'.$M$2:$'Partite Gironi'.$M$49])+SUMIF([$'Partite Gironi'.$F$2:$'Partite Gironi'.$F$49];[.D20];[$'Partite Gironi'.$S$2:$'Partite Gironi'.$S$49])" office:value-type="float" office:value="10" calcext:value-type="float">
            <text:p>10</text:p>
          </table:table-cell>
          <table:table-cell table:style-name="ce148" table:formula="of:=IF([.I20]=[.I21];[$'Partite Gironi'.K20];0)" office:value-type="float" office:value="0" calcext:value-type="float">
            <text:p>0</text:p>
          </table:table-cell>
          <table:table-cell table:style-name="ce148" table:formula="of:=IF([.I20]=[.I22];[$'Partite Gironi'.K21];0)" office:value-type="float" office:value="0" calcext:value-type="float">
            <text:p>0</text:p>
          </table:table-cell>
          <table:table-cell table:style-name="ce148" table:formula="of:=IF([.I20]=[.I23];[$'Partite Gironi'.K22];0)" office:value-type="float" office:value="54" calcext:value-type="float">
            <text:p>54</text:p>
          </table:table-cell>
          <table:table-cell table:style-name="ce151" table:formula="of:=IF([.I20]=[.I21];[$'Partite Gironi'.M20];0)" office:value-type="float" office:value="0" calcext:value-type="float">
            <text:p>+0</text:p>
          </table:table-cell>
          <table:table-cell table:style-name="ce151" table:formula="of:=IF([.I20]=[.I22];[$'Partite Gironi'.M21];0)" office:value-type="float" office:value="0" calcext:value-type="float">
            <text:p>+0</text:p>
          </table:table-cell>
          <table:table-cell table:style-name="ce151" table:formula="of:=IF([.I20]=[.I23];[$'Partite Gironi'.M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Parametri.A$6:$Parametri.D$37];MATCH(1;([$Parametri.C$6:$Parametri.C$37]=[.$B21])*([$Parametri.D$6:$Parametri.D$37]=[.$C21]);0);2)&amp;&quot; (&quot;&amp;INDEX([$Parametri.A$6:$Parametri.D$37];MATCH(1;([$Parametri.C$6:$Parametri.C$37]=[.$B21])*([$Parametri.D$6:$Parametri.D$37]=[.$C21]);0);1)&amp;&quot;)&quot;;&quot;DA SISTEMARE&quot;)" office:value-type="string" office:string-value="Pitoni (14)" calcext:value-type="string">
            <text:p>Pitoni (14)</text:p>
          </table:table-cell>
          <table:table-cell table:style-name="ce149" table:formula="of:=[.F21]+[.G21]+[.H21]" office:value-type="float" office:value="3" calcext:value-type="float">
            <text:p>3</text:p>
          </table:table-cell>
          <table:table-cell table:style-name="ce149" table:formula="of:=SUMIF([$'Partite Gironi'.$D$2:$'Partite Gironi'.$D$49];[.D21];[$'Partite Gironi'.$H$2:$'Partite Gironi'.$H$49])+SUMIF([$'Partite Gironi'.$F$2:$'Partite Gironi'.$F$49];[.D21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21];[$'Partite Gironi'.$I$2:$'Partite Gironi'.$I$49])+SUMIF([$'Partite Gironi'.$F$2:$'Partite Gironi'.$F$49];[.D21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21];[$'Partite Gironi'.$J$2:$'Partite Gironi'.$J$49])+SUMIF([$'Partite Gironi'.$F$2:$'Partite Gironi'.$F$49];[.D21];[$'Partite Gironi'.$P$2:$'Partite Gironi'.$P$49])" office:value-type="float" office:value="0" calcext:value-type="float">
            <text:p>0</text:p>
          </table:table-cell>
          <table:table-cell table:style-name="ce149" table:formula="of:=2*[.F21]+1*[.G21]+0*[.H21]" office:value-type="float" office:value="5" calcext:value-type="float">
            <text:p>5</text:p>
          </table:table-cell>
          <table:table-cell table:style-name="ce149" table:formula="of:=SUMIF([$'Partite Gironi'.$D$2:$'Partite Gironi'.$D$49];[.D21];[$'Partite Gironi'.$K$2:$'Partite Gironi'.$K$49])+SUMIF([$'Partite Gironi'.$F$2:$'Partite Gironi'.$F$49];[.D21];[$'Partite Gironi'.$Q$2:$'Partite Gironi'.$Q$49])" office:value-type="float" office:value="218" calcext:value-type="float">
            <text:p>218</text:p>
          </table:table-cell>
          <table:table-cell table:style-name="ce149" table:formula="of:=SUMIF([$'Partite Gironi'.$D$2:$'Partite Gironi'.$D$49];[.D21];[$'Partite Gironi'.$L$2:$'Partite Gironi'.$L$49])+SUMIF([$'Partite Gironi'.$F$2:$'Partite Gironi'.$F$49];[.D21];[$'Partite Gironi'.$R$2:$'Partite Gironi'.$R$49])" office:value-type="float" office:value="206" calcext:value-type="float">
            <text:p>206</text:p>
          </table:table-cell>
          <table:table-cell table:style-name="ce149" table:formula="of:=SUMIF([$'Partite Gironi'.$D$2:$'Partite Gironi'.$D$49];[.D21];[$'Partite Gironi'.$M$2:$'Partite Gironi'.$M$49])+SUMIF([$'Partite Gironi'.$F$2:$'Partite Gironi'.$F$49];[.D21];[$'Partite Gironi'.$S$2:$'Partite Gironi'.$S$49])" office:value-type="float" office:value="12" calcext:value-type="float">
            <text:p>12</text:p>
          </table:table-cell>
          <table:table-cell table:style-name="ce149" table:formula="of:=IF([.I21]=[.I22];[$'Partite Gironi'.K23];0)" office:value-type="float" office:value="67" calcext:value-type="float">
            <text:p>67</text:p>
          </table:table-cell>
          <table:table-cell table:style-name="ce149" table:formula="of:=IF([.I21]=[.I23];[$'Partite Gironi'.K24];0)" office:value-type="float" office:value="0" calcext:value-type="float">
            <text:p>0</text:p>
          </table:table-cell>
          <table:table-cell table:style-name="ce149" table:formula="of:=IF([.I21]=[.I20];[$'Partite Gironi'.Q20];0)" office:value-type="float" office:value="0" calcext:value-type="float">
            <text:p>0</text:p>
          </table:table-cell>
          <table:table-cell table:style-name="ce152" table:formula="of:=IF([.F21]=[.F22];[$'Partite Gironi'.M23])" office:value-type="float" office:value="14" calcext:value-type="float">
            <text:p>+14</text:p>
          </table:table-cell>
          <table:table-cell table:style-name="ce152" table:formula="of:=IF([.I21]=[.I23];[$'Partite Gironi'.M24];0)" office:value-type="float" office:value="0" calcext:value-type="float">
            <text:p>+0</text:p>
          </table:table-cell>
          <table:table-cell table:style-name="ce152" table:formula="of:=IF([.I21]=[.I20];[$'Partite Gironi'.S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Parametri.A$6:$Parametri.D$37];MATCH(1;([$Parametri.C$6:$Parametri.C$37]=[.$B22])*([$Parametri.D$6:$Parametri.D$37]=[.$C22]);0);2)&amp;&quot; (&quot;&amp;INDEX([$Parametri.A$6:$Parametri.D$37];MATCH(1;([$Parametri.C$6:$Parametri.C$37]=[.$B22])*([$Parametri.D$6:$Parametri.D$37]=[.$C22]);0);1)&amp;&quot;)&quot;;&quot;DA SISTEMARE&quot;)" office:value-type="string" office:string-value="Aquile (15)" calcext:value-type="string">
            <text:p>Aquile (15)</text:p>
          </table:table-cell>
          <table:table-cell table:style-name="ce149" table:formula="of:=[.F22]+[.G22]+[.H22]" office:value-type="float" office:value="3" calcext:value-type="float">
            <text:p>3</text:p>
          </table:table-cell>
          <table:table-cell table:style-name="ce149" table:formula="of:=SUMIF([$'Partite Gironi'.$D$2:$'Partite Gironi'.$D$49];[.D22];[$'Partite Gironi'.$H$2:$'Partite Gironi'.$H$49])+SUMIF([$'Partite Gironi'.$F$2:$'Partite Gironi'.$F$49];[.D22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22];[$'Partite Gironi'.$I$2:$'Partite Gironi'.$I$49])+SUMIF([$'Partite Gironi'.$F$2:$'Partite Gironi'.$F$49];[.D22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22];[$'Partite Gironi'.$J$2:$'Partite Gironi'.$J$49])+SUMIF([$'Partite Gironi'.$F$2:$'Partite Gironi'.$F$49];[.D22];[$'Partite Gironi'.$P$2:$'Partite Gironi'.$P$49])" office:value-type="float" office:value="0" calcext:value-type="float">
            <text:p>0</text:p>
          </table:table-cell>
          <table:table-cell table:style-name="ce149" table:formula="of:=2*[.F22]+1*[.G22]+0*[.H22]" office:value-type="float" office:value="5" calcext:value-type="float">
            <text:p>5</text:p>
          </table:table-cell>
          <table:table-cell table:style-name="ce149" table:formula="of:=SUMIF([$'Partite Gironi'.$D$2:$'Partite Gironi'.$D$49];[.D22];[$'Partite Gironi'.$K$2:$'Partite Gironi'.$K$49])+SUMIF([$'Partite Gironi'.$F$2:$'Partite Gironi'.$F$49];[.D22];[$'Partite Gironi'.$Q$2:$'Partite Gironi'.$Q$49])" office:value-type="float" office:value="154" calcext:value-type="float">
            <text:p>154</text:p>
          </table:table-cell>
          <table:table-cell table:style-name="ce149" table:formula="of:=SUMIF([$'Partite Gironi'.$D$2:$'Partite Gironi'.$D$49];[.D22];[$'Partite Gironi'.$L$2:$'Partite Gironi'.$L$49])+SUMIF([$'Partite Gironi'.$F$2:$'Partite Gironi'.$F$49];[.D22];[$'Partite Gironi'.$R$2:$'Partite Gironi'.$R$49])" office:value-type="float" office:value="140" calcext:value-type="float">
            <text:p>140</text:p>
          </table:table-cell>
          <table:table-cell table:style-name="ce149" table:formula="of:=SUMIF([$'Partite Gironi'.$D$2:$'Partite Gironi'.$D$49];[.D22];[$'Partite Gironi'.$M$2:$'Partite Gironi'.$M$49])+SUMIF([$'Partite Gironi'.$F$2:$'Partite Gironi'.$F$49];[.D22];[$'Partite Gironi'.$S$2:$'Partite Gironi'.$S$49])" office:value-type="float" office:value="14" calcext:value-type="float">
            <text:p>14</text:p>
          </table:table-cell>
          <table:table-cell table:style-name="ce149" table:formula="of:=IF([.I22]=[.I23];[$'Partite Gironi'.K25];0)" office:value-type="float" office:value="0" calcext:value-type="float">
            <text:p>0</text:p>
          </table:table-cell>
          <table:table-cell table:style-name="ce149" table:formula="of:=IF([.I22]=[.I20];[$'Partite Gironi'.Q21];0)" office:value-type="float" office:value="0" calcext:value-type="float">
            <text:p>0</text:p>
          </table:table-cell>
          <table:table-cell table:style-name="ce149" table:formula="of:=IF([.I22]=[.I21];[$'Partite Gironi'.Q23];0)" office:value-type="float" office:value="53" calcext:value-type="float">
            <text:p>53</text:p>
          </table:table-cell>
          <table:table-cell table:style-name="ce152" table:formula="of:=IF([.I22]=[.I23];[$'Partite Gironi'.M25];0)" office:value-type="float" office:value="0" calcext:value-type="float">
            <text:p>+0</text:p>
          </table:table-cell>
          <table:table-cell table:style-name="ce152" table:formula="of:=IF([.D22]=[.D20];[$'Partite Gironi'.S21];0)" office:value-type="float" office:value="0" calcext:value-type="float">
            <text:p>+0</text:p>
          </table:table-cell>
          <table:table-cell table:style-name="ce152" table:formula="of:=IF([.I22]=[.I21];[$'Partite Gironi'.S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Parametri.A$6:$Parametri.D$37];MATCH(1;([$Parametri.C$6:$Parametri.C$37]=[.$B23])*([$Parametri.D$6:$Parametri.D$37]=[.$C23]);0);2)&amp;&quot; (&quot;&amp;INDEX([$Parametri.A$6:$Parametri.D$37];MATCH(1;([$Parametri.C$6:$Parametri.C$37]=[.$B23])*([$Parametri.D$6:$Parametri.D$37]=[.$C23]);0);1)&amp;&quot;)&quot;;&quot;DA SISTEMARE&quot;)" office:value-type="string" office:string-value="Falchi (16)" calcext:value-type="string">
            <text:p>Falchi (16)</text:p>
          </table:table-cell>
          <table:table-cell table:style-name="ce150" table:formula="of:=[.F23]+[.G23]+[.H23]" office:value-type="float" office:value="3" calcext:value-type="float">
            <text:p>3</text:p>
          </table:table-cell>
          <table:table-cell table:style-name="ce150" table:formula="of:=SUMIF([$'Partite Gironi'.$D$2:$'Partite Gironi'.$D$49];[.D23];[$'Partite Gironi'.$H$2:$'Partite Gironi'.$H$49])+SUMIF([$'Partite Gironi'.$F$2:$'Partite Gironi'.$F$49];[.D23];[$'Partite Gironi'.$N$2:$'Partite Gironi'.$N$49])" office:value-type="float" office:value="1" calcext:value-type="float">
            <text:p>1</text:p>
          </table:table-cell>
          <table:table-cell table:style-name="ce150" table:formula="of:=SUMIF([$'Partite Gironi'.$D$2:$'Partite Gironi'.$D$49];[.D23];[$'Partite Gironi'.$I$2:$'Partite Gironi'.$I$49])+SUMIF([$'Partite Gironi'.$F$2:$'Partite Gironi'.$F$49];[.D23];[$'Partite Gironi'.$O$2:$'Partite Gironi'.$O$49])" office:value-type="float" office:value="2" calcext:value-type="float">
            <text:p>2</text:p>
          </table:table-cell>
          <table:table-cell table:style-name="ce150" table:formula="of:=SUMIF([$'Partite Gironi'.$D$2:$'Partite Gironi'.$D$49];[.D23];[$'Partite Gironi'.$J$2:$'Partite Gironi'.$J$49])+SUMIF([$'Partite Gironi'.$F$2:$'Partite Gironi'.$F$49];[.D23];[$'Partite Gironi'.$P$2:$'Partite Gironi'.$P$49])" office:value-type="float" office:value="0" calcext:value-type="float">
            <text:p>0</text:p>
          </table:table-cell>
          <table:table-cell table:style-name="ce150" table:formula="of:=2*[.F23]+1*[.G23]+0*[.H23]" office:value-type="float" office:value="4" calcext:value-type="float">
            <text:p>4</text:p>
          </table:table-cell>
          <table:table-cell table:style-name="ce150" table:formula="of:=SUMIF([$'Partite Gironi'.$D$2:$'Partite Gironi'.$D$49];[.D23];[$'Partite Gironi'.$K$2:$'Partite Gironi'.$K$49])+SUMIF([$'Partite Gironi'.$F$2:$'Partite Gironi'.$F$49];[.D23];[$'Partite Gironi'.$Q$2:$'Partite Gironi'.$Q$49])" office:value-type="float" office:value="173" calcext:value-type="float">
            <text:p>173</text:p>
          </table:table-cell>
          <table:table-cell table:style-name="ce150" table:formula="of:=SUMIF([$'Partite Gironi'.$D$2:$'Partite Gironi'.$D$49];[.D23];[$'Partite Gironi'.$L$2:$'Partite Gironi'.$L$49])+SUMIF([$'Partite Gironi'.$F$2:$'Partite Gironi'.$F$49];[.D23];[$'Partite Gironi'.$R$2:$'Partite Gironi'.$R$49])" office:value-type="float" office:value="209" calcext:value-type="float">
            <text:p>209</text:p>
          </table:table-cell>
          <table:table-cell table:style-name="ce150" table:formula="of:=SUMIF([$'Partite Gironi'.$D$2:$'Partite Gironi'.$D$49];[.D23];[$'Partite Gironi'.$M$2:$'Partite Gironi'.$M$49])+SUMIF([$'Partite Gironi'.$F$2:$'Partite Gironi'.$F$49];[.D23];[$'Partite Gironi'.$S$2:$'Partite Gironi'.$S$49])" office:value-type="float" office:value="-36" calcext:value-type="float">
            <text:p>-36</text:p>
          </table:table-cell>
          <table:table-cell table:style-name="ce150" table:formula="of:=IF([.I23]=[.I20];[$'Partite Gironi'.Q22];0)" office:value-type="float" office:value="64" calcext:value-type="float">
            <text:p>64</text:p>
          </table:table-cell>
          <table:table-cell table:style-name="ce150" table:formula="of:=IF([.I23]=[.I21];[$'Partite Gironi'.Q24];0)" office:value-type="float" office:value="0" calcext:value-type="float">
            <text:p>0</text:p>
          </table:table-cell>
          <table:table-cell table:style-name="ce150" table:formula="of:=IF([.I23]=[.I22];[$'Partite Gironi'.Q25];0)" office:value-type="float" office:value="0" calcext:value-type="float">
            <text:p>0</text:p>
          </table:table-cell>
          <table:table-cell table:style-name="ce153" table:formula="of:=IF([.I23]=[.I20];[$'Partite Gironi'.S22];0)" office:value-type="float" office:value="10" calcext:value-type="float">
            <text:p>+10</text:p>
          </table:table-cell>
          <table:table-cell table:style-name="ce153" table:formula="of:=IF([.I23]=[.I20];[$'Partite Gironi'.S24];0)" office:value-type="float" office:value="-26" calcext:value-type="float">
            <text:p>-26</text:p>
          </table:table-cell>
          <table:table-cell table:style-name="ce153" table:formula="of:=IF([.I23]=[.I22];[$'Partite Gironi'.S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Parametri.A$6:$Parametri.D$37];MATCH(1;([$Parametri.C$6:$Parametri.C$37]=[.$B26])*([$Parametri.D$6:$Parametri.D$37]=[.$C26]);0);2)&amp;&quot; (&quot;&amp;INDEX([$Parametri.A$6:$Parametri.D$37];MATCH(1;([$Parametri.C$6:$Parametri.C$37]=[.$B26])*([$Parametri.D$6:$Parametri.D$37]=[.$C26]);0);1)&amp;&quot;)&quot;;&quot;DA SISTEMARE&quot;)" office:value-type="string" office:string-value="Bisonti (17)" calcext:value-type="string">
            <text:p>Bisonti (17)</text:p>
          </table:table-cell>
          <table:table-cell table:style-name="ce148" table:formula="of:=[.F26]+[.G26]+[.H26]" office:value-type="float" office:value="3" calcext:value-type="float">
            <text:p>3</text:p>
          </table:table-cell>
          <table:table-cell table:style-name="ce148" table:formula="of:=SUMIF([$'Partite Gironi'.$D$2:$'Partite Gironi'.$D$49];[.D26];[$'Partite Gironi'.$H$2:$'Partite Gironi'.$H$49])+SUMIF([$'Partite Gironi'.$F$2:$'Partite Gironi'.$F$49];[.D26];[$'Partite Gironi'.$N$2:$'Partite Gironi'.$N$49])" office:value-type="float" office:value="1" calcext:value-type="float">
            <text:p>1</text:p>
          </table:table-cell>
          <table:table-cell table:style-name="ce148" table:formula="of:=SUMIF([$'Partite Gironi'.$D$2:$'Partite Gironi'.$D$49];[.D26];[$'Partite Gironi'.$I$2:$'Partite Gironi'.$I$49])+SUMIF([$'Partite Gironi'.$F$2:$'Partite Gironi'.$F$49];[.D26];[$'Partite Gironi'.$O$2:$'Partite Gironi'.$O$49])" office:value-type="float" office:value="2" calcext:value-type="float">
            <text:p>2</text:p>
          </table:table-cell>
          <table:table-cell table:style-name="ce148" table:formula="of:=SUMIF([$'Partite Gironi'.$D$2:$'Partite Gironi'.$D$49];[.D26];[$'Partite Gironi'.$J$2:$'Partite Gironi'.$J$49])+SUMIF([$'Partite Gironi'.$F$2:$'Partite Gironi'.$F$49];[.D26];[$'Partite Gironi'.$P$2:$'Partite Gironi'.$P$49])" office:value-type="float" office:value="0" calcext:value-type="float">
            <text:p>0</text:p>
          </table:table-cell>
          <table:table-cell table:style-name="ce148" table:formula="of:=2*[.F26]+1*[.G26]+0*[.H26]" office:value-type="float" office:value="4" calcext:value-type="float">
            <text:p>4</text:p>
          </table:table-cell>
          <table:table-cell table:style-name="ce148" table:formula="of:=SUMIF([$'Partite Gironi'.$D$2:$'Partite Gironi'.$D$49];[.D26];[$'Partite Gironi'.$K$2:$'Partite Gironi'.$K$49])+SUMIF([$'Partite Gironi'.$F$2:$'Partite Gironi'.$F$49];[.D26];[$'Partite Gironi'.$Q$2:$'Partite Gironi'.$Q$49])" office:value-type="float" office:value="148" calcext:value-type="float">
            <text:p>148</text:p>
          </table:table-cell>
          <table:table-cell table:style-name="ce148" table:formula="of:=SUMIF([$'Partite Gironi'.$D$2:$'Partite Gironi'.$D$49];[.D26];[$'Partite Gironi'.$L$2:$'Partite Gironi'.$L$49])+SUMIF([$'Partite Gironi'.$F$2:$'Partite Gironi'.$F$49];[.D26];[$'Partite Gironi'.$R$2:$'Partite Gironi'.$R$49])" office:value-type="float" office:value="179" calcext:value-type="float">
            <text:p>179</text:p>
          </table:table-cell>
          <table:table-cell table:style-name="ce148" table:formula="of:=SUMIF([$'Partite Gironi'.$D$2:$'Partite Gironi'.$D$49];[.D26];[$'Partite Gironi'.$M$2:$'Partite Gironi'.$M$49])+SUMIF([$'Partite Gironi'.$F$2:$'Partite Gironi'.$F$49];[.D26];[$'Partite Gironi'.$S$2:$'Partite Gironi'.$S$49])" office:value-type="float" office:value="-31" calcext:value-type="float">
            <text:p>-31</text:p>
          </table:table-cell>
          <table:table-cell table:style-name="ce148" table:formula="of:=IF([.I26]=[.I27];[$'Partite Gironi'.K26];0)" office:value-type="float" office:value="86" calcext:value-type="float">
            <text:p>86</text:p>
          </table:table-cell>
          <table:table-cell table:style-name="ce148" table:formula="of:=IF([.I26]=[.I28];[$'Partite Gironi'.K27];0)" office:value-type="float" office:value="0" calcext:value-type="float">
            <text:p>0</text:p>
          </table:table-cell>
          <table:table-cell table:style-name="ce148" table:formula="of:=IF([.I26]=[.I29];[$'Partite Gironi'.K28];0)" office:value-type="float" office:value="0" calcext:value-type="float">
            <text:p>0</text:p>
          </table:table-cell>
          <table:table-cell table:style-name="ce151" table:formula="of:=IF([.I26]=[.I27];[$'Partite Gironi'.M26];0)" office:value-type="float" office:value="-11" calcext:value-type="float">
            <text:p>-11</text:p>
          </table:table-cell>
          <table:table-cell table:style-name="ce151" table:formula="of:=IF([.I26]=[.I28];[$'Partite Gironi'.M27];0)" office:value-type="float" office:value="0" calcext:value-type="float">
            <text:p>+0</text:p>
          </table:table-cell>
          <table:table-cell table:style-name="ce151" table:formula="of:=IF([.I26]=[.I29];[$'Partite Gironi'.M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Parametri.A$6:$Parametri.D$37];MATCH(1;([$Parametri.C$6:$Parametri.C$37]=[.$B27])*([$Parametri.D$6:$Parametri.D$37]=[.$C27]);0);2)&amp;&quot; (&quot;&amp;INDEX([$Parametri.A$6:$Parametri.D$37];MATCH(1;([$Parametri.C$6:$Parametri.C$37]=[.$B27])*([$Parametri.D$6:$Parametri.D$37]=[.$C27]);0);1)&amp;&quot;)&quot;;&quot;DA SISTEMARE&quot;)" office:value-type="string" office:string-value="Bufali (18)" calcext:value-type="string">
            <text:p>Bufali (18)</text:p>
          </table:table-cell>
          <table:table-cell table:style-name="ce149" table:formula="of:=[.F27]+[.G27]+[.H27]" office:value-type="float" office:value="3" calcext:value-type="float">
            <text:p>3</text:p>
          </table:table-cell>
          <table:table-cell table:style-name="ce149" table:formula="of:=SUMIF([$'Partite Gironi'.$D$2:$'Partite Gironi'.$D$49];[.D27];[$'Partite Gironi'.$H$2:$'Partite Gironi'.$H$49])+SUMIF([$'Partite Gironi'.$F$2:$'Partite Gironi'.$F$49];[.D27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27];[$'Partite Gironi'.$I$2:$'Partite Gironi'.$I$49])+SUMIF([$'Partite Gironi'.$F$2:$'Partite Gironi'.$F$49];[.D27];[$'Partite Gironi'.$O$2:$'Partite Gironi'.$O$49])" office:value-type="float" office:value="0" calcext:value-type="float">
            <text:p>0</text:p>
          </table:table-cell>
          <table:table-cell table:style-name="ce149" table:formula="of:=SUMIF([$'Partite Gironi'.$D$2:$'Partite Gironi'.$D$49];[.D27];[$'Partite Gironi'.$J$2:$'Partite Gironi'.$J$49])+SUMIF([$'Partite Gironi'.$F$2:$'Partite Gironi'.$F$49];[.D27];[$'Partite Gironi'.$P$2:$'Partite Gironi'.$P$49])" office:value-type="float" office:value="1" calcext:value-type="float">
            <text:p>1</text:p>
          </table:table-cell>
          <table:table-cell table:style-name="ce149" table:formula="of:=2*[.F27]+1*[.G27]+0*[.H27]" office:value-type="float" office:value="4" calcext:value-type="float">
            <text:p>4</text:p>
          </table:table-cell>
          <table:table-cell table:style-name="ce149" table:formula="of:=SUMIF([$'Partite Gironi'.$D$2:$'Partite Gironi'.$D$49];[.D27];[$'Partite Gironi'.$K$2:$'Partite Gironi'.$K$49])+SUMIF([$'Partite Gironi'.$F$2:$'Partite Gironi'.$F$49];[.D27];[$'Partite Gironi'.$Q$2:$'Partite Gironi'.$Q$49])" office:value-type="float" office:value="163" calcext:value-type="float">
            <text:p>163</text:p>
          </table:table-cell>
          <table:table-cell table:style-name="ce149" table:formula="of:=SUMIF([$'Partite Gironi'.$D$2:$'Partite Gironi'.$D$49];[.D27];[$'Partite Gironi'.$L$2:$'Partite Gironi'.$L$49])+SUMIF([$'Partite Gironi'.$F$2:$'Partite Gironi'.$F$49];[.D27];[$'Partite Gironi'.$R$2:$'Partite Gironi'.$R$49])" office:value-type="float" office:value="155" calcext:value-type="float">
            <text:p>155</text:p>
          </table:table-cell>
          <table:table-cell table:style-name="ce149" table:formula="of:=SUMIF([$'Partite Gironi'.$D$2:$'Partite Gironi'.$D$49];[.D27];[$'Partite Gironi'.$M$2:$'Partite Gironi'.$M$49])+SUMIF([$'Partite Gironi'.$F$2:$'Partite Gironi'.$F$49];[.D27];[$'Partite Gironi'.$S$2:$'Partite Gironi'.$S$49])" office:value-type="float" office:value="8" calcext:value-type="float">
            <text:p>8</text:p>
          </table:table-cell>
          <table:table-cell table:style-name="ce149" table:formula="of:=IF([.I27]=[.I28];[$'Partite Gironi'.K29];0)" office:value-type="float" office:value="0" calcext:value-type="float">
            <text:p>0</text:p>
          </table:table-cell>
          <table:table-cell table:style-name="ce149" table:formula="of:=IF([.I27]=[.I29];[$'Partite Gironi'.K30];0)" office:value-type="float" office:value="0" calcext:value-type="float">
            <text:p>0</text:p>
          </table:table-cell>
          <table:table-cell table:style-name="ce149" table:formula="of:=IF([.I27]=[.I26];[$'Partite Gironi'.Q26];0)" office:value-type="float" office:value="97" calcext:value-type="float">
            <text:p>97</text:p>
          </table:table-cell>
          <table:table-cell table:style-name="ce152" table:formula="of:=IF([.F27]=[.F28];[$'Partite Gironi'.M29])" office:value-type="float" office:value="0" calcext:value-type="float">
            <text:p>+0</text:p>
          </table:table-cell>
          <table:table-cell table:style-name="ce152" table:formula="of:=IF([.I27]=[.I29];[$'Partite Gironi'.M30];0)" office:value-type="float" office:value="0" calcext:value-type="float">
            <text:p>+0</text:p>
          </table:table-cell>
          <table:table-cell table:style-name="ce152" table:formula="of:=IF([.I27]=[.I26];[$'Partite Gironi'.S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Parametri.A$6:$Parametri.D$37];MATCH(1;([$Parametri.C$6:$Parametri.C$37]=[.$B28])*([$Parametri.D$6:$Parametri.D$37]=[.$C28]);0);2)&amp;&quot; (&quot;&amp;INDEX([$Parametri.A$6:$Parametri.D$37];MATCH(1;([$Parametri.C$6:$Parametri.C$37]=[.$B28])*([$Parametri.D$6:$Parametri.D$37]=[.$C28]);0);1)&amp;&quot;)&quot;;&quot;DA SISTEMARE&quot;)" office:value-type="string" office:string-value="Cervi (19)" calcext:value-type="string">
            <text:p>Cervi (19)</text:p>
          </table:table-cell>
          <table:table-cell table:style-name="ce149" table:formula="of:=[.F28]+[.G28]+[.H28]" office:value-type="float" office:value="3" calcext:value-type="float">
            <text:p>3</text:p>
          </table:table-cell>
          <table:table-cell table:style-name="ce149" table:formula="of:=SUMIF([$'Partite Gironi'.$D$2:$'Partite Gironi'.$D$49];[.D28];[$'Partite Gironi'.$H$2:$'Partite Gironi'.$H$49])+SUMIF([$'Partite Gironi'.$F$2:$'Partite Gironi'.$F$49];[.D28];[$'Partite Gironi'.$N$2:$'Partite Gironi'.$N$49])" office:value-type="float" office:value="0" calcext:value-type="float">
            <text:p>0</text:p>
          </table:table-cell>
          <table:table-cell table:style-name="ce149" table:formula="of:=SUMIF([$'Partite Gironi'.$D$2:$'Partite Gironi'.$D$49];[.D28];[$'Partite Gironi'.$I$2:$'Partite Gironi'.$I$49])+SUMIF([$'Partite Gironi'.$F$2:$'Partite Gironi'.$F$49];[.D28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28];[$'Partite Gironi'.$J$2:$'Partite Gironi'.$J$49])+SUMIF([$'Partite Gironi'.$F$2:$'Partite Gironi'.$F$49];[.D28];[$'Partite Gironi'.$P$2:$'Partite Gironi'.$P$49])" office:value-type="float" office:value="2" calcext:value-type="float">
            <text:p>2</text:p>
          </table:table-cell>
          <table:table-cell table:style-name="ce149" table:formula="of:=2*[.F28]+1*[.G28]+0*[.H28]" office:value-type="float" office:value="1" calcext:value-type="float">
            <text:p>1</text:p>
          </table:table-cell>
          <table:table-cell table:style-name="ce149" table:formula="of:=SUMIF([$'Partite Gironi'.$D$2:$'Partite Gironi'.$D$49];[.D28];[$'Partite Gironi'.$K$2:$'Partite Gironi'.$K$49])+SUMIF([$'Partite Gironi'.$F$2:$'Partite Gironi'.$F$49];[.D28];[$'Partite Gironi'.$Q$2:$'Partite Gironi'.$Q$49])" office:value-type="float" office:value="49" calcext:value-type="float">
            <text:p>49</text:p>
          </table:table-cell>
          <table:table-cell table:style-name="ce149" table:formula="of:=SUMIF([$'Partite Gironi'.$D$2:$'Partite Gironi'.$D$49];[.D28];[$'Partite Gironi'.$L$2:$'Partite Gironi'.$L$49])+SUMIF([$'Partite Gironi'.$F$2:$'Partite Gironi'.$F$49];[.D28];[$'Partite Gironi'.$R$2:$'Partite Gironi'.$R$49])" office:value-type="float" office:value="106" calcext:value-type="float">
            <text:p>106</text:p>
          </table:table-cell>
          <table:table-cell table:style-name="ce149" table:formula="of:=SUMIF([$'Partite Gironi'.$D$2:$'Partite Gironi'.$D$49];[.D28];[$'Partite Gironi'.$M$2:$'Partite Gironi'.$M$49])+SUMIF([$'Partite Gironi'.$F$2:$'Partite Gironi'.$F$49];[.D28];[$'Partite Gironi'.$S$2:$'Partite Gironi'.$S$49])" office:value-type="float" office:value="-57" calcext:value-type="float">
            <text:p>-57</text:p>
          </table:table-cell>
          <table:table-cell table:style-name="ce149" table:formula="of:=IF([.I28]=[.I29];[$'Partite Gironi'.K31];0)" office:value-type="float" office:value="0" calcext:value-type="float">
            <text:p>0</text:p>
          </table:table-cell>
          <table:table-cell table:style-name="ce149" table:formula="of:=IF([.I28]=[.I26];[$'Partite Gironi'.Q27];0)" office:value-type="float" office:value="0" calcext:value-type="float">
            <text:p>0</text:p>
          </table:table-cell>
          <table:table-cell table:style-name="ce149" table:formula="of:=IF([.I28]=[.I27];[$'Partite Gironi'.Q29];0)" office:value-type="float" office:value="0" calcext:value-type="float">
            <text:p>0</text:p>
          </table:table-cell>
          <table:table-cell table:style-name="ce152" table:formula="of:=IF([.I28]=[.I29];[$'Partite Gironi'.M31];0)" office:value-type="float" office:value="0" calcext:value-type="float">
            <text:p>+0</text:p>
          </table:table-cell>
          <table:table-cell table:style-name="ce152" table:formula="of:=IF([.D28]=[.D26];[$'Partite Gironi'.S27];0)" office:value-type="float" office:value="0" calcext:value-type="float">
            <text:p>+0</text:p>
          </table:table-cell>
          <table:table-cell table:style-name="ce152" table:formula="of:=IF([.I28]=[.I27];[$'Partite Gironi'.S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Parametri.A$6:$Parametri.D$37];MATCH(1;([$Parametri.C$6:$Parametri.C$37]=[.$B29])*([$Parametri.D$6:$Parametri.D$37]=[.$C29]);0);2)&amp;&quot; (&quot;&amp;INDEX([$Parametri.A$6:$Parametri.D$37];MATCH(1;([$Parametri.C$6:$Parametri.C$37]=[.$B29])*([$Parametri.D$6:$Parametri.D$37]=[.$C29]);0);1)&amp;&quot;)&quot;;&quot;DA SISTEMARE&quot;)" office:value-type="string" office:string-value="Cinghiali (20)" calcext:value-type="string">
            <text:p>Cinghiali (20)</text:p>
          </table:table-cell>
          <table:table-cell table:style-name="ce150" table:formula="of:=[.F29]+[.G29]+[.H29]" office:value-type="float" office:value="3" calcext:value-type="float">
            <text:p>3</text:p>
          </table:table-cell>
          <table:table-cell table:style-name="ce150" table:formula="of:=SUMIF([$'Partite Gironi'.$D$2:$'Partite Gironi'.$D$49];[.D29];[$'Partite Gironi'.$H$2:$'Partite Gironi'.$H$49])+SUMIF([$'Partite Gironi'.$F$2:$'Partite Gironi'.$F$49];[.D29];[$'Partite Gironi'.$N$2:$'Partite Gironi'.$N$49])" office:value-type="float" office:value="3" calcext:value-type="float">
            <text:p>3</text:p>
          </table:table-cell>
          <table:table-cell table:style-name="ce150" table:formula="of:=SUMIF([$'Partite Gironi'.$D$2:$'Partite Gironi'.$D$49];[.D29];[$'Partite Gironi'.$I$2:$'Partite Gironi'.$I$49])+SUMIF([$'Partite Gironi'.$F$2:$'Partite Gironi'.$F$49];[.D29];[$'Partite Gironi'.$O$2:$'Partite Gironi'.$O$49])" office:value-type="float" office:value="0" calcext:value-type="float">
            <text:p>0</text:p>
          </table:table-cell>
          <table:table-cell table:style-name="ce150" table:formula="of:=SUMIF([$'Partite Gironi'.$D$2:$'Partite Gironi'.$D$49];[.D29];[$'Partite Gironi'.$J$2:$'Partite Gironi'.$J$49])+SUMIF([$'Partite Gironi'.$F$2:$'Partite Gironi'.$F$49];[.D29];[$'Partite Gironi'.$P$2:$'Partite Gironi'.$P$49])" office:value-type="float" office:value="0" calcext:value-type="float">
            <text:p>0</text:p>
          </table:table-cell>
          <table:table-cell table:style-name="ce150" table:formula="of:=2*[.F29]+1*[.G29]+0*[.H29]" office:value-type="float" office:value="6" calcext:value-type="float">
            <text:p>6</text:p>
          </table:table-cell>
          <table:table-cell table:style-name="ce150" table:formula="of:=SUMIF([$'Partite Gironi'.$D$2:$'Partite Gironi'.$D$49];[.D29];[$'Partite Gironi'.$K$2:$'Partite Gironi'.$K$49])+SUMIF([$'Partite Gironi'.$F$2:$'Partite Gironi'.$F$49];[.D29];[$'Partite Gironi'.$Q$2:$'Partite Gironi'.$Q$49])" office:value-type="float" office:value="122" calcext:value-type="float">
            <text:p>122</text:p>
          </table:table-cell>
          <table:table-cell table:style-name="ce150" table:formula="of:=SUMIF([$'Partite Gironi'.$D$2:$'Partite Gironi'.$D$49];[.D29];[$'Partite Gironi'.$L$2:$'Partite Gironi'.$L$49])+SUMIF([$'Partite Gironi'.$F$2:$'Partite Gironi'.$F$49];[.D29];[$'Partite Gironi'.$R$2:$'Partite Gironi'.$R$49])" office:value-type="float" office:value="42" calcext:value-type="float">
            <text:p>42</text:p>
          </table:table-cell>
          <table:table-cell table:style-name="ce150" table:formula="of:=SUMIF([$'Partite Gironi'.$D$2:$'Partite Gironi'.$D$49];[.D29];[$'Partite Gironi'.$M$2:$'Partite Gironi'.$M$49])+SUMIF([$'Partite Gironi'.$F$2:$'Partite Gironi'.$F$49];[.D29];[$'Partite Gironi'.$S$2:$'Partite Gironi'.$S$49])" office:value-type="float" office:value="80" calcext:value-type="float">
            <text:p>80</text:p>
          </table:table-cell>
          <table:table-cell table:style-name="ce150" table:formula="of:=IF([.I29]=[.I26];[$'Partite Gironi'.Q28];0)" office:value-type="float" office:value="0" calcext:value-type="float">
            <text:p>0</text:p>
          </table:table-cell>
          <table:table-cell table:style-name="ce150" table:formula="of:=IF([.I29]=[.I27];[$'Partite Gironi'.Q30];0)" office:value-type="float" office:value="0" calcext:value-type="float">
            <text:p>0</text:p>
          </table:table-cell>
          <table:table-cell table:style-name="ce150" table:formula="of:=IF([.I29]=[.I28];[$'Partite Gironi'.Q31];0)" office:value-type="float" office:value="0" calcext:value-type="float">
            <text:p>0</text:p>
          </table:table-cell>
          <table:table-cell table:style-name="ce153" table:formula="of:=IF([.I29]=[.I26];[$'Partite Gironi'.S28];0)" office:value-type="float" office:value="0" calcext:value-type="float">
            <text:p>+0</text:p>
          </table:table-cell>
          <table:table-cell table:style-name="ce153" table:formula="of:=IF([.I29]=[.I26];[$'Partite Gironi'.S30];0)" office:value-type="float" office:value="0" calcext:value-type="float">
            <text:p>+0</text:p>
          </table:table-cell>
          <table:table-cell table:style-name="ce153" table:formula="of:=IF([.I29]=[.I28];[$'Partite Gironi'.S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Parametri.A$6:$Parametri.D$37];MATCH(1;([$Parametri.C$6:$Parametri.C$37]=[.$B32])*([$Parametri.D$6:$Parametri.D$37]=[.$C32]);0);2)&amp;&quot; (&quot;&amp;INDEX([$Parametri.A$6:$Parametri.D$37];MATCH(1;([$Parametri.C$6:$Parametri.C$37]=[.$B32])*([$Parametri.D$6:$Parametri.D$37]=[.$C32]);0);1)&amp;&quot;)&quot;;&quot;DA SISTEMARE&quot;)" office:value-type="string" office:string-value="Balene (21)" calcext:value-type="string">
            <text:p>Balene (21)</text:p>
          </table:table-cell>
          <table:table-cell table:style-name="ce148" table:formula="of:=[.F32]+[.G32]+[.H32]" office:value-type="float" office:value="3" calcext:value-type="float">
            <text:p>3</text:p>
          </table:table-cell>
          <table:table-cell table:style-name="ce148" table:formula="of:=SUMIF([$'Partite Gironi'.$D$2:$'Partite Gironi'.$D$49];[.D32];[$'Partite Gironi'.$H$2:$'Partite Gironi'.$H$49])+SUMIF([$'Partite Gironi'.$F$2:$'Partite Gironi'.$F$49];[.D32];[$'Partite Gironi'.$N$2:$'Partite Gironi'.$N$49])" office:value-type="float" office:value="3" calcext:value-type="float">
            <text:p>3</text:p>
          </table:table-cell>
          <table:table-cell table:style-name="ce148" table:formula="of:=SUMIF([$'Partite Gironi'.$D$2:$'Partite Gironi'.$D$49];[.D32];[$'Partite Gironi'.$I$2:$'Partite Gironi'.$I$49])+SUMIF([$'Partite Gironi'.$F$2:$'Partite Gironi'.$F$49];[.D32];[$'Partite Gironi'.$O$2:$'Partite Gironi'.$O$49])" office:value-type="float" office:value="0" calcext:value-type="float">
            <text:p>0</text:p>
          </table:table-cell>
          <table:table-cell table:style-name="ce148" table:formula="of:=SUMIF([$'Partite Gironi'.$D$2:$'Partite Gironi'.$D$49];[.D32];[$'Partite Gironi'.$J$2:$'Partite Gironi'.$J$49])+SUMIF([$'Partite Gironi'.$F$2:$'Partite Gironi'.$F$49];[.D32];[$'Partite Gironi'.$P$2:$'Partite Gironi'.$P$49])" office:value-type="float" office:value="0" calcext:value-type="float">
            <text:p>0</text:p>
          </table:table-cell>
          <table:table-cell table:style-name="ce148" table:formula="of:=2*[.F32]+1*[.G32]+0*[.H32]" office:value-type="float" office:value="6" calcext:value-type="float">
            <text:p>6</text:p>
          </table:table-cell>
          <table:table-cell table:style-name="ce148" table:formula="of:=SUMIF([$'Partite Gironi'.$D$2:$'Partite Gironi'.$D$49];[.D32];[$'Partite Gironi'.$K$2:$'Partite Gironi'.$K$49])+SUMIF([$'Partite Gironi'.$F$2:$'Partite Gironi'.$F$49];[.D32];[$'Partite Gironi'.$Q$2:$'Partite Gironi'.$Q$49])" office:value-type="float" office:value="149" calcext:value-type="float">
            <text:p>149</text:p>
          </table:table-cell>
          <table:table-cell table:style-name="ce148" table:formula="of:=SUMIF([$'Partite Gironi'.$D$2:$'Partite Gironi'.$D$49];[.D32];[$'Partite Gironi'.$L$2:$'Partite Gironi'.$L$49])+SUMIF([$'Partite Gironi'.$F$2:$'Partite Gironi'.$F$49];[.D32];[$'Partite Gironi'.$R$2:$'Partite Gironi'.$R$49])" office:value-type="float" office:value="88" calcext:value-type="float">
            <text:p>88</text:p>
          </table:table-cell>
          <table:table-cell table:style-name="ce148" table:formula="of:=SUMIF([$'Partite Gironi'.$D$2:$'Partite Gironi'.$D$49];[.D32];[$'Partite Gironi'.$M$2:$'Partite Gironi'.$M$49])+SUMIF([$'Partite Gironi'.$F$2:$'Partite Gironi'.$F$49];[.D32];[$'Partite Gironi'.$S$2:$'Partite Gironi'.$S$49])" office:value-type="float" office:value="61" calcext:value-type="float">
            <text:p>61</text:p>
          </table:table-cell>
          <table:table-cell table:style-name="ce148" table:formula="of:=IF([.I32]=[.I33];[$'Partite Gironi'.K32];0)" office:value-type="float" office:value="0" calcext:value-type="float">
            <text:p>0</text:p>
          </table:table-cell>
          <table:table-cell table:style-name="ce148" table:formula="of:=IF([.I32]=[.I34];[$'Partite Gironi'.K33];0)" office:value-type="float" office:value="0" calcext:value-type="float">
            <text:p>0</text:p>
          </table:table-cell>
          <table:table-cell table:style-name="ce148" table:formula="of:=IF([.I32]=[.I35];[$'Partite Gironi'.K34];0)" office:value-type="float" office:value="0" calcext:value-type="float">
            <text:p>0</text:p>
          </table:table-cell>
          <table:table-cell table:style-name="ce151" table:formula="of:=IF([.I32]=[.I33];[$'Partite Gironi'.M32];0)" office:value-type="float" office:value="0" calcext:value-type="float">
            <text:p>+0</text:p>
          </table:table-cell>
          <table:table-cell table:style-name="ce151" table:formula="of:=IF([.I32]=[.I34];[$'Partite Gironi'.M33];0)" office:value-type="float" office:value="0" calcext:value-type="float">
            <text:p>+0</text:p>
          </table:table-cell>
          <table:table-cell table:style-name="ce151" table:formula="of:=IF([.I32]=[.I35];[$'Partite Gironi'.M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Parametri.A$6:$Parametri.D$37];MATCH(1;([$Parametri.C$6:$Parametri.C$37]=[.$B33])*([$Parametri.D$6:$Parametri.D$37]=[.$C33]);0);2)&amp;&quot; (&quot;&amp;INDEX([$Parametri.A$6:$Parametri.D$37];MATCH(1;([$Parametri.C$6:$Parametri.C$37]=[.$B33])*([$Parametri.D$6:$Parametri.D$37]=[.$C33]);0);1)&amp;&quot;)&quot;;&quot;DA SISTEMARE&quot;)" office:value-type="string" office:string-value="Gabbiani (22)" calcext:value-type="string">
            <text:p>Gabbiani (22)</text:p>
          </table:table-cell>
          <table:table-cell table:style-name="ce149" table:formula="of:=[.F33]+[.G33]+[.H33]" office:value-type="float" office:value="3" calcext:value-type="float">
            <text:p>3</text:p>
          </table:table-cell>
          <table:table-cell table:style-name="ce149" table:formula="of:=SUMIF([$'Partite Gironi'.$D$2:$'Partite Gironi'.$D$49];[.D33];[$'Partite Gironi'.$H$2:$'Partite Gironi'.$H$49])+SUMIF([$'Partite Gironi'.$F$2:$'Partite Gironi'.$F$49];[.D33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33];[$'Partite Gironi'.$I$2:$'Partite Gironi'.$I$49])+SUMIF([$'Partite Gironi'.$F$2:$'Partite Gironi'.$F$49];[.D33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33];[$'Partite Gironi'.$J$2:$'Partite Gironi'.$J$49])+SUMIF([$'Partite Gironi'.$F$2:$'Partite Gironi'.$F$49];[.D33];[$'Partite Gironi'.$P$2:$'Partite Gironi'.$P$49])" office:value-type="float" office:value="0" calcext:value-type="float">
            <text:p>0</text:p>
          </table:table-cell>
          <table:table-cell table:style-name="ce149" table:formula="of:=2*[.F33]+1*[.G33]+0*[.H33]" office:value-type="float" office:value="5" calcext:value-type="float">
            <text:p>5</text:p>
          </table:table-cell>
          <table:table-cell table:style-name="ce149" table:formula="of:=SUMIF([$'Partite Gironi'.$D$2:$'Partite Gironi'.$D$49];[.D33];[$'Partite Gironi'.$K$2:$'Partite Gironi'.$K$49])+SUMIF([$'Partite Gironi'.$F$2:$'Partite Gironi'.$F$49];[.D33];[$'Partite Gironi'.$Q$2:$'Partite Gironi'.$Q$49])" office:value-type="float" office:value="176" calcext:value-type="float">
            <text:p>176</text:p>
          </table:table-cell>
          <table:table-cell table:style-name="ce149" table:formula="of:=SUMIF([$'Partite Gironi'.$D$2:$'Partite Gironi'.$D$49];[.D33];[$'Partite Gironi'.$L$2:$'Partite Gironi'.$L$49])+SUMIF([$'Partite Gironi'.$F$2:$'Partite Gironi'.$F$49];[.D33];[$'Partite Gironi'.$R$2:$'Partite Gironi'.$R$49])" office:value-type="float" office:value="134" calcext:value-type="float">
            <text:p>134</text:p>
          </table:table-cell>
          <table:table-cell table:style-name="ce149" table:formula="of:=SUMIF([$'Partite Gironi'.$D$2:$'Partite Gironi'.$D$49];[.D33];[$'Partite Gironi'.$M$2:$'Partite Gironi'.$M$49])+SUMIF([$'Partite Gironi'.$F$2:$'Partite Gironi'.$F$49];[.D33];[$'Partite Gironi'.$S$2:$'Partite Gironi'.$S$49])" office:value-type="float" office:value="42" calcext:value-type="float">
            <text:p>42</text:p>
          </table:table-cell>
          <table:table-cell table:style-name="ce149" table:formula="of:=IF([.I33]=[.I34];[$'Partite Gironi'.K35];0)" office:value-type="float" office:value="0" calcext:value-type="float">
            <text:p>0</text:p>
          </table:table-cell>
          <table:table-cell table:style-name="ce149" table:formula="of:=IF([.I33]=[.I35];[$'Partite Gironi'.K36];0)" office:value-type="float" office:value="0" calcext:value-type="float">
            <text:p>0</text:p>
          </table:table-cell>
          <table:table-cell table:style-name="ce149" table:formula="of:=IF([.I33]=[.I32];[$'Partite Gironi'.Q32];0)" office:value-type="float" office:value="0" calcext:value-type="float">
            <text:p>0</text:p>
          </table:table-cell>
          <table:table-cell table:style-name="ce152" table:formula="of:=IF([.F33]=[.F34];[$'Partite Gironi'.M35])" office:value-type="float" office:value="0" calcext:value-type="float">
            <text:p>+0</text:p>
          </table:table-cell>
          <table:table-cell table:style-name="ce152" table:formula="of:=IF([.I33]=[.I35];[$'Partite Gironi'.M36];0)" office:value-type="float" office:value="0" calcext:value-type="float">
            <text:p>+0</text:p>
          </table:table-cell>
          <table:table-cell table:style-name="ce152" table:formula="of:=IF([.I33]=[.I32];[$'Partite Gironi'.S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Parametri.A$6:$Parametri.D$37];MATCH(1;([$Parametri.C$6:$Parametri.C$37]=[.$B34])*([$Parametri.D$6:$Parametri.D$37]=[.$C34]);0);2)&amp;&quot; (&quot;&amp;INDEX([$Parametri.A$6:$Parametri.D$37];MATCH(1;([$Parametri.C$6:$Parametri.C$37]=[.$B34])*([$Parametri.D$6:$Parametri.D$37]=[.$C34]);0);1)&amp;&quot;)&quot;;&quot;DA SISTEMARE&quot;)" office:value-type="string" office:string-value="Delfini (23)" calcext:value-type="string">
            <text:p>Delfini (23)</text:p>
          </table:table-cell>
          <table:table-cell table:style-name="ce149" table:formula="of:=[.F34]+[.G34]+[.H34]" office:value-type="float" office:value="3" calcext:value-type="float">
            <text:p>3</text:p>
          </table:table-cell>
          <table:table-cell table:style-name="ce149" table:formula="of:=SUMIF([$'Partite Gironi'.$D$2:$'Partite Gironi'.$D$49];[.D34];[$'Partite Gironi'.$H$2:$'Partite Gironi'.$H$49])+SUMIF([$'Partite Gironi'.$F$2:$'Partite Gironi'.$F$49];[.D34];[$'Partite Gironi'.$N$2:$'Partite Gironi'.$N$49])" office:value-type="float" office:value="1" calcext:value-type="float">
            <text:p>1</text:p>
          </table:table-cell>
          <table:table-cell table:style-name="ce149" table:formula="of:=SUMIF([$'Partite Gironi'.$D$2:$'Partite Gironi'.$D$49];[.D34];[$'Partite Gironi'.$I$2:$'Partite Gironi'.$I$49])+SUMIF([$'Partite Gironi'.$F$2:$'Partite Gironi'.$F$49];[.D34];[$'Partite Gironi'.$O$2:$'Partite Gironi'.$O$49])" office:value-type="float" office:value="2" calcext:value-type="float">
            <text:p>2</text:p>
          </table:table-cell>
          <table:table-cell table:style-name="ce149" table:formula="of:=SUMIF([$'Partite Gironi'.$D$2:$'Partite Gironi'.$D$49];[.D34];[$'Partite Gironi'.$J$2:$'Partite Gironi'.$J$49])+SUMIF([$'Partite Gironi'.$F$2:$'Partite Gironi'.$F$49];[.D34];[$'Partite Gironi'.$P$2:$'Partite Gironi'.$P$49])" office:value-type="float" office:value="0" calcext:value-type="float">
            <text:p>0</text:p>
          </table:table-cell>
          <table:table-cell table:style-name="ce149" table:formula="of:=2*[.F34]+1*[.G34]+0*[.H34]" office:value-type="float" office:value="4" calcext:value-type="float">
            <text:p>4</text:p>
          </table:table-cell>
          <table:table-cell table:style-name="ce149" table:formula="of:=SUMIF([$'Partite Gironi'.$D$2:$'Partite Gironi'.$D$49];[.D34];[$'Partite Gironi'.$K$2:$'Partite Gironi'.$K$49])+SUMIF([$'Partite Gironi'.$F$2:$'Partite Gironi'.$F$49];[.D34];[$'Partite Gironi'.$Q$2:$'Partite Gironi'.$Q$49])" office:value-type="float" office:value="134" calcext:value-type="float">
            <text:p>134</text:p>
          </table:table-cell>
          <table:table-cell table:style-name="ce149" table:formula="of:=SUMIF([$'Partite Gironi'.$D$2:$'Partite Gironi'.$D$49];[.D34];[$'Partite Gironi'.$L$2:$'Partite Gironi'.$L$49])+SUMIF([$'Partite Gironi'.$F$2:$'Partite Gironi'.$F$49];[.D34];[$'Partite Gironi'.$R$2:$'Partite Gironi'.$R$49])" office:value-type="float" office:value="204" calcext:value-type="float">
            <text:p>204</text:p>
          </table:table-cell>
          <table:table-cell table:style-name="ce149" table:formula="of:=SUMIF([$'Partite Gironi'.$D$2:$'Partite Gironi'.$D$49];[.D34];[$'Partite Gironi'.$M$2:$'Partite Gironi'.$M$49])+SUMIF([$'Partite Gironi'.$F$2:$'Partite Gironi'.$F$49];[.D34];[$'Partite Gironi'.$S$2:$'Partite Gironi'.$S$49])" office:value-type="float" office:value="-70" calcext:value-type="float">
            <text:p>-70</text:p>
          </table:table-cell>
          <table:table-cell table:style-name="ce149" table:formula="of:=IF([.I34]=[.I35];[$'Partite Gironi'.K37];0)" office:value-type="float" office:value="0" calcext:value-type="float">
            <text:p>0</text:p>
          </table:table-cell>
          <table:table-cell table:style-name="ce149" table:formula="of:=IF([.I34]=[.I32];[$'Partite Gironi'.Q33];0)" office:value-type="float" office:value="0" calcext:value-type="float">
            <text:p>0</text:p>
          </table:table-cell>
          <table:table-cell table:style-name="ce149" table:formula="of:=IF([.I34]=[.I33];[$'Partite Gironi'.Q35];0)" office:value-type="float" office:value="0" calcext:value-type="float">
            <text:p>0</text:p>
          </table:table-cell>
          <table:table-cell table:style-name="ce152" table:formula="of:=IF([.I34]=[.I35];[$'Partite Gironi'.M37];0)" office:value-type="float" office:value="0" calcext:value-type="float">
            <text:p>+0</text:p>
          </table:table-cell>
          <table:table-cell table:style-name="ce152" table:formula="of:=IF([.D34]=[.D32];[$'Partite Gironi'.S33];0)" office:value-type="float" office:value="0" calcext:value-type="float">
            <text:p>+0</text:p>
          </table:table-cell>
          <table:table-cell table:style-name="ce152" table:formula="of:=IF([.I34]=[.I33];[$'Partite Gironi'.S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Parametri.A$6:$Parametri.D$37];MATCH(1;([$Parametri.C$6:$Parametri.C$37]=[.$B35])*([$Parametri.D$6:$Parametri.D$37]=[.$C35]);0);2)&amp;&quot; (&quot;&amp;INDEX([$Parametri.A$6:$Parametri.D$37];MATCH(1;([$Parametri.C$6:$Parametri.C$37]=[.$B35])*([$Parametri.D$6:$Parametri.D$37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150" table:formula="of:=[.F35]+[.G35]+[.H35]" office:value-type="float" office:value="3" calcext:value-type="float">
            <text:p>3</text:p>
          </table:table-cell>
          <table:table-cell table:style-name="ce150" table:formula="of:=SUMIF([$'Partite Gironi'.$D$2:$'Partite Gironi'.$D$49];[.D35];[$'Partite Gironi'.$H$2:$'Partite Gironi'.$H$49])+SUMIF([$'Partite Gironi'.$F$2:$'Partite Gironi'.$F$49];[.D35];[$'Partite Gironi'.$N$2:$'Partite Gironi'.$N$49])" office:value-type="float" office:value="0" calcext:value-type="float">
            <text:p>0</text:p>
          </table:table-cell>
          <table:table-cell table:style-name="ce150" table:formula="of:=SUMIF([$'Partite Gironi'.$D$2:$'Partite Gironi'.$D$49];[.D35];[$'Partite Gironi'.$I$2:$'Partite Gironi'.$I$49])+SUMIF([$'Partite Gironi'.$F$2:$'Partite Gironi'.$F$49];[.D35];[$'Partite Gironi'.$O$2:$'Partite Gironi'.$O$49])" office:value-type="float" office:value="3" calcext:value-type="float">
            <text:p>3</text:p>
          </table:table-cell>
          <table:table-cell table:style-name="ce150" table:formula="of:=SUMIF([$'Partite Gironi'.$D$2:$'Partite Gironi'.$D$49];[.D35];[$'Partite Gironi'.$J$2:$'Partite Gironi'.$J$49])+SUMIF([$'Partite Gironi'.$F$2:$'Partite Gironi'.$F$49];[.D35];[$'Partite Gironi'.$P$2:$'Partite Gironi'.$P$49])" office:value-type="float" office:value="0" calcext:value-type="float">
            <text:p>0</text:p>
          </table:table-cell>
          <table:table-cell table:style-name="ce150" table:formula="of:=2*[.F35]+1*[.G35]+0*[.H35]" office:value-type="float" office:value="3" calcext:value-type="float">
            <text:p>3</text:p>
          </table:table-cell>
          <table:table-cell table:style-name="ce150" table:formula="of:=SUMIF([$'Partite Gironi'.$D$2:$'Partite Gironi'.$D$49];[.D35];[$'Partite Gironi'.$K$2:$'Partite Gironi'.$K$49])+SUMIF([$'Partite Gironi'.$F$2:$'Partite Gironi'.$F$49];[.D35];[$'Partite Gironi'.$Q$2:$'Partite Gironi'.$Q$49])" office:value-type="float" office:value="104" calcext:value-type="float">
            <text:p>104</text:p>
          </table:table-cell>
          <table:table-cell table:style-name="ce150" table:formula="of:=SUMIF([$'Partite Gironi'.$D$2:$'Partite Gironi'.$D$49];[.D35];[$'Partite Gironi'.$L$2:$'Partite Gironi'.$L$49])+SUMIF([$'Partite Gironi'.$F$2:$'Partite Gironi'.$F$49];[.D35];[$'Partite Gironi'.$R$2:$'Partite Gironi'.$R$49])" office:value-type="float" office:value="137" calcext:value-type="float">
            <text:p>137</text:p>
          </table:table-cell>
          <table:table-cell table:style-name="ce150" table:formula="of:=SUMIF([$'Partite Gironi'.$D$2:$'Partite Gironi'.$D$49];[.D35];[$'Partite Gironi'.$M$2:$'Partite Gironi'.$M$49])+SUMIF([$'Partite Gironi'.$F$2:$'Partite Gironi'.$F$49];[.D35];[$'Partite Gironi'.$S$2:$'Partite Gironi'.$S$49])" office:value-type="float" office:value="-33" calcext:value-type="float">
            <text:p>-33</text:p>
          </table:table-cell>
          <table:table-cell table:style-name="ce150" table:formula="of:=IF([.I35]=[.I32];[$'Partite Gironi'.Q34];0)" office:value-type="float" office:value="0" calcext:value-type="float">
            <text:p>0</text:p>
          </table:table-cell>
          <table:table-cell table:style-name="ce150" table:formula="of:=IF([.I35]=[.I33];[$'Partite Gironi'.Q36];0)" office:value-type="float" office:value="0" calcext:value-type="float">
            <text:p>0</text:p>
          </table:table-cell>
          <table:table-cell table:style-name="ce150" table:formula="of:=IF([.I35]=[.I34];[$'Partite Gironi'.Q37];0)" office:value-type="float" office:value="0" calcext:value-type="float">
            <text:p>0</text:p>
          </table:table-cell>
          <table:table-cell table:style-name="ce153" table:formula="of:=IF([.I35]=[.I32];[$'Partite Gironi'.S34];0)" office:value-type="float" office:value="0" calcext:value-type="float">
            <text:p>+0</text:p>
          </table:table-cell>
          <table:table-cell table:style-name="ce153" table:formula="of:=IF([.I35]=[.I32];[$'Partite Gironi'.S36];0)" office:value-type="float" office:value="0" calcext:value-type="float">
            <text:p>+0</text:p>
          </table:table-cell>
          <table:table-cell table:style-name="ce153" table:formula="of:=IF([.I35]=[.I34];[$'Partite Gironi'.S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Parametri.A$6:$Parametri.D$37];MATCH(1;([$Parametri.C$6:$Parametri.C$37]=[.$B38])*([$Parametri.D$6:$Parametri.D$37]=[.$C38]);0);2)&amp;&quot; (&quot;&amp;INDEX([$Parametri.A$6:$Parametri.D$37];MATCH(1;([$Parametri.C$6:$Parametri.C$37]=[.$B38])*([$Parametri.D$6:$Parametri.D$37]=[.$C38]);0);1)&amp;&quot;)&quot;;&quot;DA SISTEMARE&quot;)" office:value-type="string" office:string-value="Istrici (25)" calcext:value-type="string">
            <text:p>Istrici (25)</text:p>
          </table:table-cell>
          <table:table-cell table:style-name="ce148" table:formula="of:=[.F38]+[.G38]+[.H38]" office:value-type="float" office:value="3" calcext:value-type="float">
            <text:p>3</text:p>
          </table:table-cell>
          <table:table-cell table:style-name="ce148" table:formula="of:=SUMIF([$'Partite Gironi'.$D$2:$'Partite Gironi'.$D$49];[.D38];[$'Partite Gironi'.$H$2:$'Partite Gironi'.$H$49])+SUMIF([$'Partite Gironi'.$F$2:$'Partite Gironi'.$F$49];[.D38];[$'Partite Gironi'.$N$2:$'Partite Gironi'.$N$49])" office:value-type="float" office:value="3" calcext:value-type="float">
            <text:p>3</text:p>
          </table:table-cell>
          <table:table-cell table:style-name="ce148" table:formula="of:=SUMIF([$'Partite Gironi'.$D$2:$'Partite Gironi'.$D$49];[.D38];[$'Partite Gironi'.$I$2:$'Partite Gironi'.$I$49])+SUMIF([$'Partite Gironi'.$F$2:$'Partite Gironi'.$F$49];[.D38];[$'Partite Gironi'.$O$2:$'Partite Gironi'.$O$49])" office:value-type="float" office:value="0" calcext:value-type="float">
            <text:p>0</text:p>
          </table:table-cell>
          <table:table-cell table:style-name="ce148" table:formula="of:=SUMIF([$'Partite Gironi'.$D$2:$'Partite Gironi'.$D$49];[.D38];[$'Partite Gironi'.$J$2:$'Partite Gironi'.$J$49])+SUMIF([$'Partite Gironi'.$F$2:$'Partite Gironi'.$F$49];[.D38];[$'Partite Gironi'.$P$2:$'Partite Gironi'.$P$49])" office:value-type="float" office:value="0" calcext:value-type="float">
            <text:p>0</text:p>
          </table:table-cell>
          <table:table-cell table:style-name="ce148" table:formula="of:=2*[.F38]+1*[.G38]+0*[.H38]" office:value-type="float" office:value="6" calcext:value-type="float">
            <text:p>6</text:p>
          </table:table-cell>
          <table:table-cell table:style-name="ce148" table:formula="of:=SUMIF([$'Partite Gironi'.$D$2:$'Partite Gironi'.$D$49];[.D38];[$'Partite Gironi'.$K$2:$'Partite Gironi'.$K$49])+SUMIF([$'Partite Gironi'.$F$2:$'Partite Gironi'.$F$49];[.D38];[$'Partite Gironi'.$Q$2:$'Partite Gironi'.$Q$49])" office:value-type="float" office:value="137" calcext:value-type="float">
            <text:p>137</text:p>
          </table:table-cell>
          <table:table-cell table:style-name="ce148" table:formula="of:=SUMIF([$'Partite Gironi'.$D$2:$'Partite Gironi'.$D$49];[.D38];[$'Partite Gironi'.$L$2:$'Partite Gironi'.$L$49])+SUMIF([$'Partite Gironi'.$F$2:$'Partite Gironi'.$F$49];[.D38];[$'Partite Gironi'.$R$2:$'Partite Gironi'.$R$49])" office:value-type="float" office:value="122" calcext:value-type="float">
            <text:p>122</text:p>
          </table:table-cell>
          <table:table-cell table:style-name="ce148" table:formula="of:=SUMIF([$'Partite Gironi'.$D$2:$'Partite Gironi'.$D$49];[.D38];[$'Partite Gironi'.$M$2:$'Partite Gironi'.$M$49])+SUMIF([$'Partite Gironi'.$F$2:$'Partite Gironi'.$F$49];[.D38];[$'Partite Gironi'.$S$2:$'Partite Gironi'.$S$49])" office:value-type="float" office:value="15" calcext:value-type="float">
            <text:p>15</text:p>
          </table:table-cell>
          <table:table-cell table:style-name="ce148" table:formula="of:=IF([.I38]=[.I39];[$'Partite Gironi'.K38];0)" office:value-type="float" office:value="0" calcext:value-type="float">
            <text:p>0</text:p>
          </table:table-cell>
          <table:table-cell table:style-name="ce148" table:formula="of:=IF([.I38]=[.I40];[$'Partite Gironi'.K39];0)" office:value-type="float" office:value="0" calcext:value-type="float">
            <text:p>0</text:p>
          </table:table-cell>
          <table:table-cell table:style-name="ce148" table:formula="of:=IF([.I38]=[.I41];[$'Partite Gironi'.K40];0)" office:value-type="float" office:value="0" calcext:value-type="float">
            <text:p>0</text:p>
          </table:table-cell>
          <table:table-cell table:style-name="ce151" table:formula="of:=IF([.I38]=[.I39];[$'Partite Gironi'.M38];0)" office:value-type="float" office:value="0" calcext:value-type="float">
            <text:p>+0</text:p>
          </table:table-cell>
          <table:table-cell table:style-name="ce151" table:formula="of:=IF([.I38]=[.I40];[$'Partite Gironi'.M39];0)" office:value-type="float" office:value="0" calcext:value-type="float">
            <text:p>+0</text:p>
          </table:table-cell>
          <table:table-cell table:style-name="ce151" table:formula="of:=IF([.I38]=[.I41];[$'Partite Gironi'.M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Parametri.A$6:$Parametri.D$37];MATCH(1;([$Parametri.C$6:$Parametri.C$37]=[.$B39])*([$Parametri.D$6:$Parametri.D$37]=[.$C39]);0);2)&amp;&quot; (&quot;&amp;INDEX([$Parametri.A$6:$Parametri.D$37];MATCH(1;([$Parametri.C$6:$Parametri.C$37]=[.$B39])*([$Parametri.D$6:$Parametri.D$37]=[.$C39]);0);1)&amp;&quot;)&quot;;&quot;DA SISTEMARE&quot;)" office:value-type="string" office:string-value="Gorilla (26)" calcext:value-type="string">
            <text:p>Gorilla (26)</text:p>
          </table:table-cell>
          <table:table-cell table:style-name="ce149" table:formula="of:=[.F39]+[.G39]+[.H39]" office:value-type="float" office:value="3" calcext:value-type="float">
            <text:p>3</text:p>
          </table:table-cell>
          <table:table-cell table:style-name="ce149" table:formula="of:=SUMIF([$'Partite Gironi'.$D$2:$'Partite Gironi'.$D$49];[.D39];[$'Partite Gironi'.$H$2:$'Partite Gironi'.$H$49])+SUMIF([$'Partite Gironi'.$F$2:$'Partite Gironi'.$F$49];[.D39];[$'Partite Gironi'.$N$2:$'Partite Gironi'.$N$49])" office:value-type="float" office:value="0" calcext:value-type="float">
            <text:p>0</text:p>
          </table:table-cell>
          <table:table-cell table:style-name="ce149" table:formula="of:=SUMIF([$'Partite Gironi'.$D$2:$'Partite Gironi'.$D$49];[.D39];[$'Partite Gironi'.$I$2:$'Partite Gironi'.$I$49])+SUMIF([$'Partite Gironi'.$F$2:$'Partite Gironi'.$F$49];[.D39];[$'Partite Gironi'.$O$2:$'Partite Gironi'.$O$49])" office:value-type="float" office:value="3" calcext:value-type="float">
            <text:p>3</text:p>
          </table:table-cell>
          <table:table-cell table:style-name="ce149" table:formula="of:=SUMIF([$'Partite Gironi'.$D$2:$'Partite Gironi'.$D$49];[.D39];[$'Partite Gironi'.$J$2:$'Partite Gironi'.$J$49])+SUMIF([$'Partite Gironi'.$F$2:$'Partite Gironi'.$F$49];[.D39];[$'Partite Gironi'.$P$2:$'Partite Gironi'.$P$49])" office:value-type="float" office:value="0" calcext:value-type="float">
            <text:p>0</text:p>
          </table:table-cell>
          <table:table-cell table:style-name="ce149" table:formula="of:=2*[.F39]+1*[.G39]+0*[.H39]" office:value-type="float" office:value="3" calcext:value-type="float">
            <text:p>3</text:p>
          </table:table-cell>
          <table:table-cell table:style-name="ce149" table:formula="of:=SUMIF([$'Partite Gironi'.$D$2:$'Partite Gironi'.$D$49];[.D39];[$'Partite Gironi'.$K$2:$'Partite Gironi'.$K$49])+SUMIF([$'Partite Gironi'.$F$2:$'Partite Gironi'.$F$49];[.D39];[$'Partite Gironi'.$Q$2:$'Partite Gironi'.$Q$49])" office:value-type="float" office:value="161" calcext:value-type="float">
            <text:p>161</text:p>
          </table:table-cell>
          <table:table-cell table:style-name="ce149" table:formula="of:=SUMIF([$'Partite Gironi'.$D$2:$'Partite Gironi'.$D$49];[.D39];[$'Partite Gironi'.$L$2:$'Partite Gironi'.$L$49])+SUMIF([$'Partite Gironi'.$F$2:$'Partite Gironi'.$F$49];[.D39];[$'Partite Gironi'.$R$2:$'Partite Gironi'.$R$49])" office:value-type="float" office:value="179" calcext:value-type="float">
            <text:p>179</text:p>
          </table:table-cell>
          <table:table-cell table:style-name="ce149" table:formula="of:=SUMIF([$'Partite Gironi'.$D$2:$'Partite Gironi'.$D$49];[.D39];[$'Partite Gironi'.$M$2:$'Partite Gironi'.$M$49])+SUMIF([$'Partite Gironi'.$F$2:$'Partite Gironi'.$F$49];[.D39];[$'Partite Gironi'.$S$2:$'Partite Gironi'.$S$49])" office:value-type="float" office:value="-18" calcext:value-type="float">
            <text:p>-18</text:p>
          </table:table-cell>
          <table:table-cell table:style-name="ce149" table:formula="of:=IF([.I39]=[.I40];[$'Partite Gironi'.K41];0)" office:value-type="float" office:value="0" calcext:value-type="float">
            <text:p>0</text:p>
          </table:table-cell>
          <table:table-cell table:style-name="ce149" table:formula="of:=IF([.I39]=[.I41];[$'Partite Gironi'.K42];0)" office:value-type="float" office:value="0" calcext:value-type="float">
            <text:p>0</text:p>
          </table:table-cell>
          <table:table-cell table:style-name="ce149" table:formula="of:=IF([.I39]=[.I38];[$'Partite Gironi'.Q38];0)" office:value-type="float" office:value="0" calcext:value-type="float">
            <text:p>0</text:p>
          </table:table-cell>
          <table:table-cell table:style-name="ce152" table:formula="of:=IF([.F39]=[.F40];[$'Partite Gironi'.M41])" office:value-type="float" office:value="0" calcext:value-type="float">
            <text:p>+0</text:p>
          </table:table-cell>
          <table:table-cell table:style-name="ce152" table:formula="of:=IF([.I39]=[.I41];[$'Partite Gironi'.M42];0)" office:value-type="float" office:value="0" calcext:value-type="float">
            <text:p>+0</text:p>
          </table:table-cell>
          <table:table-cell table:style-name="ce152" table:formula="of:=IF([.I39]=[.I38];[$'Partite Gironi'.S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Parametri.A$6:$Parametri.D$37];MATCH(1;([$Parametri.C$6:$Parametri.C$37]=[.$B40])*([$Parametri.D$6:$Parametri.D$37]=[.$C40]);0);2)&amp;&quot; (&quot;&amp;INDEX([$Parametri.A$6:$Parametri.D$37];MATCH(1;([$Parametri.C$6:$Parametri.C$37]=[.$B40])*([$Parametri.D$6:$Parametri.D$37]=[.$C40]);0);1)&amp;&quot;)&quot;;&quot;DA SISTEMARE&quot;)" office:value-type="string" office:string-value="Muli (27)" calcext:value-type="string">
            <text:p>Muli (27)</text:p>
          </table:table-cell>
          <table:table-cell table:style-name="ce149" table:formula="of:=[.F40]+[.G40]+[.H40]" office:value-type="float" office:value="3" calcext:value-type="float">
            <text:p>3</text:p>
          </table:table-cell>
          <table:table-cell table:style-name="ce149" table:formula="of:=SUMIF([$'Partite Gironi'.$D$2:$'Partite Gironi'.$D$49];[.D40];[$'Partite Gironi'.$H$2:$'Partite Gironi'.$H$49])+SUMIF([$'Partite Gironi'.$F$2:$'Partite Gironi'.$F$49];[.D40];[$'Partite Gironi'.$N$2:$'Partite Gironi'.$N$49])" office:value-type="float" office:value="1" calcext:value-type="float">
            <text:p>1</text:p>
          </table:table-cell>
          <table:table-cell table:style-name="ce149" table:formula="of:=SUMIF([$'Partite Gironi'.$D$2:$'Partite Gironi'.$D$49];[.D40];[$'Partite Gironi'.$I$2:$'Partite Gironi'.$I$49])+SUMIF([$'Partite Gironi'.$F$2:$'Partite Gironi'.$F$49];[.D40];[$'Partite Gironi'.$O$2:$'Partite Gironi'.$O$49])" office:value-type="float" office:value="2" calcext:value-type="float">
            <text:p>2</text:p>
          </table:table-cell>
          <table:table-cell table:style-name="ce149" table:formula="of:=SUMIF([$'Partite Gironi'.$D$2:$'Partite Gironi'.$D$49];[.D40];[$'Partite Gironi'.$J$2:$'Partite Gironi'.$J$49])+SUMIF([$'Partite Gironi'.$F$2:$'Partite Gironi'.$F$49];[.D40];[$'Partite Gironi'.$P$2:$'Partite Gironi'.$P$49])" office:value-type="float" office:value="0" calcext:value-type="float">
            <text:p>0</text:p>
          </table:table-cell>
          <table:table-cell table:style-name="ce149" table:formula="of:=2*[.F40]+1*[.G40]+0*[.H40]" office:value-type="float" office:value="4" calcext:value-type="float">
            <text:p>4</text:p>
          </table:table-cell>
          <table:table-cell table:style-name="ce149" table:formula="of:=SUMIF([$'Partite Gironi'.$D$2:$'Partite Gironi'.$D$49];[.D40];[$'Partite Gironi'.$K$2:$'Partite Gironi'.$K$49])+SUMIF([$'Partite Gironi'.$F$2:$'Partite Gironi'.$F$49];[.D40];[$'Partite Gironi'.$Q$2:$'Partite Gironi'.$Q$49])" office:value-type="float" office:value="143" calcext:value-type="float">
            <text:p>143</text:p>
          </table:table-cell>
          <table:table-cell table:style-name="ce149" table:formula="of:=SUMIF([$'Partite Gironi'.$D$2:$'Partite Gironi'.$D$49];[.D40];[$'Partite Gironi'.$L$2:$'Partite Gironi'.$L$49])+SUMIF([$'Partite Gironi'.$F$2:$'Partite Gironi'.$F$49];[.D40];[$'Partite Gironi'.$R$2:$'Partite Gironi'.$R$49])" office:value-type="float" office:value="192" calcext:value-type="float">
            <text:p>192</text:p>
          </table:table-cell>
          <table:table-cell table:style-name="ce149" table:formula="of:=SUMIF([$'Partite Gironi'.$D$2:$'Partite Gironi'.$D$49];[.D40];[$'Partite Gironi'.$M$2:$'Partite Gironi'.$M$49])+SUMIF([$'Partite Gironi'.$F$2:$'Partite Gironi'.$F$49];[.D40];[$'Partite Gironi'.$S$2:$'Partite Gironi'.$S$49])" office:value-type="float" office:value="-49" calcext:value-type="float">
            <text:p>-49</text:p>
          </table:table-cell>
          <table:table-cell table:style-name="ce149" table:formula="of:=IF([.I40]=[.I41];[$'Partite Gironi'.K43];0)" office:value-type="float" office:value="0" calcext:value-type="float">
            <text:p>0</text:p>
          </table:table-cell>
          <table:table-cell table:style-name="ce149" table:formula="of:=IF([.I40]=[.I38];[$'Partite Gironi'.Q39];0)" office:value-type="float" office:value="0" calcext:value-type="float">
            <text:p>0</text:p>
          </table:table-cell>
          <table:table-cell table:style-name="ce149" table:formula="of:=IF([.I40]=[.I39];[$'Partite Gironi'.Q41];0)" office:value-type="float" office:value="0" calcext:value-type="float">
            <text:p>0</text:p>
          </table:table-cell>
          <table:table-cell table:style-name="ce152" table:formula="of:=IF([.I40]=[.I41];[$'Partite Gironi'.M43];0)" office:value-type="float" office:value="0" calcext:value-type="float">
            <text:p>+0</text:p>
          </table:table-cell>
          <table:table-cell table:style-name="ce152" table:formula="of:=IF([.D40]=[.D38];[$'Partite Gironi'.S39];0)" office:value-type="float" office:value="0" calcext:value-type="float">
            <text:p>+0</text:p>
          </table:table-cell>
          <table:table-cell table:style-name="ce152" table:formula="of:=IF([.I40]=[.I39];[$'Partite Gironi'.S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Parametri.A$6:$Parametri.D$37];MATCH(1;([$Parametri.C$6:$Parametri.C$37]=[.$B41])*([$Parametri.D$6:$Parametri.D$37]=[.$C41]);0);2)&amp;&quot; (&quot;&amp;INDEX([$Parametri.A$6:$Parametri.D$37];MATCH(1;([$Parametri.C$6:$Parametri.C$37]=[.$B41])*([$Parametri.D$6:$Parametri.D$37]=[.$C41]);0);1)&amp;&quot;)&quot;;&quot;DA SISTEMARE&quot;)" office:value-type="string" office:string-value="Orche (28)" calcext:value-type="string">
            <text:p>Orche (28)</text:p>
          </table:table-cell>
          <table:table-cell table:style-name="ce150" table:formula="of:=[.F41]+[.G41]+[.H41]" office:value-type="float" office:value="3" calcext:value-type="float">
            <text:p>3</text:p>
          </table:table-cell>
          <table:table-cell table:style-name="ce150" table:formula="of:=SUMIF([$'Partite Gironi'.$D$2:$'Partite Gironi'.$D$49];[.D41];[$'Partite Gironi'.$H$2:$'Partite Gironi'.$H$49])+SUMIF([$'Partite Gironi'.$F$2:$'Partite Gironi'.$F$49];[.D41];[$'Partite Gironi'.$N$2:$'Partite Gironi'.$N$49])" office:value-type="float" office:value="2" calcext:value-type="float">
            <text:p>2</text:p>
          </table:table-cell>
          <table:table-cell table:style-name="ce150" table:formula="of:=SUMIF([$'Partite Gironi'.$D$2:$'Partite Gironi'.$D$49];[.D41];[$'Partite Gironi'.$I$2:$'Partite Gironi'.$I$49])+SUMIF([$'Partite Gironi'.$F$2:$'Partite Gironi'.$F$49];[.D41];[$'Partite Gironi'.$O$2:$'Partite Gironi'.$O$49])" office:value-type="float" office:value="1" calcext:value-type="float">
            <text:p>1</text:p>
          </table:table-cell>
          <table:table-cell table:style-name="ce150" table:formula="of:=SUMIF([$'Partite Gironi'.$D$2:$'Partite Gironi'.$D$49];[.D41];[$'Partite Gironi'.$J$2:$'Partite Gironi'.$J$49])+SUMIF([$'Partite Gironi'.$F$2:$'Partite Gironi'.$F$49];[.D41];[$'Partite Gironi'.$P$2:$'Partite Gironi'.$P$49])" office:value-type="float" office:value="0" calcext:value-type="float">
            <text:p>0</text:p>
          </table:table-cell>
          <table:table-cell table:style-name="ce150" table:formula="of:=2*[.F41]+1*[.G41]+0*[.H41]" office:value-type="float" office:value="5" calcext:value-type="float">
            <text:p>5</text:p>
          </table:table-cell>
          <table:table-cell table:style-name="ce150" table:formula="of:=SUMIF([$'Partite Gironi'.$D$2:$'Partite Gironi'.$D$49];[.D41];[$'Partite Gironi'.$K$2:$'Partite Gironi'.$K$49])+SUMIF([$'Partite Gironi'.$F$2:$'Partite Gironi'.$F$49];[.D41];[$'Partite Gironi'.$Q$2:$'Partite Gironi'.$Q$49])" office:value-type="float" office:value="183" calcext:value-type="float">
            <text:p>183</text:p>
          </table:table-cell>
          <table:table-cell table:style-name="ce150" table:formula="of:=SUMIF([$'Partite Gironi'.$D$2:$'Partite Gironi'.$D$49];[.D41];[$'Partite Gironi'.$L$2:$'Partite Gironi'.$L$49])+SUMIF([$'Partite Gironi'.$F$2:$'Partite Gironi'.$F$49];[.D41];[$'Partite Gironi'.$R$2:$'Partite Gironi'.$R$49])" office:value-type="float" office:value="131" calcext:value-type="float">
            <text:p>131</text:p>
          </table:table-cell>
          <table:table-cell table:style-name="ce150" table:formula="of:=SUMIF([$'Partite Gironi'.$D$2:$'Partite Gironi'.$D$49];[.D41];[$'Partite Gironi'.$M$2:$'Partite Gironi'.$M$49])+SUMIF([$'Partite Gironi'.$F$2:$'Partite Gironi'.$F$49];[.D41];[$'Partite Gironi'.$S$2:$'Partite Gironi'.$S$49])" office:value-type="float" office:value="52" calcext:value-type="float">
            <text:p>52</text:p>
          </table:table-cell>
          <table:table-cell table:style-name="ce150" table:formula="of:=IF([.I41]=[.I38];[$'Partite Gironi'.Q40];0)" office:value-type="float" office:value="0" calcext:value-type="float">
            <text:p>0</text:p>
          </table:table-cell>
          <table:table-cell table:style-name="ce150" table:formula="of:=IF([.I41]=[.I39];[$'Partite Gironi'.Q42];0)" office:value-type="float" office:value="0" calcext:value-type="float">
            <text:p>0</text:p>
          </table:table-cell>
          <table:table-cell table:style-name="ce150" table:formula="of:=IF([.I41]=[.I40];[$'Partite Gironi'.Q43];0)" office:value-type="float" office:value="0" calcext:value-type="float">
            <text:p>0</text:p>
          </table:table-cell>
          <table:table-cell table:style-name="ce153" table:formula="of:=IF([.I41]=[.I38];[$'Partite Gironi'.S40];0)" office:value-type="float" office:value="0" calcext:value-type="float">
            <text:p>+0</text:p>
          </table:table-cell>
          <table:table-cell table:style-name="ce153" table:formula="of:=IF([.I41]=[.I38];[$'Partite Gironi'.S42];0)" office:value-type="float" office:value="0" calcext:value-type="float">
            <text:p>+0</text:p>
          </table:table-cell>
          <table:table-cell table:style-name="ce153" table:formula="of:=IF([.I41]=[.I40];[$'Partite Gironi'.S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07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47" office:value-type="string" calcext:value-type="string">
            <text:p>Giocate</text:p>
          </table:table-cell>
          <table:table-cell table:style-name="ce147" office:value-type="string" calcext:value-type="string">
            <text:p>Vinte</text:p>
          </table:table-cell>
          <table:table-cell table:style-name="ce147" office:value-type="string" calcext:value-type="string">
            <text:p>Perse</text:p>
          </table:table-cell>
          <table:table-cell table:style-name="ce147" office:value-type="string" calcext:value-type="string">
            <text:p>Forfait</text:p>
          </table:table-cell>
          <table:table-cell table:style-name="ce147" office:value-type="string" calcext:value-type="string">
            <text:p>P.Class.</text:p>
          </table:table-cell>
          <table:table-cell table:style-name="ce147" office:value-type="string" calcext:value-type="string">
            <text:p>P.Gara Fatti</text:p>
          </table:table-cell>
          <table:table-cell table:style-name="ce147" office:value-type="string" calcext:value-type="string">
            <text:p>P.Gara Subiti</text:p>
          </table:table-cell>
          <table:table-cell table:style-name="ce147" office:value-type="string" calcext:value-type="string">
            <text:p>Diff.P.Gara</text:p>
          </table:table-cell>
          <table:table-cell table:style-name="ce147" table:number-columns-repeated="6"/>
          <table:table-cell table:style-name="ce107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Parametri.A$6:$Parametri.D$37];MATCH(1;([$Parametri.C$6:$Parametri.C$37]=[.$B44])*([$Parametri.D$6:$Parametri.D$37]=[.$C44]);0);2)&amp;&quot; (&quot;&amp;INDEX([$Parametri.A$6:$Parametri.D$37];MATCH(1;([$Parametri.C$6:$Parametri.C$37]=[.$B44])*([$Parametri.D$6:$Parametri.D$37]=[.$C44]);0);1)&amp;&quot;)&quot;;&quot;DA SISTEMARE&quot;)" office:value-type="string" office:string-value="Piranha (29)" calcext:value-type="string">
            <text:p>Piranha (29)</text:p>
          </table:table-cell>
          <table:table-cell table:style-name="ce148" table:formula="of:=[.F44]+[.G44]+[.H44]" office:value-type="float" office:value="3" calcext:value-type="float">
            <text:p>3</text:p>
          </table:table-cell>
          <table:table-cell table:style-name="ce148" table:formula="of:=SUMIF([$'Partite Gironi'.$D$2:$'Partite Gironi'.$D$49];[.D44];[$'Partite Gironi'.$H$2:$'Partite Gironi'.$H$49])+SUMIF([$'Partite Gironi'.$F$2:$'Partite Gironi'.$F$49];[.D44];[$'Partite Gironi'.$N$2:$'Partite Gironi'.$N$49])" office:value-type="float" office:value="2" calcext:value-type="float">
            <text:p>2</text:p>
          </table:table-cell>
          <table:table-cell table:style-name="ce148" table:formula="of:=SUMIF([$'Partite Gironi'.$D$2:$'Partite Gironi'.$D$49];[.D44];[$'Partite Gironi'.$I$2:$'Partite Gironi'.$I$49])+SUMIF([$'Partite Gironi'.$F$2:$'Partite Gironi'.$F$49];[.D44];[$'Partite Gironi'.$O$2:$'Partite Gironi'.$O$49])" office:value-type="float" office:value="1" calcext:value-type="float">
            <text:p>1</text:p>
          </table:table-cell>
          <table:table-cell table:style-name="ce148" table:formula="of:=SUMIF([$'Partite Gironi'.$D$2:$'Partite Gironi'.$D$49];[.D44];[$'Partite Gironi'.$J$2:$'Partite Gironi'.$J$49])+SUMIF([$'Partite Gironi'.$F$2:$'Partite Gironi'.$F$49];[.D44];[$'Partite Gironi'.$P$2:$'Partite Gironi'.$P$49])" office:value-type="float" office:value="0" calcext:value-type="float">
            <text:p>0</text:p>
          </table:table-cell>
          <table:table-cell table:style-name="ce148" table:formula="of:=2*[.F44]+1*[.G44]+0*[.H44]" office:value-type="float" office:value="5" calcext:value-type="float">
            <text:p>5</text:p>
          </table:table-cell>
          <table:table-cell table:style-name="ce148" table:formula="of:=SUMIF([$'Partite Gironi'.$D$2:$'Partite Gironi'.$D$49];[.D44];[$'Partite Gironi'.$K$2:$'Partite Gironi'.$K$49])+SUMIF([$'Partite Gironi'.$F$2:$'Partite Gironi'.$F$49];[.D44];[$'Partite Gironi'.$Q$2:$'Partite Gironi'.$Q$49])" office:value-type="float" office:value="189" calcext:value-type="float">
            <text:p>189</text:p>
          </table:table-cell>
          <table:table-cell table:style-name="ce148" table:formula="of:=SUMIF([$'Partite Gironi'.$D$2:$'Partite Gironi'.$D$49];[.D44];[$'Partite Gironi'.$L$2:$'Partite Gironi'.$L$49])+SUMIF([$'Partite Gironi'.$F$2:$'Partite Gironi'.$F$49];[.D44];[$'Partite Gironi'.$R$2:$'Partite Gironi'.$R$49])" office:value-type="float" office:value="215" calcext:value-type="float">
            <text:p>215</text:p>
          </table:table-cell>
          <table:table-cell table:style-name="ce148" table:formula="of:=SUMIF([$'Partite Gironi'.$D$2:$'Partite Gironi'.$D$49];[.D44];[$'Partite Gironi'.$M$2:$'Partite Gironi'.$M$49])+SUMIF([$'Partite Gironi'.$F$2:$'Partite Gironi'.$F$49];[.D44];[$'Partite Gironi'.$S$2:$'Partite Gironi'.$S$49])" office:value-type="float" office:value="-26" calcext:value-type="float">
            <text:p>-26</text:p>
          </table:table-cell>
          <table:table-cell table:style-name="ce148" table:formula="of:=IF([.I44]=[.I45];[$'Partite Gironi'.K44];0)" office:value-type="float" office:value="28" calcext:value-type="float">
            <text:p>28</text:p>
          </table:table-cell>
          <table:table-cell table:style-name="ce148" table:formula="of:=IF([.I44]=[.I46];[$'Partite Gironi'.K45];0)" office:value-type="float" office:value="0" calcext:value-type="float">
            <text:p>0</text:p>
          </table:table-cell>
          <table:table-cell table:style-name="ce148" table:formula="of:=IF([.I44]=[.I47];[$'Partite Gironi'.K46];0)" office:value-type="float" office:value="0" calcext:value-type="float">
            <text:p>0</text:p>
          </table:table-cell>
          <table:table-cell table:style-name="ce151" table:formula="of:=IF([.I44]=[.I45];[$'Partite Gironi'.M44];0)" office:value-type="float" office:value="-65" calcext:value-type="float">
            <text:p>-65</text:p>
          </table:table-cell>
          <table:table-cell table:style-name="ce151" table:formula="of:=IF([.I44]=[.I46];[$'Partite Gironi'.M45];0)" office:value-type="float" office:value="0" calcext:value-type="float">
            <text:p>+0</text:p>
          </table:table-cell>
          <table:table-cell table:style-name="ce151" table:formula="of:=IF([.I44]=[.I47];[$'Partite Gironi'.M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Parametri.A$6:$Parametri.D$37];MATCH(1;([$Parametri.C$6:$Parametri.C$37]=[.$B45])*([$Parametri.D$6:$Parametri.D$37]=[.$C45]);0);2)&amp;&quot; (&quot;&amp;INDEX([$Parametri.A$6:$Parametri.D$37];MATCH(1;([$Parametri.C$6:$Parametri.C$37]=[.$B45])*([$Parametri.D$6:$Parametri.D$37]=[.$C45]);0);1)&amp;&quot;)&quot;;&quot;DA SISTEMARE&quot;)" office:value-type="string" office:string-value="Scorpioni (30)" calcext:value-type="string">
            <text:p>Scorpioni (30)</text:p>
          </table:table-cell>
          <table:table-cell table:style-name="ce149" table:formula="of:=[.F45]+[.G45]+[.H45]" office:value-type="float" office:value="3" calcext:value-type="float">
            <text:p>3</text:p>
          </table:table-cell>
          <table:table-cell table:style-name="ce149" table:formula="of:=SUMIF([$'Partite Gironi'.$D$2:$'Partite Gironi'.$D$49];[.D45];[$'Partite Gironi'.$H$2:$'Partite Gironi'.$H$49])+SUMIF([$'Partite Gironi'.$F$2:$'Partite Gironi'.$F$49];[.D45];[$'Partite Gironi'.$N$2:$'Partite Gironi'.$N$49])" office:value-type="float" office:value="2" calcext:value-type="float">
            <text:p>2</text:p>
          </table:table-cell>
          <table:table-cell table:style-name="ce149" table:formula="of:=SUMIF([$'Partite Gironi'.$D$2:$'Partite Gironi'.$D$49];[.D45];[$'Partite Gironi'.$I$2:$'Partite Gironi'.$I$49])+SUMIF([$'Partite Gironi'.$F$2:$'Partite Gironi'.$F$49];[.D45];[$'Partite Gironi'.$O$2:$'Partite Gironi'.$O$49])" office:value-type="float" office:value="1" calcext:value-type="float">
            <text:p>1</text:p>
          </table:table-cell>
          <table:table-cell table:style-name="ce149" table:formula="of:=SUMIF([$'Partite Gironi'.$D$2:$'Partite Gironi'.$D$49];[.D45];[$'Partite Gironi'.$J$2:$'Partite Gironi'.$J$49])+SUMIF([$'Partite Gironi'.$F$2:$'Partite Gironi'.$F$49];[.D45];[$'Partite Gironi'.$P$2:$'Partite Gironi'.$P$49])" office:value-type="float" office:value="0" calcext:value-type="float">
            <text:p>0</text:p>
          </table:table-cell>
          <table:table-cell table:style-name="ce149" table:formula="of:=2*[.F45]+1*[.G45]+0*[.H45]" office:value-type="float" office:value="5" calcext:value-type="float">
            <text:p>5</text:p>
          </table:table-cell>
          <table:table-cell table:style-name="ce149" table:formula="of:=SUMIF([$'Partite Gironi'.$D$2:$'Partite Gironi'.$D$49];[.D45];[$'Partite Gironi'.$K$2:$'Partite Gironi'.$K$49])+SUMIF([$'Partite Gironi'.$F$2:$'Partite Gironi'.$F$49];[.D45];[$'Partite Gironi'.$Q$2:$'Partite Gironi'.$Q$49])" office:value-type="float" office:value="214" calcext:value-type="float">
            <text:p>214</text:p>
          </table:table-cell>
          <table:table-cell table:style-name="ce149" table:formula="of:=SUMIF([$'Partite Gironi'.$D$2:$'Partite Gironi'.$D$49];[.D45];[$'Partite Gironi'.$L$2:$'Partite Gironi'.$L$49])+SUMIF([$'Partite Gironi'.$F$2:$'Partite Gironi'.$F$49];[.D45];[$'Partite Gironi'.$R$2:$'Partite Gironi'.$R$49])" office:value-type="float" office:value="183" calcext:value-type="float">
            <text:p>183</text:p>
          </table:table-cell>
          <table:table-cell table:style-name="ce149" table:formula="of:=SUMIF([$'Partite Gironi'.$D$2:$'Partite Gironi'.$D$49];[.D45];[$'Partite Gironi'.$M$2:$'Partite Gironi'.$M$49])+SUMIF([$'Partite Gironi'.$F$2:$'Partite Gironi'.$F$49];[.D45];[$'Partite Gironi'.$S$2:$'Partite Gironi'.$S$49])" office:value-type="float" office:value="31" calcext:value-type="float">
            <text:p>31</text:p>
          </table:table-cell>
          <table:table-cell table:style-name="ce149" table:formula="of:=IF([.I45]=[.I46];[$'Partite Gironi'.K47];0)" office:value-type="float" office:value="0" calcext:value-type="float">
            <text:p>0</text:p>
          </table:table-cell>
          <table:table-cell table:style-name="ce149" table:formula="of:=IF([.I45]=[.I47];[$'Partite Gironi'.K48];0)" office:value-type="float" office:value="0" calcext:value-type="float">
            <text:p>0</text:p>
          </table:table-cell>
          <table:table-cell table:style-name="ce149" table:formula="of:=IF([.I45]=[.I44];[$'Partite Gironi'.Q44];0)" office:value-type="float" office:value="93" calcext:value-type="float">
            <text:p>93</text:p>
          </table:table-cell>
          <table:table-cell table:style-name="ce152" table:formula="of:=IF([.F45]=[.F46];[$'Partite Gironi'.M47])" office:value-type="float" office:value="0" calcext:value-type="float">
            <text:p>+0</text:p>
          </table:table-cell>
          <table:table-cell table:style-name="ce152" table:formula="of:=IF([.I45]=[.I47];[$'Partite Gironi'.M48];0)" office:value-type="float" office:value="0" calcext:value-type="float">
            <text:p>+0</text:p>
          </table:table-cell>
          <table:table-cell table:style-name="ce152" table:formula="of:=IF([.I45]=[.I44];[$'Partite Gironi'.S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Parametri.A$6:$Parametri.D$37];MATCH(1;([$Parametri.C$6:$Parametri.C$37]=[.$B46])*([$Parametri.D$6:$Parametri.D$37]=[.$C46]);0);2)&amp;&quot; (&quot;&amp;INDEX([$Parametri.A$6:$Parametri.D$37];MATCH(1;([$Parametri.C$6:$Parametri.C$37]=[.$B46])*([$Parametri.D$6:$Parametri.D$37]=[.$C46]);0);1)&amp;&quot;)&quot;;&quot;DA SISTEMARE&quot;)" office:value-type="string" office:string-value="Tonni (31)" calcext:value-type="string">
            <text:p>Tonni (31)</text:p>
          </table:table-cell>
          <table:table-cell table:style-name="ce149" table:formula="of:=[.F46]+[.G46]+[.H46]" office:value-type="float" office:value="3" calcext:value-type="float">
            <text:p>3</text:p>
          </table:table-cell>
          <table:table-cell table:style-name="ce149" table:formula="of:=SUMIF([$'Partite Gironi'.$D$2:$'Partite Gironi'.$D$49];[.D46];[$'Partite Gironi'.$H$2:$'Partite Gironi'.$H$49])+SUMIF([$'Partite Gironi'.$F$2:$'Partite Gironi'.$F$49];[.D46];[$'Partite Gironi'.$N$2:$'Partite Gironi'.$N$49])" office:value-type="float" office:value="1" calcext:value-type="float">
            <text:p>1</text:p>
          </table:table-cell>
          <table:table-cell table:style-name="ce149" table:formula="of:=SUMIF([$'Partite Gironi'.$D$2:$'Partite Gironi'.$D$49];[.D46];[$'Partite Gironi'.$I$2:$'Partite Gironi'.$I$49])+SUMIF([$'Partite Gironi'.$F$2:$'Partite Gironi'.$F$49];[.D46];[$'Partite Gironi'.$O$2:$'Partite Gironi'.$O$49])" office:value-type="float" office:value="2" calcext:value-type="float">
            <text:p>2</text:p>
          </table:table-cell>
          <table:table-cell table:style-name="ce149" table:formula="of:=SUMIF([$'Partite Gironi'.$D$2:$'Partite Gironi'.$D$49];[.D46];[$'Partite Gironi'.$J$2:$'Partite Gironi'.$J$49])+SUMIF([$'Partite Gironi'.$F$2:$'Partite Gironi'.$F$49];[.D46];[$'Partite Gironi'.$P$2:$'Partite Gironi'.$P$49])" office:value-type="float" office:value="0" calcext:value-type="float">
            <text:p>0</text:p>
          </table:table-cell>
          <table:table-cell table:style-name="ce149" table:formula="of:=2*[.F46]+1*[.G46]+0*[.H46]" office:value-type="float" office:value="4" calcext:value-type="float">
            <text:p>4</text:p>
          </table:table-cell>
          <table:table-cell table:style-name="ce149" table:formula="of:=SUMIF([$'Partite Gironi'.$D$2:$'Partite Gironi'.$D$49];[.D46];[$'Partite Gironi'.$K$2:$'Partite Gironi'.$K$49])+SUMIF([$'Partite Gironi'.$F$2:$'Partite Gironi'.$F$49];[.D46];[$'Partite Gironi'.$Q$2:$'Partite Gironi'.$Q$49])" office:value-type="float" office:value="185" calcext:value-type="float">
            <text:p>185</text:p>
          </table:table-cell>
          <table:table-cell table:style-name="ce149" table:formula="of:=SUMIF([$'Partite Gironi'.$D$2:$'Partite Gironi'.$D$49];[.D46];[$'Partite Gironi'.$L$2:$'Partite Gironi'.$L$49])+SUMIF([$'Partite Gironi'.$F$2:$'Partite Gironi'.$F$49];[.D46];[$'Partite Gironi'.$R$2:$'Partite Gironi'.$R$49])" office:value-type="float" office:value="183" calcext:value-type="float">
            <text:p>183</text:p>
          </table:table-cell>
          <table:table-cell table:style-name="ce149" table:formula="of:=SUMIF([$'Partite Gironi'.$D$2:$'Partite Gironi'.$D$49];[.D46];[$'Partite Gironi'.$M$2:$'Partite Gironi'.$M$49])+SUMIF([$'Partite Gironi'.$F$2:$'Partite Gironi'.$F$49];[.D46];[$'Partite Gironi'.$S$2:$'Partite Gironi'.$S$49])" office:value-type="float" office:value="2" calcext:value-type="float">
            <text:p>2</text:p>
          </table:table-cell>
          <table:table-cell table:style-name="ce149" table:formula="of:=IF([.I46]=[.I47];[$'Partite Gironi'.K49];0)" office:value-type="float" office:value="55" calcext:value-type="float">
            <text:p>55</text:p>
          </table:table-cell>
          <table:table-cell table:style-name="ce149" table:formula="of:=IF([.I46]=[.I44];[$'Partite Gironi'.Q45];0)" office:value-type="float" office:value="0" calcext:value-type="float">
            <text:p>0</text:p>
          </table:table-cell>
          <table:table-cell table:style-name="ce149" table:formula="of:=IF([.I46]=[.I45];[$'Partite Gironi'.Q47];0)" office:value-type="float" office:value="0" calcext:value-type="float">
            <text:p>0</text:p>
          </table:table-cell>
          <table:table-cell table:style-name="ce152" table:formula="of:=IF([.I46]=[.I47];[$'Partite Gironi'.M49];0)" office:value-type="float" office:value="-14" calcext:value-type="float">
            <text:p>-14</text:p>
          </table:table-cell>
          <table:table-cell table:style-name="ce152" table:formula="of:=IF([.D46]=[.D44];[$'Partite Gironi'.S45];0)" office:value-type="float" office:value="0" calcext:value-type="float">
            <text:p>+0</text:p>
          </table:table-cell>
          <table:table-cell table:style-name="ce152" table:formula="of:=IF([.I46]=[.I45];[$'Partite Gironi'.S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Parametri.A$6:$Parametri.D$37];MATCH(1;([$Parametri.C$6:$Parametri.C$37]=[.$B47])*([$Parametri.D$6:$Parametri.D$37]=[.$C47]);0);2)&amp;&quot; (&quot;&amp;INDEX([$Parametri.A$6:$Parametri.D$37];MATCH(1;([$Parametri.C$6:$Parametri.C$37]=[.$B47])*([$Parametri.D$6:$Parametri.D$37]=[.$C47]);0);1)&amp;&quot;)&quot;;&quot;DA SISTEMARE&quot;)" office:value-type="string" office:string-value="Zebre (32)" calcext:value-type="string">
            <text:p>Zebre (32)</text:p>
          </table:table-cell>
          <table:table-cell table:style-name="ce150" table:formula="of:=[.F47]+[.G47]+[.H47]" office:value-type="float" office:value="3" calcext:value-type="float">
            <text:p>3</text:p>
          </table:table-cell>
          <table:table-cell table:style-name="ce150" table:formula="of:=SUMIF([$'Partite Gironi'.$D$2:$'Partite Gironi'.$D$49];[.D47];[$'Partite Gironi'.$H$2:$'Partite Gironi'.$H$49])+SUMIF([$'Partite Gironi'.$F$2:$'Partite Gironi'.$F$49];[.D47];[$'Partite Gironi'.$N$2:$'Partite Gironi'.$N$49])" office:value-type="float" office:value="1" calcext:value-type="float">
            <text:p>1</text:p>
          </table:table-cell>
          <table:table-cell table:style-name="ce150" table:formula="of:=SUMIF([$'Partite Gironi'.$D$2:$'Partite Gironi'.$D$49];[.D47];[$'Partite Gironi'.$I$2:$'Partite Gironi'.$I$49])+SUMIF([$'Partite Gironi'.$F$2:$'Partite Gironi'.$F$49];[.D47];[$'Partite Gironi'.$O$2:$'Partite Gironi'.$O$49])" office:value-type="float" office:value="2" calcext:value-type="float">
            <text:p>2</text:p>
          </table:table-cell>
          <table:table-cell table:style-name="ce150" table:formula="of:=SUMIF([$'Partite Gironi'.$D$2:$'Partite Gironi'.$D$49];[.D47];[$'Partite Gironi'.$J$2:$'Partite Gironi'.$J$49])+SUMIF([$'Partite Gironi'.$F$2:$'Partite Gironi'.$F$49];[.D47];[$'Partite Gironi'.$P$2:$'Partite Gironi'.$P$49])" office:value-type="float" office:value="0" calcext:value-type="float">
            <text:p>0</text:p>
          </table:table-cell>
          <table:table-cell table:style-name="ce150" table:formula="of:=2*[.F47]+1*[.G47]+0*[.H47]" office:value-type="float" office:value="4" calcext:value-type="float">
            <text:p>4</text:p>
          </table:table-cell>
          <table:table-cell table:style-name="ce150" table:formula="of:=SUMIF([$'Partite Gironi'.$D$2:$'Partite Gironi'.$D$49];[.D47];[$'Partite Gironi'.$K$2:$'Partite Gironi'.$K$49])+SUMIF([$'Partite Gironi'.$F$2:$'Partite Gironi'.$F$49];[.D47];[$'Partite Gironi'.$Q$2:$'Partite Gironi'.$Q$49])" office:value-type="float" office:value="216" calcext:value-type="float">
            <text:p>216</text:p>
          </table:table-cell>
          <table:table-cell table:style-name="ce150" table:formula="of:=SUMIF([$'Partite Gironi'.$D$2:$'Partite Gironi'.$D$49];[.D47];[$'Partite Gironi'.$L$2:$'Partite Gironi'.$L$49])+SUMIF([$'Partite Gironi'.$F$2:$'Partite Gironi'.$F$49];[.D47];[$'Partite Gironi'.$R$2:$'Partite Gironi'.$R$49])" office:value-type="float" office:value="223" calcext:value-type="float">
            <text:p>223</text:p>
          </table:table-cell>
          <table:table-cell table:style-name="ce150" table:formula="of:=SUMIF([$'Partite Gironi'.$D$2:$'Partite Gironi'.$D$49];[.D47];[$'Partite Gironi'.$M$2:$'Partite Gironi'.$M$49])+SUMIF([$'Partite Gironi'.$F$2:$'Partite Gironi'.$F$49];[.D47];[$'Partite Gironi'.$S$2:$'Partite Gironi'.$S$49])" office:value-type="float" office:value="-7" calcext:value-type="float">
            <text:p>-7</text:p>
          </table:table-cell>
          <table:table-cell table:style-name="ce150" table:formula="of:=IF([.I47]=[.I44];[$'Partite Gironi'.Q46];0)" office:value-type="float" office:value="0" calcext:value-type="float">
            <text:p>0</text:p>
          </table:table-cell>
          <table:table-cell table:style-name="ce150" table:formula="of:=IF([.I47]=[.I45];[$'Partite Gironi'.Q48];0)" office:value-type="float" office:value="0" calcext:value-type="float">
            <text:p>0</text:p>
          </table:table-cell>
          <table:table-cell table:style-name="ce150" table:formula="of:=IF([.I47]=[.I46];[$'Partite Gironi'.Q49];0)" office:value-type="float" office:value="69" calcext:value-type="float">
            <text:p>69</text:p>
          </table:table-cell>
          <table:table-cell table:style-name="ce153" table:formula="of:=IF([.I47]=[.I44];[$'Partite Gironi'.S46];0)" office:value-type="float" office:value="0" calcext:value-type="float">
            <text:p>+0</text:p>
          </table:table-cell>
          <table:table-cell table:style-name="ce153" table:formula="of:=IF([.I47]=[.I44];[$'Partite Gironi'.S48];0)" office:value-type="float" office:value="0" calcext:value-type="float">
            <text:p>+0</text:p>
          </table:table-cell>
          <table:table-cell table:style-name="ce153" table:formula="of:=IF([.I47]=[.I46];[$'Partite Gironi'.S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6" table:default-cell-style-name="ce161"/>
        <table:table-column table:style-name="co3" table:default-cell-style-name="ce165"/>
        <table:table-column table:style-name="co27" table:default-cell-style-name="ce435"/>
        <table:table-column table:style-name="co28" table:default-cell-style-name="ce447"/>
        <table:table-column table:style-name="co29" table:default-cell-style-name="ce459"/>
        <table:table-column table:style-name="co30" table:number-columns-repeated="2" table:default-cell-style-name="ce473"/>
        <table:table-column table:style-name="co29" table:default-cell-style-name="ce490"/>
        <table:table-column table:style-name="co31" table:default-cell-style-name="ce473"/>
        <table:table-column table:style-name="co32" table:default-cell-style-name="ce473"/>
        <table:table-column table:style-name="co33" table:default-cell-style-name="ce498"/>
        <table:table-column table:style-name="co34" table:default-cell-style-name="ce497"/>
        <table:table-column table:style-name="co35" table:default-cell-style-name="ce497"/>
        <table:table-column table:style-name="co36" table:default-cell-style-name="ce473"/>
        <table:table-column table:style-name="co35" table:default-cell-style-name="ce473"/>
        <table:table-column table:style-name="co37" table:default-cell-style-name="ce473"/>
        <table:table-column table:style-name="co38" table:default-cell-style-name="ce473"/>
        <table:table-column table:style-name="co39" table:number-columns-repeated="2" table:default-cell-style-name="ce473"/>
        <table:table-column table:style-name="co40" table:default-cell-style-name="ce473"/>
        <table:table-column table:style-name="co41" table:default-cell-style-name="ce497"/>
        <table:table-column table:style-name="co42" table:default-cell-style-name="ce497"/>
        <table:table-column table:style-name="co43" table:default-cell-style-name="ce498"/>
        <table:table-column table:style-name="co44" table:default-cell-style-name="ce649"/>
        <table:table-column table:style-name="co30" table:default-cell-style-name="ce498"/>
        <table:table-column table:style-name="co45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30" table:default-cell-style-name="ce498"/>
        <table:table-column table:style-name="co45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30" table:default-cell-style-name="ce498"/>
        <table:table-column table:style-name="co45" table:number-columns-repeated="2" table:default-cell-style-name="ce498"/>
        <table:table-column table:style-name="co43" table:default-cell-style-name="ce498"/>
        <table:table-column table:style-name="co44" table:default-cell-style-name="ce498"/>
        <table:table-column table:style-name="co30" table:default-cell-style-name="ce498"/>
        <table:table-column table:style-name="co46" table:number-columns-repeated="13" table:default-cell-style-name="ce498"/>
        <table:table-column table:style-name="co47" table:number-columns-repeated="49" table:default-cell-style-name="ce497"/>
        <table:table-column table:style-name="co48" table:default-cell-style-name="ce497"/>
        <table:table-column table:style-name="co49" table:default-cell-style-name="ce497"/>
        <table:table-column table:style-name="co49" table:number-columns-repeated="8" table:default-cell-style-name="ce473"/>
        <table:table-column table:style-name="co47" table:number-columns-repeated="2" table:default-cell-style-name="ce497"/>
        <table:table-row table:style-name="ro3">
          <table:table-cell table:style-name="ce157" office:value-type="string" calcext:value-type="string" table:number-columns-spanned="2" table:number-rows-spanned="1">
            <text:p>COLONNE</text:p>
          </table:table-cell>
          <table:covered-table-cell table:style-name="ce162"/>
          <table:table-cell table:style-name="ce166" table:formula="of:=[$Parametri.C1]&amp;&quot; &quot;&amp;[$Parametri.C2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167"/>
          <table:table-cell table:style-name="ce167" table:number-columns-repeated="11"/>
          <table:table-cell table:style-name="ce623"/>
          <table:table-cell table:style-name="ce669" table:formula="of:=[$Parametri.C1]&amp;&quot; &quot;&amp;[$Parametri.C2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324"/>
          <table:covered-table-cell table:number-columns-repeated="7" table:style-name="ce746"/>
          <table:table-cell table:style-name="ce496" table:number-columns-repeated="13"/>
          <table:table-cell table:style-name="ce626" table:number-columns-repeated="61"/>
        </table:table-row>
        <table:table-row table:style-name="ro4">
          <table:table-cell table:style-name="ce158" office:value-type="string" calcext:value-type="string" table:number-columns-spanned="2" table:number-rows-spanned="1">
            <text:p>NON</text:p>
          </table:table-cell>
          <table:covered-table-cell table:style-name="ce162"/>
          <table:covered-table-cell table:number-columns-repeated="8" table:style-name="ce167"/>
          <table:table-cell table:style-name="ce167" table:number-columns-repeated="11"/>
          <table:table-cell table:style-name="ce623"/>
          <table:covered-table-cell table:number-columns-repeated="11" table:style-name="ce324"/>
          <table:covered-table-cell table:number-columns-repeated="7" table:style-name="ce746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158" office:value-type="string" calcext:value-type="string" table:number-columns-spanned="2" table:number-rows-spanned="1">
            <text:p>STAMPATE</text:p>
          </table:table-cell>
          <table:covered-table-cell table:style-name="ce162"/>
          <table:table-cell table:style-name="ce168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73"/>
          <table:covered-table-cell table:style-name="ce168"/>
          <table:table-cell table:style-name="ce168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159" office:value-type="string" calcext:value-type="string">
            <text:p>GARA</text:p>
          </table:table-cell>
          <table:table-cell table:style-name="ce163" office:value-type="string" calcext:value-type="string">
            <text:p>CAMPO</text:p>
          </table:table-cell>
          <table:table-cell table:style-name="ce169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160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0" office:value-type="date" office:date-value="2021-06-07" calcext:value-type="date">
            <text:p>lun 7 giu</text:p>
          </table:table-cell>
          <table:table-cell table:style-name="ce175" office:value-type="time" office:time-value="PT16H00M00S" calcext:value-type="time">
            <text:p>16:00</text:p>
          </table:table-cell>
          <table:table-cell table:style-name="ce178" table:formula="of:=IF([.$A5]=&quot;&quot;;&quot;&quot;;VLOOKUP([.$A5];PARTITE_GIRONI;4;0))" office:value-type="string" office:string-value="Leoni (1)" calcext:value-type="string">
            <text:p>Leoni (1)</text:p>
          </table:table-cell>
          <table:table-cell table:style-name="ce182" table:number-columns-repeated="2"/>
          <table:table-cell table:style-name="ce178" table:formula="of:=IF([.$A5]=&quot;&quot;;&quot;&quot;;VLOOKUP([.$A5];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PARTITE_GIRONI;2;0))" office:value-type="string" office:string-value="A" calcext:value-type="string">
            <text:p>A</text:p>
          </table:table-cell>
          <table:table-cell table:style-name="ce491" table:formula="of:=IF([.$B5]=&quot;&quot;;&quot;&quot;;VLOOKUP([.$B5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01" table:formula="of:=VLOOKUP(ROW()-4;[$'Classifiche Gironi'.$A$2:$'Classifiche Gironi'.$S$5];4;0)" office:value-type="string" office:string-value="Leoni (1)" calcext:value-type="string">
            <text:p>Leoni (1)</text:p>
          </table:table-cell>
          <table:table-cell table:style-name="ce531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31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31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31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31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31" table:formula="of:=VLOOKUP(ROW()-4;[$'Classifiche Gironi'.$A$2:$'Classifiche Gironi'.$T$5];10;0)" office:value-type="float" office:value="187" calcext:value-type="float">
            <text:p>187</text:p>
          </table:table-cell>
          <table:table-cell table:style-name="ce531" table:formula="of:=VLOOKUP(ROW()-4;[$'Classifiche Gironi'.$A$2:$'Classifiche Gironi'.$T$5];11;0)" office:value-type="float" office:value="153" calcext:value-type="float">
            <text:p>153</text:p>
          </table:table-cell>
          <table:table-cell table:style-name="ce594" table:formula="of:=VLOOKUP(ROW()-4;[$'Classifiche Gironi'.$A$2:$'Classifiche Gironi'.$T$5]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160" office:value-type="float" office:value="6" calcext:value-type="float">
            <text:p>6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8H00M00S" calcext:value-type="time">
            <text:p>18:00</text:p>
          </table:table-cell>
          <table:table-cell table:style-name="ce179" table:formula="of:=IF([.$A6]=&quot;&quot;;&quot;&quot;;VLOOKUP([.$A6];PARTITE_GIRONI;4;0))" office:value-type="string" office:string-value="Tigri (3)" calcext:value-type="string">
            <text:p>Tigri (3)</text:p>
          </table:table-cell>
          <table:table-cell table:style-name="ce183"/>
          <table:table-cell table:style-name="ce186"/>
          <table:table-cell table:style-name="ce188" table:formula="of:=IF([.$A6]=&quot;&quot;;&quot;&quot;;VLOOKUP([.$A6];PARTITE_GIRONI;6;0))" office:value-type="string" office:string-value="Ghepardi (4)" calcext:value-type="string">
            <text:p>Ghepardi (4)</text:p>
          </table:table-cell>
          <table:table-cell table:style-name="ce492" table:formula="of:=IF([.$A6]=&quot;&quot;;&quot;&quot;;VLOOKUP([.$A6];PARTITE_GIRONI;2;0))" office:value-type="string" office:string-value="A" calcext:value-type="string">
            <text:p>A</text:p>
          </table:table-cell>
          <table:table-cell table:style-name="ce492" table:formula="of:=IF([.$B6]=&quot;&quot;;&quot;&quot;;VLOOKUP([.$B6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02" table:formula="of:=VLOOKUP(ROW()-4;[$'Classifiche Gironi'.$A$2:$'Classifiche Gironi'.$S$5];4;0)" office:value-type="string" office:string-value="Pantere (2)" calcext:value-type="string">
            <text:p>Pantere (2)</text:p>
          </table:table-cell>
          <table:table-cell table:style-name="ce532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4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64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64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64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64" table:formula="of:=VLOOKUP(ROW()-4;[$'Classifiche Gironi'.$A$2:$'Classifiche Gironi'.$T$5];10;0)" office:value-type="float" office:value="199" calcext:value-type="float">
            <text:p>199</text:p>
          </table:table-cell>
          <table:table-cell table:style-name="ce564" table:formula="of:=VLOOKUP(ROW()-4;[$'Classifiche Gironi'.$A$2:$'Classifiche Gironi'.$T$5];11;0)" office:value-type="float" office:value="123" calcext:value-type="float">
            <text:p>123</text:p>
          </table:table-cell>
          <table:table-cell table:style-name="ce595" table:formula="of:=VLOOKUP(ROW()-4;[$'Classifiche Gironi'.$A$2:$'Classifiche Gironi'.$T$5]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495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60" office:value-type="float" office:value="7" calcext:value-type="float">
            <text:p>7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9" table:formula="of:=IF([.$A7]=&quot;&quot;;&quot;&quot;;VLOOKUP([.$A7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7]=&quot;&quot;;&quot;&quot;;VLOOKUP([.$A7];PARTITE_GIRONI;6;0))" office:value-type="string" office:string-value="Puma (6)" calcext:value-type="string">
            <text:p>Puma (6)</text:p>
          </table:table-cell>
          <table:table-cell table:style-name="ce492" table:formula="of:=IF([.$A7]=&quot;&quot;;&quot;&quot;;VLOOKUP([.$A7];PARTITE_GIRONI;2;0))" office:value-type="string" office:string-value="B" calcext:value-type="string">
            <text:p>B</text:p>
          </table:table-cell>
          <table:table-cell table:style-name="ce492" table:formula="of:=IF([.$B7]=&quot;&quot;;&quot;&quot;;VLOOKUP([.$B7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Tigri (3)" calcext:value-type="string">
            <text:p>Tigri (3)</text:p>
          </table:table-cell>
          <table:table-cell table:style-name="ce533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5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31" calcext:value-type="float">
            <text:p>131</text:p>
          </table:table-cell>
          <table:table-cell table:style-name="ce589" table:formula="of:=VLOOKUP(ROW()-4;[$'Classifiche Gironi'.$A$2:$'Classifiche Gironi'.$T$5];11;0)" office:value-type="float" office:value="231" calcext:value-type="float">
            <text:p>231</text:p>
          </table:table-cell>
          <table:table-cell table:style-name="ce596" table:formula="of:=VLOOKUP(ROW()-4;[$'Classifiche Gironi'.$A$2:$'Classifiche Gironi'.$T$5]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720" office:value-type="float" office:value="49" calcext:value-type="float" table:number-columns-spanned="1" table:number-rows-spanned="2">
            <text:p>49</text:p>
          </table:table-cell>
          <table:table-cell table:style-name="ce636" table:formula="of:=[.L5]" office:value-type="string" office:string-value="Leoni (1)" calcext:value-type="string">
            <text:p>Leoni (1)</text:p>
          </table:table-cell>
          <table:table-cell table:style-name="ce427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60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8H00M00S" calcext:value-type="time">
            <text:p>18:00</text:p>
          </table:table-cell>
          <table:table-cell table:style-name="ce179" table:formula="of:=IF([.$A8]=&quot;&quot;;&quot;&quot;;VLOOKUP([.$A8];PARTITE_GIRONI;4;0))" office:value-type="string" office:string-value="Linci (7)" calcext:value-type="string">
            <text:p>Linci (7)</text:p>
          </table:table-cell>
          <table:table-cell table:style-name="ce183"/>
          <table:table-cell table:style-name="ce186"/>
          <table:table-cell table:style-name="ce188" table:formula="of:=IF([.$A8]=&quot;&quot;;&quot;&quot;;VLOOKUP([.$A8];PARTITE_GIRONI;6;0))" office:value-type="string" office:string-value="Serval (8)" calcext:value-type="string">
            <text:p>Serval (8)</text:p>
          </table:table-cell>
          <table:table-cell table:style-name="ce492" table:formula="of:=IF([.$A8]=&quot;&quot;;&quot;&quot;;VLOOKUP([.$A8];PARTITE_GIRONI;2;0))" office:value-type="string" office:string-value="B" calcext:value-type="string">
            <text:p>B</text:p>
          </table:table-cell>
          <table:table-cell table:style-name="ce492" table:formula="of:=IF([.$B8]=&quot;&quot;;&quot;&quot;;VLOOKUP([.$B8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Ghepardi (4)" calcext:value-type="string">
            <text:p>Ghepardi (4)</text:p>
          </table:table-cell>
          <table:table-cell table:style-name="ce534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6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51" calcext:value-type="float">
            <text:p>151</text:p>
          </table:table-cell>
          <table:table-cell table:style-name="ce589" table:formula="of:=VLOOKUP(ROW()-4;[$'Classifiche Gironi'.$A$2:$'Classifiche Gironi'.$T$5];11;0)" office:value-type="float" office:value="161" calcext:value-type="float">
            <text:p>161</text:p>
          </table:table-cell>
          <table:table-cell table:style-name="ce596" table:formula="of:=VLOOKUP(ROW()-4;[$'Classifiche Gironi'.$A$2:$'Classifiche Gironi'.$T$5]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633"/>
          <table:table-cell table:style-name="ce637" table:formula="of:=[.L16]" office:value-type="string" office:string-value="Ippopotami (11)" calcext:value-type="string">
            <text:p>Ippopotami (11)</text:p>
          </table:table-cell>
          <table:table-cell table:style-name="ce615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160" office:value-type="float" office:value="13" calcext:value-type="float">
            <text:p>13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9" table:formula="of:=IF([.$A9]=&quot;&quot;;&quot;&quot;;VLOOKUP([.$A9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9]=&quot;&quot;;&quot;&quot;;VLOOKUP([.$A9];PARTITE_GIRONI;6;0))" office:value-type="string" office:string-value="Giraffe (10)" calcext:value-type="string">
            <text:p>Giraffe (10)</text:p>
          </table:table-cell>
          <table:table-cell table:style-name="ce492" table:formula="of:=IF([.$A9]=&quot;&quot;;&quot;&quot;;VLOOKUP([.$A9];PARTITE_GIRONI;2;0))" office:value-type="string" office:string-value="C" calcext:value-type="string">
            <text:p>C</text:p>
          </table:table-cell>
          <table:table-cell table:style-name="ce492" table:formula="of:=IF([.$B9]=&quot;&quot;;&quot;&quot;;VLOOKUP([.$B9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0"/>
          <table:table-cell table:style-name="ce626"/>
          <table:table-cell table:style-name="ce665" table:formula="of:=[.W35]+1" office:value-type="float" office:value="57" calcext:value-type="float" table:number-columns-spanned="1" table:number-rows-spanned="2">
            <text:p>57</text:p>
          </table:table-cell>
          <table:table-cell table:style-name="ce667" table:formula="of:=IF([.Y7]&amp;[.Y8]=&quot;&quot;;&quot;Vincente &quot;&amp;[.W7];IF([.Y7]&gt;[.Y8];[.X7];[.X8]))" office:value-type="string" office:string-value="Vincente 49" calcext:value-type="string">
            <text:p>Vincente 49</text:p>
          </table:table-cell>
          <table:table-cell table:style-name="ce73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18" calcext:value-type="float">
            <text:p>18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8H00M00S" calcext:value-type="time">
            <text:p>18:00</text:p>
          </table:table-cell>
          <table:table-cell table:style-name="ce179" table:formula="of:=IF([.$A10]=&quot;&quot;;&quot;&quot;;VLOOKUP([.$A10];PARTITE_GIRONI;4;0))" office:value-type="string" office:string-value="Ippopotami (11)" calcext:value-type="string">
            <text:p>Ippopotami (11)</text:p>
          </table:table-cell>
          <table:table-cell table:style-name="ce183"/>
          <table:table-cell table:style-name="ce186"/>
          <table:table-cell table:style-name="ce188" table:formula="of:=IF([.$A10]=&quot;&quot;;&quot;&quot;;VLOOKUP([.$A10];PARTITE_GIRONI;6;0))" office:value-type="string" office:string-value="Iguane (12)" calcext:value-type="string">
            <text:p>Iguane (12)</text:p>
          </table:table-cell>
          <table:table-cell table:style-name="ce492" table:formula="of:=IF([.$A10]=&quot;&quot;;&quot;&quot;;VLOOKUP([.$A10];PARTITE_GIRONI;2;0))" office:value-type="string" office:string-value="C" calcext:value-type="string">
            <text:p>C</text:p>
          </table:table-cell>
          <table:table-cell table:style-name="ce492" table:formula="of:=IF([.$B10]=&quot;&quot;;&quot;&quot;;VLOOKUP([.$B10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05" table:formula="of:=VLOOKUP(ROW()-9;[$'Classifiche Gironi'.$A$8:$'Classifiche Gironi'.$S$11];4;0)" office:value-type="string" office:string-value="Linci (7)" calcext:value-type="string">
            <text:p>Linci (7)</text:p>
          </table:table-cell>
          <table:table-cell table:style-name="ce536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6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7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9;0)" office:value-type="float" office:value="6" calcext:value-type="float">
            <text:p>6</text:p>
          </table:table-cell>
          <table:table-cell table:style-name="ce536" table:formula="of:=VLOOKUP(ROW()-9;[$'Classifiche Gironi'.$A$8:$'Classifiche Gironi'.$S$11];10;0)" office:value-type="float" office:value="241" calcext:value-type="float">
            <text:p>241</text:p>
          </table:table-cell>
          <table:table-cell table:style-name="ce536" table:formula="of:=VLOOKUP(ROW()-9;[$'Classifiche Gironi'.$A$8:$'Classifiche Gironi'.$S$11];11;0)" office:value-type="float" office:value="181" calcext:value-type="float">
            <text:p>181</text:p>
          </table:table-cell>
          <table:table-cell table:style-name="ce597" table:formula="of:=VLOOKUP(ROW()-9;[$'Classifiche Gironi'.$A$8:$'Classifiche Gironi'.$S$11]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495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668" table:formula="of:=IF([.Y11]&amp;[.Y12]=&quot;&quot;;&quot;Vincente &quot;&amp;[.W11];IF([.Y11]&gt;[.Y12];[.X11];[.X12]))" office:value-type="string" office:string-value="Vincente 50" calcext:value-type="string">
            <text:p>Vincente 50</text:p>
          </table:table-cell>
          <table:table-cell table:style-name="ce73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160" office:value-type="float" office:value="19" calcext:value-type="float">
            <text:p>19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9" table:formula="of:=IF([.$A11]=&quot;&quot;;&quot;&quot;;VLOOKUP([.$A11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11]=&quot;&quot;;&quot;&quot;;VLOOKUP([.$A11];PARTITE_GIRONI;6;0))" office:value-type="string" office:string-value="Pitoni (14)" calcext:value-type="string">
            <text:p>Pitoni (14)</text:p>
          </table:table-cell>
          <table:table-cell table:style-name="ce492" table:formula="of:=IF([.$A11]=&quot;&quot;;&quot;&quot;;VLOOKUP([.$A11];PARTITE_GIRONI;2;0))" office:value-type="string" office:string-value="D" calcext:value-type="string">
            <text:p>D</text:p>
          </table:table-cell>
          <table:table-cell table:style-name="ce492" table:formula="of:=IF([.$B11]=&quot;&quot;;&quot;&quot;;VLOOKUP([.$B11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06" table:formula="of:=VLOOKUP(ROW()-9;[$'Classifiche Gironi'.$A$8:$'Classifiche Gironi'.$S$11];4;0)" office:value-type="string" office:string-value="Serval (8)" calcext:value-type="string">
            <text:p>Serval (8)</text:p>
          </table:table-cell>
          <table:table-cell table:style-name="ce537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7" table:formula="of:=VLOOKUP(ROW()-9;[$'Classifiche Gironi'.$A$8:$'Classifiche Gironi'.$S$11];6;0)" office:value-type="float" office:value="2" calcext:value-type="float">
            <text:p>2</text:p>
          </table:table-cell>
          <table:table-cell table:style-name="ce567" table:formula="of:=VLOOKUP(ROW()-9;[$'Classifiche Gironi'.$A$8:$'Classifiche Gironi'.$S$11];7;0)" office:value-type="float" office:value="1" calcext:value-type="float">
            <text:p>1</text:p>
          </table:table-cell>
          <table:table-cell table:style-name="ce567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67" table:formula="of:=VLOOKUP(ROW()-9;[$'Classifiche Gironi'.$A$8:$'Classifiche Gironi'.$S$11];9;0)" office:value-type="float" office:value="5" calcext:value-type="float">
            <text:p>5</text:p>
          </table:table-cell>
          <table:table-cell table:style-name="ce567" table:formula="of:=VLOOKUP(ROW()-9;[$'Classifiche Gironi'.$A$8:$'Classifiche Gironi'.$S$11];10;0)" office:value-type="float" office:value="224" calcext:value-type="float">
            <text:p>224</text:p>
          </table:table-cell>
          <table:table-cell table:style-name="ce567" table:formula="of:=VLOOKUP(ROW()-9;[$'Classifiche Gironi'.$A$8:$'Classifiche Gironi'.$S$11];11;0)" office:value-type="float" office:value="209" calcext:value-type="float">
            <text:p>209</text:p>
          </table:table-cell>
          <table:table-cell table:style-name="ce598" table:formula="of:=VLOOKUP(ROW()-9;[$'Classifiche Gironi'.$A$8:$'Classifiche Gironi'.$S$11]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table:formula="of:=[.W7]+1" office:value-type="float" office:value="50" calcext:value-type="float" table:number-columns-spanned="1" table:number-rows-spanned="2">
            <text:p>50</text:p>
          </table:table-cell>
          <table:table-cell table:style-name="ce638" table:formula="of:=[.L10]" office:value-type="string" office:string-value="Linci (7)" calcext:value-type="string">
            <text:p>Linci (7)</text:p>
          </table:table-cell>
          <table:table-cell table:style-name="ce427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160" office:value-type="float" office:value="24" calcext:value-type="float">
            <text:p>24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18H00M00S" calcext:value-type="time">
            <text:p>18:00</text:p>
          </table:table-cell>
          <table:table-cell table:style-name="ce179" table:formula="of:=IF([.$A12]=&quot;&quot;;&quot;&quot;;VLOOKUP([.$A12];PARTITE_GIRONI;4;0))" office:value-type="string" office:string-value="Aquile (15)" calcext:value-type="string">
            <text:p>Aquile (15)</text:p>
          </table:table-cell>
          <table:table-cell table:style-name="ce183"/>
          <table:table-cell table:style-name="ce186"/>
          <table:table-cell table:style-name="ce188" table:formula="of:=IF([.$A12]=&quot;&quot;;&quot;&quot;;VLOOKUP([.$A12];PARTITE_GIRONI;6;0))" office:value-type="string" office:string-value="Falchi (16)" calcext:value-type="string">
            <text:p>Falchi (16)</text:p>
          </table:table-cell>
          <table:table-cell table:style-name="ce492" table:formula="of:=IF([.$A12]=&quot;&quot;;&quot;&quot;;VLOOKUP([.$A12];PARTITE_GIRONI;2;0))" office:value-type="string" office:string-value="D" calcext:value-type="string">
            <text:p>D</text:p>
          </table:table-cell>
          <table:table-cell table:style-name="ce492" table:formula="of:=IF([.$B12]=&quot;&quot;;&quot;&quot;;VLOOKUP([.$B12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Puma (6)" calcext:value-type="string">
            <text:p>Puma (6)</text:p>
          </table:table-cell>
          <table:table-cell table:style-name="ce538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8" table:formula="of:=VLOOKUP(ROW()-9;[$'Classifiche Gironi'.$A$8:$'Classifiche Gironi'.$S$11];6;0)" office:value-type="float" office:value="1" calcext:value-type="float">
            <text:p>1</text:p>
          </table:table-cell>
          <table:table-cell table:style-name="ce585" table:formula="of:=VLOOKUP(ROW()-9;[$'Classifiche Gironi'.$A$8:$'Classifiche Gironi'.$S$11];7;0)" office:value-type="float" office:value="2" calcext:value-type="float">
            <text:p>2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4" calcext:value-type="float">
            <text:p>4</text:p>
          </table:table-cell>
          <table:table-cell table:style-name="ce590" table:formula="of:=VLOOKUP(ROW()-9;[$'Classifiche Gironi'.$A$8:$'Classifiche Gironi'.$S$11];10;0)" office:value-type="float" office:value="184" calcext:value-type="float">
            <text:p>184</text:p>
          </table:table-cell>
          <table:table-cell table:style-name="ce590" table:formula="of:=VLOOKUP(ROW()-9;[$'Classifiche Gironi'.$A$8:$'Classifiche Gironi'.$S$11];11;0)" office:value-type="float" office:value="216" calcext:value-type="float">
            <text:p>216</text:p>
          </table:table-cell>
          <table:table-cell table:style-name="ce599" table:formula="of:=VLOOKUP(ROW()-9;[$'Classifiche Gironi'.$A$8:$'Classifiche Gironi'.$S$11]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L21]" office:value-type="string" office:string-value="Aquile (15)" calcext:value-type="string">
            <text:p>Aquile (15)</text:p>
          </table:table-cell>
          <table:table-cell table:style-name="ce615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160"/>
          <table:table-cell table:style-name="ce164"/>
          <table:table-cell table:style-name="ce171" office:value-type="date" office:date-value="2021-06-07" calcext:value-type="date">
            <text:p>lun 7 giu</text:p>
          </table:table-cell>
          <table:table-cell table:style-name="ce176" office:value-type="time" office:time-value="PT21H00M00S" calcext:value-type="time">
            <text:p>21:00</text:p>
          </table:table-cell>
          <table:table-cell table:style-name="ce179" table:formula="of:=IF([.$A13]=&quot;&quot;;&quot;&quot;;VLOOKUP([.$A13];PARTITE_GIRONI;4;0))">
            <text:p/>
          </table:table-cell>
          <table:table-cell table:style-name="ce183"/>
          <table:table-cell table:style-name="ce186"/>
          <table:table-cell table:style-name="ce188" table:formula="of:=IF([.$A13]=&quot;&quot;;&quot;&quot;;VLOOKUP([.$A13];PARTITE_GIRONI;6;0))">
            <text:p/>
          </table:table-cell>
          <table:table-cell table:style-name="ce492" table:formula="of:=IF([.$A13]=&quot;&quot;;&quot;&quot;;VLOOKUP([.$A13];PARTITE_GIRONI;2;0))">
            <text:p/>
          </table:table-cell>
          <table:table-cell table:style-name="ce492" table:formula="of:=IF([.$B13]=&quot;&quot;;&quot;&quot;;VLOOKUP([.$B13];CAMPI;2;0))">
            <text:p/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Giaguari (5)" calcext:value-type="string">
            <text:p>Giaguari (5)</text:p>
          </table:table-cell>
          <table:table-cell table:style-name="ce539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9" table:formula="of:=VLOOKUP(ROW()-9;[$'Classifiche Gironi'.$A$8:$'Classifiche Gironi'.$S$11];6;0)" office:value-type="float" office:value="0" calcext:value-type="float">
            <text:p>0</text:p>
          </table:table-cell>
          <table:table-cell table:style-name="ce585" table:formula="of:=VLOOKUP(ROW()-9;[$'Classifiche Gironi'.$A$8:$'Classifiche Gironi'.$S$11];7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10;0)" office:value-type="float" office:value="174" calcext:value-type="float">
            <text:p>174</text:p>
          </table:table-cell>
          <table:table-cell table:style-name="ce590" table:formula="of:=VLOOKUP(ROW()-9;[$'Classifiche Gironi'.$A$8:$'Classifiche Gironi'.$S$11];11;0)" office:value-type="float" office:value="217" calcext:value-type="float">
            <text:p>217</text:p>
          </table:table-cell>
          <table:table-cell table:style-name="ce599" table:formula="of:=VLOOKUP(ROW()-9;[$'Classifiche Gironi'.$A$8:$'Classifiche Gironi'.$S$11]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B33]+1" office:value-type="float" office:value="61" calcext:value-type="float" table:number-columns-spanned="1" table:number-rows-spanned="2">
            <text:p>61</text:p>
          </table:table-cell>
          <table:table-cell table:style-name="ce667" table:formula="of:=IF([.AD9]&amp;[.AD10]=&quot;&quot;;&quot;Vincente &quot;&amp;[.AB9];IF([.AD9]&gt;[.AD10];[.AC9];[.AC10]))" office:value-type="string" office:string-value="Vincente 57" calcext:value-type="string">
            <text:p>Vincente 57</text:p>
          </table:table-cell>
          <table:table-cell table:style-name="ce74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160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9" table:formula="of:=IF([.$A14]=&quot;&quot;;&quot;&quot;;VLOOKUP([.$A14];PARTITE_GIRONI;4;0))" office:value-type="string" office:string-value="Leoni (1)" calcext:value-type="string">
            <text:p>Leoni (1)</text:p>
          </table:table-cell>
          <table:table-cell table:style-name="ce183"/>
          <table:table-cell table:style-name="ce186"/>
          <table:table-cell table:style-name="ce188" table:formula="of:=IF([.$A14]=&quot;&quot;;&quot;&quot;;VLOOKUP([.$A14];PARTITE_GIRONI;6;0))" office:value-type="string" office:string-value="Tigri (3)" calcext:value-type="string">
            <text:p>Tigri (3)</text:p>
          </table:table-cell>
          <table:table-cell table:style-name="ce492" table:formula="of:=IF([.$A14]=&quot;&quot;;&quot;&quot;;VLOOKUP([.$A14];PARTITE_GIRONI;2;0))" office:value-type="string" office:string-value="A" calcext:value-type="string">
            <text:p>A</text:p>
          </table:table-cell>
          <table:table-cell table:style-name="ce492" table:formula="of:=IF([.$B14]=&quot;&quot;;&quot;&quot;;VLOOKUP([.$B14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9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D17]&amp;[.AD18]=&quot;&quot;;&quot;Vincente &quot;&amp;[.AB17];IF([.AD17]&gt;[.AD18];[.AC17];[.AC18]))" office:value-type="string" office:string-value="Vincente 58" calcext:value-type="string">
            <text:p>Vincente 58</text:p>
          </table:table-cell>
          <table:table-cell table:style-name="ce75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8" calcext:value-type="float">
            <text:p>8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9" table:formula="of:=IF([.$A15]=&quot;&quot;;&quot;&quot;;VLOOKUP([.$A15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15]=&quot;&quot;;&quot;&quot;;VLOOKUP([.$A15];PARTITE_GIRONI;6;0))" office:value-type="string" office:string-value="Linci (7)" calcext:value-type="string">
            <text:p>Linci (7)</text:p>
          </table:table-cell>
          <table:table-cell table:style-name="ce492" table:formula="of:=IF([.$A15]=&quot;&quot;;&quot;&quot;;VLOOKUP([.$A15];PARTITE_GIRONI;2;0))" office:value-type="string" office:string-value="B" calcext:value-type="string">
            <text:p>B</text:p>
          </table:table-cell>
          <table:table-cell table:style-name="ce492" table:formula="of:=IF([.$B15]=&quot;&quot;;&quot;&quot;;VLOOKUP([.$B15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09" table:formula="of:=VLOOKUP(ROW()-14;[$'Classifiche Gironi'.$A$14:$'Classifiche Gironi'.$S$17];4;0)" office:value-type="string" office:string-value="Giraffe (10)" calcext:value-type="string">
            <text:p>Giraffe (10)</text:p>
          </table:table-cell>
          <table:table-cell table:style-name="ce541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6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7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9;0)" office:value-type="float" office:value="6" calcext:value-type="float">
            <text:p>6</text:p>
          </table:table-cell>
          <table:table-cell table:style-name="ce541" table:formula="of:=VLOOKUP(ROW()-14;[$'Classifiche Gironi'.$A$14:$'Classifiche Gironi'.$S$17];10;0)" office:value-type="float" office:value="258" calcext:value-type="float">
            <text:p>258</text:p>
          </table:table-cell>
          <table:table-cell table:style-name="ce541" table:formula="of:=VLOOKUP(ROW()-14;[$'Classifiche Gironi'.$A$14:$'Classifiche Gironi'.$S$17];11;0)" office:value-type="float" office:value="154" calcext:value-type="float">
            <text:p>154</text:p>
          </table:table-cell>
          <table:table-cell table:style-name="ce600" table:formula="of:=VLOOKUP(ROW()-14;[$'Classifiche Gironi'.$A$14:$'Classifiche Gironi'.$S$17]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table:formula="of:=[.W11]+1" office:value-type="float" office:value="51" calcext:value-type="float" table:number-columns-spanned="1" table:number-rows-spanned="2">
            <text:p>51</text:p>
          </table:table-cell>
          <table:table-cell table:style-name="ce638" table:formula="of:=[.L25]" office:value-type="string" office:string-value="Cinghiali (20)" calcext:value-type="string">
            <text:p>Cinghiali (20)</text:p>
          </table:table-cell>
          <table:table-cell table:style-name="ce427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14" calcext:value-type="float">
            <text:p>14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9" table:formula="of:=IF([.$A16]=&quot;&quot;;&quot;&quot;;VLOOKUP([.$A16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16]=&quot;&quot;;&quot;&quot;;VLOOKUP([.$A16];PARTITE_GIRONI;6;0))" office:value-type="string" office:string-value="Ippopotami (11)" calcext:value-type="string">
            <text:p>Ippopotami (11)</text:p>
          </table:table-cell>
          <table:table-cell table:style-name="ce492" table:formula="of:=IF([.$A16]=&quot;&quot;;&quot;&quot;;VLOOKUP([.$A16];PARTITE_GIRONI;2;0))" office:value-type="string" office:string-value="C" calcext:value-type="string">
            <text:p>C</text:p>
          </table:table-cell>
          <table:table-cell table:style-name="ce492" table:formula="of:=IF([.$B16]=&quot;&quot;;&quot;&quot;;VLOOKUP([.$B16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10" table:formula="of:=VLOOKUP(ROW()-14;[$'Classifiche Gironi'.$A$14:$'Classifiche Gironi'.$S$17];4;0)" office:value-type="string" office:string-value="Ippopotami (11)" calcext:value-type="string">
            <text:p>Ippopotami (11)</text:p>
          </table:table-cell>
          <table:table-cell table:style-name="ce542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0" table:formula="of:=VLOOKUP(ROW()-14;[$'Classifiche Gironi'.$A$14:$'Classifiche Gironi'.$S$17];6;0)" office:value-type="float" office:value="2" calcext:value-type="float">
            <text:p>2</text:p>
          </table:table-cell>
          <table:table-cell table:style-name="ce570" table:formula="of:=VLOOKUP(ROW()-14;[$'Classifiche Gironi'.$A$14:$'Classifiche Gironi'.$S$17];7;0)" office:value-type="float" office:value="1" calcext:value-type="float">
            <text:p>1</text:p>
          </table:table-cell>
          <table:table-cell table:style-name="ce570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70" table:formula="of:=VLOOKUP(ROW()-14;[$'Classifiche Gironi'.$A$14:$'Classifiche Gironi'.$S$17];9;0)" office:value-type="float" office:value="5" calcext:value-type="float">
            <text:p>5</text:p>
          </table:table-cell>
          <table:table-cell table:style-name="ce570" table:formula="of:=VLOOKUP(ROW()-14;[$'Classifiche Gironi'.$A$14:$'Classifiche Gironi'.$S$17];10;0)" office:value-type="float" office:value="280" calcext:value-type="float">
            <text:p>280</text:p>
          </table:table-cell>
          <table:table-cell table:style-name="ce570" table:formula="of:=VLOOKUP(ROW()-14;[$'Classifiche Gironi'.$A$14:$'Classifiche Gironi'.$S$17];11;0)" office:value-type="float" office:value="189" calcext:value-type="float">
            <text:p>189</text:p>
          </table:table-cell>
          <table:table-cell table:style-name="ce601" table:formula="of:=VLOOKUP(ROW()-14;[$'Classifiche Gironi'.$A$14:$'Classifiche Gironi'.$S$17]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L36]" office:value-type="string" office:string-value="Orche (28)" calcext:value-type="string">
            <text:p>Orche (28)</text:p>
          </table:table-cell>
          <table:table-cell table:style-name="ce615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20" calcext:value-type="float">
            <text:p>20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9" table:formula="of:=IF([.$A17]=&quot;&quot;;&quot;&quot;;VLOOKUP([.$A17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17]=&quot;&quot;;&quot;&quot;;VLOOKUP([.$A17];PARTITE_GIRONI;6;0))" office:value-type="string" office:string-value="Aquile (15)" calcext:value-type="string">
            <text:p>Aquile (15)</text:p>
          </table:table-cell>
          <table:table-cell table:style-name="ce492" table:formula="of:=IF([.$A17]=&quot;&quot;;&quot;&quot;;VLOOKUP([.$A17];PARTITE_GIRONI;2;0))" office:value-type="string" office:string-value="D" calcext:value-type="string">
            <text:p>D</text:p>
          </table:table-cell>
          <table:table-cell table:style-name="ce492" table:formula="of:=IF([.$B17]=&quot;&quot;;&quot;&quot;;VLOOKUP([.$B17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Elefanti (9)" calcext:value-type="string">
            <text:p>Elefanti (9)</text:p>
          </table:table-cell>
          <table:table-cell table:style-name="ce543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1" table:formula="of:=VLOOKUP(ROW()-14;[$'Classifiche Gironi'.$A$14:$'Classifiche Gironi'.$S$17];6;0)" office:value-type="float" office:value="1" calcext:value-type="float">
            <text:p>1</text:p>
          </table:table-cell>
          <table:table-cell table:style-name="ce586" table:formula="of:=VLOOKUP(ROW()-14;[$'Classifiche Gironi'.$A$14:$'Classifiche Gironi'.$S$17];7;0)" office:value-type="float" office:value="2" calcext:value-type="float">
            <text:p>2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4" calcext:value-type="float">
            <text:p>4</text:p>
          </table:table-cell>
          <table:table-cell table:style-name="ce591" table:formula="of:=VLOOKUP(ROW()-14;[$'Classifiche Gironi'.$A$14:$'Classifiche Gironi'.$S$17];10;0)" office:value-type="float" office:value="154" calcext:value-type="float">
            <text:p>154</text:p>
          </table:table-cell>
          <table:table-cell table:style-name="ce591" table:formula="of:=VLOOKUP(ROW()-14;[$'Classifiche Gironi'.$A$14:$'Classifiche Gironi'.$S$17];11;0)" office:value-type="float" office:value="237" calcext:value-type="float">
            <text:p>237</text:p>
          </table:table-cell>
          <table:table-cell table:style-name="ce602" table:formula="of:=VLOOKUP(ROW()-14;[$'Classifiche Gironi'.$A$14:$'Classifiche Gironi'.$S$17]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9]+1" office:value-type="float" office:value="58" calcext:value-type="float" table:number-columns-spanned="1" table:number-rows-spanned="2">
            <text:p>58</text:p>
          </table:table-cell>
          <table:table-cell table:style-name="ce667" table:formula="of:=IF([.Y15]&amp;[.Y16]=&quot;&quot;;&quot;Vincente &quot;&amp;[.W15];IF([.Y15]&gt;[.Y16];[.X15];[.X16]))" office:value-type="string" office:string-value="Vincente 51" calcext:value-type="string">
            <text:p>Vincente 51</text:p>
          </table:table-cell>
          <table:table-cell table:style-name="ce73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5" calcext:value-type="float">
            <text:p>5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1H00M00S" calcext:value-type="time">
            <text:p>11:00</text:p>
          </table:table-cell>
          <table:table-cell table:style-name="ce179" table:formula="of:=IF([.$A18]=&quot;&quot;;&quot;&quot;;VLOOKUP([.$A18];PARTITE_GIRONI;4;0))" office:value-type="string" office:string-value="Pantere (2)" calcext:value-type="string">
            <text:p>Pantere (2)</text:p>
          </table:table-cell>
          <table:table-cell table:style-name="ce183"/>
          <table:table-cell table:style-name="ce186"/>
          <table:table-cell table:style-name="ce188" table:formula="of:=IF([.$A18]=&quot;&quot;;&quot;&quot;;VLOOKUP([.$A18];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PARTITE_GIRONI;2;0))" office:value-type="string" office:string-value="A" calcext:value-type="string">
            <text:p>A</text:p>
          </table:table-cell>
          <table:table-cell table:style-name="ce492" table:formula="of:=IF([.$B18]=&quot;&quot;;&quot;&quot;;VLOOKUP([.$B18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Iguane (12)" calcext:value-type="string">
            <text:p>Iguane (12)</text:p>
          </table:table-cell>
          <table:table-cell table:style-name="ce544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2" table:formula="of:=VLOOKUP(ROW()-14;[$'Classifiche Gironi'.$A$14:$'Classifiche Gironi'.$S$17];6;0)" office:value-type="float" office:value="0" calcext:value-type="float">
            <text:p>0</text:p>
          </table:table-cell>
          <table:table-cell table:style-name="ce586" table:formula="of:=VLOOKUP(ROW()-14;[$'Classifiche Gironi'.$A$14:$'Classifiche Gironi'.$S$17];7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10;0)" office:value-type="float" office:value="101" calcext:value-type="float">
            <text:p>101</text:p>
          </table:table-cell>
          <table:table-cell table:style-name="ce591" table:formula="of:=VLOOKUP(ROW()-14;[$'Classifiche Gironi'.$A$14:$'Classifiche Gironi'.$S$17];11;0)" office:value-type="float" office:value="213" calcext:value-type="float">
            <text:p>213</text:p>
          </table:table-cell>
          <table:table-cell table:style-name="ce602" table:formula="of:=VLOOKUP(ROW()-14;[$'Classifiche Gironi'.$A$14:$'Classifiche Gironi'.$S$17]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Y19]&amp;[.Y20]=&quot;&quot;;&quot;Vincente &quot;&amp;[.W19];IF([.Y19]&gt;[.Y20];[.X19];[.X20]))" office:value-type="string" office:string-value="Vincente 52" calcext:value-type="string">
            <text:p>Vincente 52</text:p>
          </table:table-cell>
          <table:table-cell table:style-name="ce73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11" calcext:value-type="float">
            <text:p>11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1H00M00S" calcext:value-type="time">
            <text:p>11:00</text:p>
          </table:table-cell>
          <table:table-cell table:style-name="ce179" table:formula="of:=IF([.$A19]=&quot;&quot;;&quot;&quot;;VLOOKUP([.$A19];PARTITE_GIRONI;4;0))" office:value-type="string" office:string-value="Puma (6)" calcext:value-type="string">
            <text:p>Puma (6)</text:p>
          </table:table-cell>
          <table:table-cell table:style-name="ce183"/>
          <table:table-cell table:style-name="ce186"/>
          <table:table-cell table:style-name="ce188" table:formula="of:=IF([.$A19]=&quot;&quot;;&quot;&quot;;VLOOKUP([.$A19];PARTITE_GIRONI;6;0))" office:value-type="string" office:string-value="Serval (8)" calcext:value-type="string">
            <text:p>Serval (8)</text:p>
          </table:table-cell>
          <table:table-cell table:style-name="ce492" table:formula="of:=IF([.$A19]=&quot;&quot;;&quot;&quot;;VLOOKUP([.$A19];PARTITE_GIRONI;2;0))" office:value-type="string" office:string-value="B" calcext:value-type="string">
            <text:p>B</text:p>
          </table:table-cell>
          <table:table-cell table:style-name="ce492" table:formula="of:=IF([.$B19]=&quot;&quot;;&quot;&quot;;VLOOKUP([.$B19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table:formula="of:=[.W15]+1" office:value-type="float" office:value="52" calcext:value-type="float" table:number-columns-spanned="1" table:number-rows-spanned="2">
            <text:p>52</text:p>
          </table:table-cell>
          <table:table-cell table:style-name="ce638" table:formula="of:=[.L30]" office:value-type="string" office:string-value="Balene (21)" calcext:value-type="string">
            <text:p>Balene (21)</text:p>
          </table:table-cell>
          <table:table-cell table:style-name="ce427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17" calcext:value-type="float">
            <text:p>17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1H00M00S" calcext:value-type="time">
            <text:p>11:00</text:p>
          </table:table-cell>
          <table:table-cell table:style-name="ce179" table:formula="of:=IF([.$A20]=&quot;&quot;;&quot;&quot;;VLOOKUP([.$A20];PARTITE_GIRONI;4;0))" office:value-type="string" office:string-value="Giraffe (10)" calcext:value-type="string">
            <text:p>Giraffe (10)</text:p>
          </table:table-cell>
          <table:table-cell table:style-name="ce183"/>
          <table:table-cell table:style-name="ce186"/>
          <table:table-cell table:style-name="ce188" table:formula="of:=IF([.$A20]=&quot;&quot;;&quot;&quot;;VLOOKUP([.$A20];PARTITE_GIRONI;6;0))" office:value-type="string" office:string-value="Iguane (12)" calcext:value-type="string">
            <text:p>Iguane (12)</text:p>
          </table:table-cell>
          <table:table-cell table:style-name="ce492" table:formula="of:=IF([.$A20]=&quot;&quot;;&quot;&quot;;VLOOKUP([.$A20];PARTITE_GIRONI;2;0))" office:value-type="string" office:string-value="C" calcext:value-type="string">
            <text:p>C</text:p>
          </table:table-cell>
          <table:table-cell table:style-name="ce492" table:formula="of:=IF([.$B20]=&quot;&quot;;&quot;&quot;;VLOOKUP([.$B20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13" table:formula="of:=VLOOKUP(ROW()-19;[$'Classifiche Gironi'.$A$20:$'Classifiche Gironi'.$S$23];4;0)" office:value-type="string" office:string-value="Pitoni (14)" calcext:value-type="string">
            <text:p>Pitoni (14)</text:p>
          </table:table-cell>
          <table:table-cell table:style-name="ce546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46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46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46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46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46" table:formula="of:=VLOOKUP(ROW()-19;[$'Classifiche Gironi'.$A$20:$'Classifiche Gironi'.$S$23];10;0)" office:value-type="float" office:value="218" calcext:value-type="float">
            <text:p>218</text:p>
          </table:table-cell>
          <table:table-cell table:style-name="ce546" table:formula="of:=VLOOKUP(ROW()-19;[$'Classifiche Gironi'.$A$20:$'Classifiche Gironi'.$S$23];11;0)" office:value-type="float" office:value="206" calcext:value-type="float">
            <text:p>206</text:p>
          </table:table-cell>
          <table:table-cell table:style-name="ce603" table:formula="of:=VLOOKUP(ROW()-19;[$'Classifiche Gironi'.$A$20:$'Classifiche Gironi'.$S$23]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L41]" office:value-type="string" office:string-value="Piranha (29)" calcext:value-type="string">
            <text:p>Piranha (29)</text:p>
          </table:table-cell>
          <table:table-cell table:style-name="ce615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G29]+1" office:value-type="float" office:value="63" calcext:value-type="float" table:number-columns-spanned="1" table:number-rows-spanned="2">
            <text:p>63</text:p>
          </table:table-cell>
          <table:table-cell table:style-name="ce667" table:formula="of:=IF([.AI13]&amp;[.AI14]=&quot;&quot;;&quot;Vincente &quot;&amp;[.AG13];IF([.AI13]&gt;[.AI14];[.AH13];[.AH14]))" office:value-type="string" office:string-value="Vincente 61" calcext:value-type="string">
            <text:p>Vincente 61</text:p>
          </table:table-cell>
          <table:table-cell table:style-name="ce75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23" calcext:value-type="float">
            <text:p>23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1H00M00S" calcext:value-type="time">
            <text:p>11:00</text:p>
          </table:table-cell>
          <table:table-cell table:style-name="ce179" table:formula="of:=IF([.$A21]=&quot;&quot;;&quot;&quot;;VLOOKUP([.$A21];PARTITE_GIRONI;4;0))" office:value-type="string" office:string-value="Pitoni (14)" calcext:value-type="string">
            <text:p>Pitoni (14)</text:p>
          </table:table-cell>
          <table:table-cell table:style-name="ce183"/>
          <table:table-cell table:style-name="ce186"/>
          <table:table-cell table:style-name="ce188" table:formula="of:=IF([.$A21]=&quot;&quot;;&quot;&quot;;VLOOKUP([.$A21];PARTITE_GIRONI;6;0))" office:value-type="string" office:string-value="Falchi (16)" calcext:value-type="string">
            <text:p>Falchi (16)</text:p>
          </table:table-cell>
          <table:table-cell table:style-name="ce492" table:formula="of:=IF([.$A21]=&quot;&quot;;&quot;&quot;;VLOOKUP([.$A21];PARTITE_GIRONI;2;0))" office:value-type="string" office:string-value="D" calcext:value-type="string">
            <text:p>D</text:p>
          </table:table-cell>
          <table:table-cell table:style-name="ce492" table:formula="of:=IF([.$B21]=&quot;&quot;;&quot;&quot;;VLOOKUP([.$B21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14" table:formula="of:=VLOOKUP(ROW()-19;[$'Classifiche Gironi'.$A$20:$'Classifiche Gironi'.$S$23];4;0)" office:value-type="string" office:string-value="Aquile (15)" calcext:value-type="string">
            <text:p>Aquile (15)</text:p>
          </table:table-cell>
          <table:table-cell table:style-name="ce547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3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73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73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73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73" table:formula="of:=VLOOKUP(ROW()-19;[$'Classifiche Gironi'.$A$20:$'Classifiche Gironi'.$S$23];10;0)" office:value-type="float" office:value="154" calcext:value-type="float">
            <text:p>154</text:p>
          </table:table-cell>
          <table:table-cell table:style-name="ce573" table:formula="of:=VLOOKUP(ROW()-19;[$'Classifiche Gironi'.$A$20:$'Classifiche Gironi'.$S$23];11;0)" office:value-type="float" office:value="140" calcext:value-type="float">
            <text:p>140</text:p>
          </table:table-cell>
          <table:table-cell table:style-name="ce604" table:formula="of:=VLOOKUP(ROW()-19;[$'Classifiche Gironi'.$A$20:$'Classifiche Gironi'.$S$23]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I29]&amp;[.AI30]=&quot;&quot;;&quot;Vincente &quot;&amp;[.AG29];IF([.AI29]&gt;[.AI30];[.AH29];[.AH30]))" office:value-type="string" office:string-value="Vincente 62" calcext:value-type="string">
            <text:p>Vincente 62</text:p>
          </table:table-cell>
          <table:table-cell table:style-name="ce75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25" calcext:value-type="float">
            <text:p>25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5H30M00S" calcext:value-type="time">
            <text:p>15:30</text:p>
          </table:table-cell>
          <table:table-cell table:style-name="ce179" table:formula="of:=IF([.$A22]=&quot;&quot;;&quot;&quot;;VLOOKUP([.$A22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22]=&quot;&quot;;&quot;&quot;;VLOOKUP([.$A22];PARTITE_GIRONI;6;0))" office:value-type="string" office:string-value="Bufali (18)" calcext:value-type="string">
            <text:p>Bufali (18)</text:p>
          </table:table-cell>
          <table:table-cell table:style-name="ce492" table:formula="of:=IF([.$A22]=&quot;&quot;;&quot;&quot;;VLOOKUP([.$A22];PARTITE_GIRONI;2;0))" office:value-type="string" office:string-value="E" calcext:value-type="string">
            <text:p>E</text:p>
          </table:table-cell>
          <table:table-cell table:style-name="ce492" table:formula="of:=IF([.$B22]=&quot;&quot;;&quot;&quot;;VLOOKUP([.$B22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Coccodrilli (13)" calcext:value-type="string">
            <text:p>Coccodrilli (13)</text:p>
          </table:table-cell>
          <table:table-cell table:style-name="ce548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4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1" calcext:value-type="float">
            <text:p>171</text:p>
          </table:table-cell>
          <table:table-cell table:style-name="ce592" table:formula="of:=VLOOKUP(ROW()-19;[$'Classifiche Gironi'.$A$20:$'Classifiche Gironi'.$S$23];11;0)" office:value-type="float" office:value="161" calcext:value-type="float">
            <text:p>161</text:p>
          </table:table-cell>
          <table:table-cell table:style-name="ce605" table:formula="of:=VLOOKUP(ROW()-19;[$'Classifiche Gironi'.$A$20:$'Classifiche Gironi'.$S$23]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9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31" calcext:value-type="float">
            <text:p>31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5H30M00S" calcext:value-type="time">
            <text:p>15:30</text:p>
          </table:table-cell>
          <table:table-cell table:style-name="ce179" table:formula="of:=IF([.$A23]=&quot;&quot;;&quot;&quot;;VLOOKUP([.$A23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23]=&quot;&quot;;&quot;&quot;;VLOOKUP([.$A23];PARTITE_GIRONI;6;0))" office:value-type="string" office:string-value="Gabbiani (22)" calcext:value-type="string">
            <text:p>Gabbiani (22)</text:p>
          </table:table-cell>
          <table:table-cell table:style-name="ce492" table:formula="of:=IF([.$A23]=&quot;&quot;;&quot;&quot;;VLOOKUP([.$A23];PARTITE_GIRONI;2;0))" office:value-type="string" office:string-value="F" calcext:value-type="string">
            <text:p>F</text:p>
          </table:table-cell>
          <table:table-cell table:style-name="ce492" table:formula="of:=IF([.$B23]=&quot;&quot;;&quot;&quot;;VLOOKUP([.$B23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Falchi (16)" calcext:value-type="string">
            <text:p>Falchi (16)</text:p>
          </table:table-cell>
          <table:table-cell table:style-name="ce549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5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3" calcext:value-type="float">
            <text:p>173</text:p>
          </table:table-cell>
          <table:table-cell table:style-name="ce592" table:formula="of:=VLOOKUP(ROW()-19;[$'Classifiche Gironi'.$A$20:$'Classifiche Gironi'.$S$23];11;0)" office:value-type="float" office:value="209" calcext:value-type="float">
            <text:p>209</text:p>
          </table:table-cell>
          <table:table-cell table:style-name="ce605" table:formula="of:=VLOOKUP(ROW()-19;[$'Classifiche Gironi'.$A$20:$'Classifiche Gironi'.$S$23]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table:formula="of:=[.W19]+1" office:value-type="float" office:value="53" calcext:value-type="float" table:number-columns-spanned="1" table:number-rows-spanned="2">
            <text:p>53</text:p>
          </table:table-cell>
          <table:table-cell table:style-name="ce638" table:formula="of:=[.L40]" office:value-type="string" office:string-value="Scorpioni (30)" calcext:value-type="string">
            <text:p>Scorpioni (30)</text:p>
          </table:table-cell>
          <table:table-cell table:style-name="ce427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37" calcext:value-type="float">
            <text:p>37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5H30M00S" calcext:value-type="time">
            <text:p>15:30</text:p>
          </table:table-cell>
          <table:table-cell table:style-name="ce179" table:formula="of:=IF([.$A24]=&quot;&quot;;&quot;&quot;;VLOOKUP([.$A24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6"/>
          <table:table-cell table:style-name="ce188" table:formula="of:=IF([.$A24]=&quot;&quot;;&quot;&quot;;VLOOKUP([.$A24];PARTITE_GIRONI;6;0))" office:value-type="string" office:string-value="Gorilla (26)" calcext:value-type="string">
            <text:p>Gorilla (26)</text:p>
          </table:table-cell>
          <table:table-cell table:style-name="ce492" table:formula="of:=IF([.$A24]=&quot;&quot;;&quot;&quot;;VLOOKUP([.$A24];PARTITE_GIRONI;2;0))" office:value-type="string" office:string-value="G" calcext:value-type="string">
            <text:p>G</text:p>
          </table:table-cell>
          <table:table-cell table:style-name="ce492" table:formula="of:=IF([.$B24]=&quot;&quot;;&quot;&quot;;VLOOKUP([.$B24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L31]" office:value-type="string" office:string-value="Gabbiani (22)" calcext:value-type="string">
            <text:p>Gabbiani (22)</text:p>
          </table:table-cell>
          <table:table-cell table:style-name="ce615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43" calcext:value-type="float">
            <text:p>43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5H30M00S" calcext:value-type="time">
            <text:p>15:30</text:p>
          </table:table-cell>
          <table:table-cell table:style-name="ce179" table:formula="of:=IF([.$A25]=&quot;&quot;;&quot;&quot;;VLOOKUP([.$A25];PARTITE_GIRONI;4;0))" office:value-type="string" office:string-value="Piranha (29)" calcext:value-type="string">
            <text:p>Piranha (29)</text:p>
          </table:table-cell>
          <table:table-cell table:style-name="ce183"/>
          <table:table-cell table:style-name="ce186"/>
          <table:table-cell table:style-name="ce188" table:formula="of:=IF([.$A25]=&quot;&quot;;&quot;&quot;;VLOOKUP([.$A25];PARTITE_GIRONI;6;0))" office:value-type="string" office:string-value="Scorpioni (30)" calcext:value-type="string">
            <text:p>Scorpioni (30)</text:p>
          </table:table-cell>
          <table:table-cell table:style-name="ce492" table:formula="of:=IF([.$A25]=&quot;&quot;;&quot;&quot;;VLOOKUP([.$A25];PARTITE_GIRONI;2;0))" office:value-type="string" office:string-value="H" calcext:value-type="string">
            <text:p>H</text:p>
          </table:table-cell>
          <table:table-cell table:style-name="ce492" table:formula="of:=IF([.$B25]=&quot;&quot;;&quot;&quot;;VLOOKUP([.$B25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17" table:formula="of:=VLOOKUP(ROW()-24;[$'Classifiche Gironi'.$A$26:$'Classifiche Gironi'.$S$29];4;0)" office:value-type="string" office:string-value="Cinghiali (20)" calcext:value-type="string">
            <text:p>Cinghiali (20)</text:p>
          </table:table-cell>
          <table:table-cell table:style-name="ce551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6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9;0)" office:value-type="float" office:value="6" calcext:value-type="float">
            <text:p>6</text:p>
          </table:table-cell>
          <table:table-cell table:style-name="ce551" table:formula="of:=VLOOKUP(ROW()-24;[$'Classifiche Gironi'.$A$26:$'Classifiche Gironi'.$S$29];10;0)" office:value-type="float" office:value="122" calcext:value-type="float">
            <text:p>122</text:p>
          </table:table-cell>
          <table:table-cell table:style-name="ce551" table:formula="of:=VLOOKUP(ROW()-24;[$'Classifiche Gironi'.$A$26:$'Classifiche Gironi'.$S$29];11;0)" office:value-type="float" office:value="42" calcext:value-type="float">
            <text:p>42</text:p>
          </table:table-cell>
          <table:table-cell table:style-name="ce607" table:formula="of:=VLOOKUP(ROW()-24;[$'Classifiche Gironi'.$A$26:$'Classifiche Gironi'.$S$29]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17]+1" office:value-type="float" office:value="59" calcext:value-type="float" table:number-columns-spanned="1" table:number-rows-spanned="2">
            <text:p>59</text:p>
          </table:table-cell>
          <table:table-cell table:style-name="ce667" table:formula="of:=IF([.Y23]&amp;[.Y24]=&quot;&quot;;&quot;Vincente &quot;&amp;[.W23];IF([.Y23]&gt;[.Y24];[.X23];[.X24]))" office:value-type="string" office:string-value="Vincente 53" calcext:value-type="string">
            <text:p>Vincente 53</text:p>
          </table:table-cell>
          <table:table-cell table:style-name="ce73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30" calcext:value-type="float">
            <text:p>30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9" table:formula="of:=IF([.$A26]=&quot;&quot;;&quot;&quot;;VLOOKUP([.$A26];PARTITE_GIRONI;4;0))" office:value-type="string" office:string-value="Cervi (19)" calcext:value-type="string">
            <text:p>Cervi (19)</text:p>
          </table:table-cell>
          <table:table-cell table:style-name="ce183"/>
          <table:table-cell table:style-name="ce186"/>
          <table:table-cell table:style-name="ce188" table:formula="of:=IF([.$A26]=&quot;&quot;;&quot;&quot;;VLOOKUP([.$A26];PARTITE_GIRONI;6;0))" office:value-type="string" office:string-value="Cinghiali (20)" calcext:value-type="string">
            <text:p>Cinghiali (20)</text:p>
          </table:table-cell>
          <table:table-cell table:style-name="ce492" table:formula="of:=IF([.$A26]=&quot;&quot;;&quot;&quot;;VLOOKUP([.$A26];PARTITE_GIRONI;2;0))" office:value-type="string" office:string-value="E" calcext:value-type="string">
            <text:p>E</text:p>
          </table:table-cell>
          <table:table-cell table:style-name="ce492" table:formula="of:=IF([.$B26]=&quot;&quot;;&quot;&quot;;VLOOKUP([.$B26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18" table:formula="of:=VLOOKUP(ROW()-24;[$'Classifiche Gironi'.$A$26:$'Classifiche Gironi'.$S$29];4;0)" office:value-type="string" office:string-value="Bufali (18)" calcext:value-type="string">
            <text:p>Bufali (18)</text:p>
          </table:table-cell>
          <table:table-cell table:style-name="ce552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7" table:formula="of:=VLOOKUP(ROW()-24;[$'Classifiche Gironi'.$A$26:$'Classifiche Gironi'.$S$29];6;0)" office:value-type="float" office:value="2" calcext:value-type="float">
            <text:p>2</text:p>
          </table:table-cell>
          <table:table-cell table:style-name="ce577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77" table:formula="of:=VLOOKUP(ROW()-24;[$'Classifiche Gironi'.$A$26:$'Classifiche Gironi'.$S$29];8;0)" office:value-type="float" office:value="1" calcext:value-type="float">
            <text:p>1</text:p>
          </table:table-cell>
          <table:table-cell table:style-name="ce577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77" table:formula="of:=VLOOKUP(ROW()-24;[$'Classifiche Gironi'.$A$26:$'Classifiche Gironi'.$S$29];10;0)" office:value-type="float" office:value="163" calcext:value-type="float">
            <text:p>163</text:p>
          </table:table-cell>
          <table:table-cell table:style-name="ce577" table:formula="of:=VLOOKUP(ROW()-24;[$'Classifiche Gironi'.$A$26:$'Classifiche Gironi'.$S$29];11;0)" office:value-type="float" office:value="155" calcext:value-type="float">
            <text:p>155</text:p>
          </table:table-cell>
          <table:table-cell table:style-name="ce608" table:formula="of:=VLOOKUP(ROW()-24;[$'Classifiche Gironi'.$A$26:$'Classifiche Gironi'.$S$29]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Y27]&amp;[.Y28]=&quot;&quot;;&quot;Vincente &quot;&amp;[.W27];IF([.Y27]&gt;[.Y28];[.X27];[.X28]))" office:value-type="string" office:string-value="Vincente 54" calcext:value-type="string">
            <text:p>Vincente 54</text:p>
          </table:table-cell>
          <table:table-cell table:style-name="ce73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36" calcext:value-type="float">
            <text:p>36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9" table:formula="of:=IF([.$A27]=&quot;&quot;;&quot;&quot;;VLOOKUP([.$A27];PARTITE_GIRONI;4;0))" office:value-type="string" office:string-value="Delfini (23)" calcext:value-type="string">
            <text:p>Delfini (23)</text:p>
          </table:table-cell>
          <table:table-cell table:style-name="ce183"/>
          <table:table-cell table:style-name="ce186"/>
          <table:table-cell table:style-name="ce188" table:formula="of:=IF([.$A27]=&quot;&quot;;&quot;&quot;;VLOOKUP([.$A27];PARTITE_GIRONI;6;0))" office:value-type="string" office:string-value="Fenicotteri (24)" calcext:value-type="string">
            <text:p>Fenicotteri (24)</text:p>
          </table:table-cell>
          <table:table-cell table:style-name="ce492" table:formula="of:=IF([.$A27]=&quot;&quot;;&quot;&quot;;VLOOKUP([.$A27];PARTITE_GIRONI;2;0))" office:value-type="string" office:string-value="F" calcext:value-type="string">
            <text:p>F</text:p>
          </table:table-cell>
          <table:table-cell table:style-name="ce492" table:formula="of:=IF([.$B27]=&quot;&quot;;&quot;&quot;;VLOOKUP([.$B27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Bisonti (17)" calcext:value-type="string">
            <text:p>Bisonti (17)</text:p>
          </table:table-cell>
          <table:table-cell table:style-name="ce553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8" table:formula="of:=VLOOKUP(ROW()-24;[$'Classifiche Gironi'.$A$26:$'Classifiche Gironi'.$S$29];6;0)" office:value-type="float" office:value="1" calcext:value-type="float">
            <text:p>1</text:p>
          </table:table-cell>
          <table:table-cell table:style-name="ce588" table:formula="of:=VLOOKUP(ROW()-24;[$'Classifiche Gironi'.$A$26:$'Classifiche Gironi'.$S$29];7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93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93" table:formula="of:=VLOOKUP(ROW()-24;[$'Classifiche Gironi'.$A$26:$'Classifiche Gironi'.$S$29];10;0)" office:value-type="float" office:value="148" calcext:value-type="float">
            <text:p>148</text:p>
          </table:table-cell>
          <table:table-cell table:style-name="ce593" table:formula="of:=VLOOKUP(ROW()-24;[$'Classifiche Gironi'.$A$26:$'Classifiche Gironi'.$S$29];11;0)" office:value-type="float" office:value="179" calcext:value-type="float">
            <text:p>179</text:p>
          </table:table-cell>
          <table:table-cell table:style-name="ce609" table:formula="of:=VLOOKUP(ROW()-24;[$'Classifiche Gironi'.$A$26:$'Classifiche Gironi'.$S$29]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table:formula="of:=[.W23]+1" office:value-type="float" office:value="54" calcext:value-type="float" table:number-columns-spanned="1" table:number-rows-spanned="2">
            <text:p>54</text:p>
          </table:table-cell>
          <table:table-cell table:style-name="ce643" table:formula="of:=[.L35]" office:value-type="string" office:string-value="Istrici (25)" calcext:value-type="string">
            <text:p>Istrici (25)</text:p>
          </table:table-cell>
          <table:table-cell table:style-name="ce427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42" calcext:value-type="float">
            <text:p>42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9" table:formula="of:=IF([.$A28]=&quot;&quot;;&quot;&quot;;VLOOKUP([.$A28];PARTITE_GIRONI;4;0))" office:value-type="string" office:string-value="Muli (27)" calcext:value-type="string">
            <text:p>Muli (27)</text:p>
          </table:table-cell>
          <table:table-cell table:style-name="ce183"/>
          <table:table-cell table:style-name="ce186"/>
          <table:table-cell table:style-name="ce188" table:formula="of:=IF([.$A28]=&quot;&quot;;&quot;&quot;;VLOOKUP([.$A28];PARTITE_GIRONI;6;0))" office:value-type="string" office:string-value="Orche (28)" calcext:value-type="string">
            <text:p>Orche (28)</text:p>
          </table:table-cell>
          <table:table-cell table:style-name="ce492" table:formula="of:=IF([.$A28]=&quot;&quot;;&quot;&quot;;VLOOKUP([.$A28];PARTITE_GIRONI;2;0))" office:value-type="string" office:string-value="G" calcext:value-type="string">
            <text:p>G</text:p>
          </table:table-cell>
          <table:table-cell table:style-name="ce492" table:formula="of:=IF([.$B28]=&quot;&quot;;&quot;&quot;;VLOOKUP([.$B28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Cervi (19)" calcext:value-type="string">
            <text:p>Cervi (19)</text:p>
          </table:table-cell>
          <table:table-cell table:style-name="ce554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9" table:formula="of:=VLOOKUP(ROW()-24;[$'Classifiche Gironi'.$A$26:$'Classifiche Gironi'.$S$29];6;0)" office:value-type="float" office:value="0" calcext:value-type="float">
            <text:p>0</text:p>
          </table:table-cell>
          <table:table-cell table:style-name="ce588" table:formula="of:=VLOOKUP(ROW()-24;[$'Classifiche Gironi'.$A$26:$'Classifiche Gironi'.$S$29];7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8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9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10;0)" office:value-type="float" office:value="49" calcext:value-type="float">
            <text:p>49</text:p>
          </table:table-cell>
          <table:table-cell table:style-name="ce593" table:formula="of:=VLOOKUP(ROW()-24;[$'Classifiche Gironi'.$A$26:$'Classifiche Gironi'.$S$29];11;0)" office:value-type="float" office:value="106" calcext:value-type="float">
            <text:p>106</text:p>
          </table:table-cell>
          <table:table-cell table:style-name="ce609" table:formula="of:=VLOOKUP(ROW()-24;[$'Classifiche Gironi'.$A$26:$'Classifiche Gironi'.$S$29]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L26]" office:value-type="string" office:string-value="Bufali (18)" calcext:value-type="string">
            <text:p>Bufali (18)</text:p>
          </table:table-cell>
          <table:table-cell table:style-name="ce615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48" calcext:value-type="float">
            <text:p>48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9" table:formula="of:=IF([.$A29]=&quot;&quot;;&quot;&quot;;VLOOKUP([.$A29];PARTITE_GIRONI;4;0))" office:value-type="string" office:string-value="Tonni (31)" calcext:value-type="string">
            <text:p>Tonni (31)</text:p>
          </table:table-cell>
          <table:table-cell table:style-name="ce183"/>
          <table:table-cell table:style-name="ce186"/>
          <table:table-cell table:style-name="ce188" table:formula="of:=IF([.$A29]=&quot;&quot;;&quot;&quot;;VLOOKUP([.$A29];PARTITE_GIRONI;6;0))" office:value-type="string" office:string-value="Zebre (32)" calcext:value-type="string">
            <text:p>Zebre (32)</text:p>
          </table:table-cell>
          <table:table-cell table:style-name="ce492" table:formula="of:=IF([.$A29]=&quot;&quot;;&quot;&quot;;VLOOKUP([.$A29];PARTITE_GIRONI;2;0))" office:value-type="string" office:string-value="H" calcext:value-type="string">
            <text:p>H</text:p>
          </table:table-cell>
          <table:table-cell table:style-name="ce492" table:formula="of:=IF([.$B29]=&quot;&quot;;&quot;&quot;;VLOOKUP([.$B29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G13]+1" office:value-type="float" office:value="62" calcext:value-type="float" table:number-columns-spanned="1" table:number-rows-spanned="2">
            <text:p>62</text:p>
          </table:table-cell>
          <table:table-cell table:style-name="ce667" table:formula="of:=IF([.AD25]&amp;[.AD26]=&quot;&quot;;&quot;Vincente &quot;&amp;[.AB25];IF([.AD25]&gt;[.AD26];[.AC25];[.AC26]))" office:value-type="string" office:string-value="Vincente 59" calcext:value-type="string">
            <text:p>Vincente 59</text:p>
          </table:table-cell>
          <table:table-cell table:style-name="ce75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3" calcext:value-type="float">
            <text:p>3</text:p>
          </table:table-cell>
          <table:table-cell table:style-name="ce164" office:value-type="float" office:value="1" calcext:value-type="float">
            <text:p>1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79" table:formula="of:=IF([.$A30]=&quot;&quot;;&quot;&quot;;VLOOKUP([.$A30];PARTITE_GIRONI;4;0))" office:value-type="string" office:string-value="Leoni (1)" calcext:value-type="string">
            <text:p>Leoni (1)</text:p>
          </table:table-cell>
          <table:table-cell table:style-name="ce183"/>
          <table:table-cell table:style-name="ce186"/>
          <table:table-cell table:style-name="ce188" table:formula="of:=IF([.$A30]=&quot;&quot;;&quot;&quot;;VLOOKUP([.$A30];PARTITE_GIRONI;6;0))" office:value-type="string" office:string-value="Ghepardi (4)" calcext:value-type="string">
            <text:p>Ghepardi (4)</text:p>
          </table:table-cell>
          <table:table-cell table:style-name="ce492" table:formula="of:=IF([.$A30]=&quot;&quot;;&quot;&quot;;VLOOKUP([.$A30];PARTITE_GIRONI;2;0))" office:value-type="string" office:string-value="A" calcext:value-type="string">
            <text:p>A</text:p>
          </table:table-cell>
          <table:table-cell table:style-name="ce492" table:formula="of:=IF([.$B30]=&quot;&quot;;&quot;&quot;;VLOOKUP([.$B30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21" table:formula="of:=VLOOKUP(ROW()-29;[$'Classifiche Gironi'.$A$32:$'Classifiche Gironi'.$S$35];4;0)" office:value-type="string" office:string-value="Balene (21)" calcext:value-type="string">
            <text:p>Balene (21)</text:p>
          </table:table-cell>
          <table:table-cell table:style-name="ce556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6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7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9;0)" office:value-type="float" office:value="6" calcext:value-type="float">
            <text:p>6</text:p>
          </table:table-cell>
          <table:table-cell table:style-name="ce556" table:formula="of:=VLOOKUP(ROW()-29;[$'Classifiche Gironi'.$A$32:$'Classifiche Gironi'.$S$35];10;0)" office:value-type="float" office:value="149" calcext:value-type="float">
            <text:p>149</text:p>
          </table:table-cell>
          <table:table-cell table:style-name="ce556" table:formula="of:=VLOOKUP(ROW()-29;[$'Classifiche Gironi'.$A$32:$'Classifiche Gironi'.$S$35];11;0)" office:value-type="float" office:value="88" calcext:value-type="float">
            <text:p>88</text:p>
          </table:table-cell>
          <table:table-cell table:style-name="ce611" table:formula="of:=VLOOKUP(ROW()-29;[$'Classifiche Gironi'.$A$32:$'Classifiche Gironi'.$S$35]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9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D33]&amp;[.AD34]=&quot;&quot;;&quot;Vincente &quot;&amp;[.AB33];IF([.AD33]&gt;[.AD34];[.AC33];[.AC34]))" office:value-type="string" office:string-value="Vincente 60" calcext:value-type="string">
            <text:p>Vincente 60</text:p>
          </table:table-cell>
          <table:table-cell table:style-name="ce75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9" calcext:value-type="float">
            <text:p>9</text:p>
          </table:table-cell>
          <table:table-cell table:style-name="ce164" office:value-type="float" office:value="2" calcext:value-type="float">
            <text:p>2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79" table:formula="of:=IF([.$A31]=&quot;&quot;;&quot;&quot;;VLOOKUP([.$A31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31]=&quot;&quot;;&quot;&quot;;VLOOKUP([.$A31];PARTITE_GIRONI;6;0))" office:value-type="string" office:string-value="Serval (8)" calcext:value-type="string">
            <text:p>Serval (8)</text:p>
          </table:table-cell>
          <table:table-cell table:style-name="ce492" table:formula="of:=IF([.$A31]=&quot;&quot;;&quot;&quot;;VLOOKUP([.$A31];PARTITE_GIRONI;2;0))" office:value-type="string" office:string-value="B" calcext:value-type="string">
            <text:p>B</text:p>
          </table:table-cell>
          <table:table-cell table:style-name="ce492" table:formula="of:=IF([.$B31]=&quot;&quot;;&quot;&quot;;VLOOKUP([.$B31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22" table:formula="of:=VLOOKUP(ROW()-29;[$'Classifiche Gironi'.$A$32:$'Classifiche Gironi'.$S$35];4;0)" office:value-type="string" office:string-value="Gabbiani (22)" calcext:value-type="string">
            <text:p>Gabbiani (22)</text:p>
          </table:table-cell>
          <table:table-cell table:style-name="ce557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7" table:formula="of:=VLOOKUP(ROW()-29;[$'Classifiche Gironi'.$A$32:$'Classifiche Gironi'.$S$35];6;0)" office:value-type="float" office:value="2" calcext:value-type="float">
            <text:p>2</text:p>
          </table:table-cell>
          <table:table-cell table:style-name="ce557" table:formula="of:=VLOOKUP(ROW()-29;[$'Classifiche Gironi'.$A$32:$'Classifiche Gironi'.$S$35];7;0)" office:value-type="float" office:value="1" calcext:value-type="float">
            <text:p>1</text:p>
          </table:table-cell>
          <table:table-cell table:style-name="ce557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7" table:formula="of:=VLOOKUP(ROW()-29;[$'Classifiche Gironi'.$A$32:$'Classifiche Gironi'.$S$35];9;0)" office:value-type="float" office:value="5" calcext:value-type="float">
            <text:p>5</text:p>
          </table:table-cell>
          <table:table-cell table:style-name="ce557" table:formula="of:=VLOOKUP(ROW()-29;[$'Classifiche Gironi'.$A$32:$'Classifiche Gironi'.$S$35];10;0)" office:value-type="float" office:value="176" calcext:value-type="float">
            <text:p>176</text:p>
          </table:table-cell>
          <table:table-cell table:style-name="ce557" table:formula="of:=VLOOKUP(ROW()-29;[$'Classifiche Gironi'.$A$32:$'Classifiche Gironi'.$S$35];11;0)" office:value-type="float" office:value="134" calcext:value-type="float">
            <text:p>134</text:p>
          </table:table-cell>
          <table:table-cell table:style-name="ce612" table:formula="of:=VLOOKUP(ROW()-29;[$'Classifiche Gironi'.$A$32:$'Classifiche Gironi'.$S$35]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table:formula="of:=[.W27]+1" office:value-type="float" office:value="55" calcext:value-type="float" table:number-columns-spanned="1" table:number-rows-spanned="2">
            <text:p>55</text:p>
          </table:table-cell>
          <table:table-cell table:style-name="ce638" table:formula="of:=[.L20]" office:value-type="string" office:string-value="Pitoni (14)" calcext:value-type="string">
            <text:p>Pitoni (14)</text:p>
          </table:table-cell>
          <table:table-cell table:style-name="ce427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15" calcext:value-type="float">
            <text:p>15</text:p>
          </table:table-cell>
          <table:table-cell table:style-name="ce164" office:value-type="float" office:value="3" calcext:value-type="float">
            <text:p>3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79" table:formula="of:=IF([.$A32]=&quot;&quot;;&quot;&quot;;VLOOKUP([.$A32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32]=&quot;&quot;;&quot;&quot;;VLOOKUP([.$A32];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PARTITE_GIRONI;2;0))" office:value-type="string" office:string-value="C" calcext:value-type="string">
            <text:p>C</text:p>
          </table:table-cell>
          <table:table-cell table:style-name="ce492" table:formula="of:=IF([.$B32]=&quot;&quot;;&quot;&quot;;VLOOKUP([.$B32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Delfini (23)" calcext:value-type="string">
            <text:p>Delfini (23)</text:p>
          </table:table-cell>
          <table:table-cell table:style-name="ce558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1" calcext:value-type="float">
            <text:p>1</text:p>
          </table:table-cell>
          <table:table-cell table:style-name="ce580" table:formula="of:=VLOOKUP(ROW()-29;[$'Classifiche Gironi'.$A$32:$'Classifiche Gironi'.$S$35];7;0)" office:value-type="float" office:value="2" calcext:value-type="float">
            <text:p>2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4" calcext:value-type="float">
            <text:p>4</text:p>
          </table:table-cell>
          <table:table-cell table:style-name="ce580" table:formula="of:=VLOOKUP(ROW()-29;[$'Classifiche Gironi'.$A$32:$'Classifiche Gironi'.$S$35];10;0)" office:value-type="float" office:value="134" calcext:value-type="float">
            <text:p>134</text:p>
          </table:table-cell>
          <table:table-cell table:style-name="ce580" table:formula="of:=VLOOKUP(ROW()-29;[$'Classifiche Gironi'.$A$32:$'Classifiche Gironi'.$S$35];11;0)" office:value-type="float" office:value="204" calcext:value-type="float">
            <text:p>204</text:p>
          </table:table-cell>
          <table:table-cell table:style-name="ce613" table:formula="of:=VLOOKUP(ROW()-29;[$'Classifiche Gironi'.$A$32:$'Classifiche Gironi'.$S$35]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L11]" office:value-type="string" office:string-value="Serval (8)" calcext:value-type="string">
            <text:p>Serval (8)</text:p>
          </table:table-cell>
          <table:table-cell table:style-name="ce615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21" calcext:value-type="float">
            <text:p>21</text:p>
          </table:table-cell>
          <table:table-cell table:style-name="ce164" office:value-type="float" office:value="4" calcext:value-type="float">
            <text:p>4</text:p>
          </table:table-cell>
          <table:table-cell table:style-name="ce171" office:value-type="date" office:date-value="2021-06-08" calcext:value-type="date">
            <text:p>mar 8 giu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79" table:formula="of:=IF([.$A33]=&quot;&quot;;&quot;&quot;;VLOOKUP([.$A33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33]=&quot;&quot;;&quot;&quot;;VLOOKUP([.$A33];PARTITE_GIRONI;6;0))" office:value-type="string" office:string-value="Falchi (16)" calcext:value-type="string">
            <text:p>Falchi (16)</text:p>
          </table:table-cell>
          <table:table-cell table:style-name="ce492" table:formula="of:=IF([.$A33]=&quot;&quot;;&quot;&quot;;VLOOKUP([.$A33];PARTITE_GIRONI;2;0))" office:value-type="string" office:string-value="D" calcext:value-type="string">
            <text:p>D</text:p>
          </table:table-cell>
          <table:table-cell table:style-name="ce492" table:formula="of:=IF([.$B33]=&quot;&quot;;&quot;&quot;;VLOOKUP([.$B33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Fenicotteri (24)" calcext:value-type="string">
            <text:p>Fenicotteri (24)</text:p>
          </table:table-cell>
          <table:table-cell table:style-name="ce559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7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10;0)" office:value-type="float" office:value="104" calcext:value-type="float">
            <text:p>104</text:p>
          </table:table-cell>
          <table:table-cell table:style-name="ce580" table:formula="of:=VLOOKUP(ROW()-29;[$'Classifiche Gironi'.$A$32:$'Classifiche Gironi'.$S$35];11;0)" office:value-type="float" office:value="137" calcext:value-type="float">
            <text:p>137</text:p>
          </table:table-cell>
          <table:table-cell table:style-name="ce613" table:formula="of:=VLOOKUP(ROW()-29;[$'Classifiche Gironi'.$A$32:$'Classifiche Gironi'.$S$35]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table:formula="of:=[.AB25]+1" office:value-type="float" office:value="60" calcext:value-type="float" table:number-columns-spanned="1" table:number-rows-spanned="2">
            <text:p>60</text:p>
          </table:table-cell>
          <table:table-cell table:style-name="ce667" table:formula="of:=IF([.Y31]&amp;[.Y32]=&quot;&quot;;&quot;Vincente &quot;&amp;[.W31];IF([.Y31]&gt;[.Y32];[.X31];[.X32]))" office:value-type="string" office:string-value="Vincente 55" calcext:value-type="string">
            <text:p>Vincente 55</text:p>
          </table:table-cell>
          <table:table-cell table:style-name="ce73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60" office:value-type="float" office:value="26" calcext:value-type="float">
            <text:p>26</text:p>
          </table:table-cell>
          <table:table-cell table:style-name="ce164" table:formula="of:=[.B14]" office:value-type="float" office:value="1" calcext:value-type="float">
            <text:p>1</text:p>
          </table:table-cell>
          <table:table-cell table:style-name="ce171" table:formula="of:=[.C14]+1" office:value-type="date" office:date-value="2021-06-09" calcext:value-type="date">
            <text:p>mer 9 giu</text:p>
          </table:table-cell>
          <table:table-cell table:style-name="ce176" table:formula="of:=[.D14]" office:value-type="time" office:time-value="PT09H00M00S" calcext:value-type="time">
            <text:p>9:00</text:p>
          </table:table-cell>
          <table:table-cell table:style-name="ce179" table:formula="of:=IF([.$A34]=&quot;&quot;;&quot;&quot;;VLOOKUP([.$A34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34]=&quot;&quot;;&quot;&quot;;VLOOKUP([.$A34];PARTITE_GIRONI;6;0))" office:value-type="string" office:string-value="Cervi (19)" calcext:value-type="string">
            <text:p>Cervi (19)</text:p>
          </table:table-cell>
          <table:table-cell table:style-name="ce492" table:formula="of:=IF([.$A34]=&quot;&quot;;&quot;&quot;;VLOOKUP([.$A34];PARTITE_GIRONI;2;0))" office:value-type="string" office:string-value="E" calcext:value-type="string">
            <text:p>E</text:p>
          </table:table-cell>
          <table:table-cell table:style-name="ce492" table:formula="of:=IF([.$B34]=&quot;&quot;;&quot;&quot;;VLOOKUP([.$B34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Y35]&amp;[.Y36]=&quot;&quot;;&quot;Vincente &quot;&amp;[.W35];IF([.Y35]&gt;[.Y36];[.X35];[.X36]))" office:value-type="string" office:string-value="Vincente 56" calcext:value-type="string">
            <text:p>Vincente 56</text:p>
          </table:table-cell>
          <table:table-cell table:style-name="ce74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160" office:value-type="float" office:value="32" calcext:value-type="float">
            <text:p>32</text:p>
          </table:table-cell>
          <table:table-cell table:style-name="ce164" table:formula="of:=[.B15]" office:value-type="float" office:value="2" calcext:value-type="float">
            <text:p>2</text:p>
          </table:table-cell>
          <table:table-cell table:style-name="ce171" table:formula="of:=[.C15]+1" office:value-type="date" office:date-value="2021-06-09" calcext:value-type="date">
            <text:p>mer 9 giu</text:p>
          </table:table-cell>
          <table:table-cell table:style-name="ce176" table:formula="of:=[.D15]" office:value-type="time" office:time-value="PT09H00M00S" calcext:value-type="time">
            <text:p>9:00</text:p>
          </table:table-cell>
          <table:table-cell table:style-name="ce179" table:formula="of:=IF([.$A35]=&quot;&quot;;&quot;&quot;;VLOOKUP([.$A35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35]=&quot;&quot;;&quot;&quot;;VLOOKUP([.$A35];PARTITE_GIRONI;6;0))" office:value-type="string" office:string-value="Delfini (23)" calcext:value-type="string">
            <text:p>Delfini (23)</text:p>
          </table:table-cell>
          <table:table-cell table:style-name="ce492" table:formula="of:=IF([.$A35]=&quot;&quot;;&quot;&quot;;VLOOKUP([.$A35];PARTITE_GIRONI;2;0))" office:value-type="string" office:string-value="F" calcext:value-type="string">
            <text:p>F</text:p>
          </table:table-cell>
          <table:table-cell table:style-name="ce492" table:formula="of:=IF([.$B35]=&quot;&quot;;&quot;&quot;;VLOOKUP([.$B35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21" table:formula="of:=VLOOKUP(ROW()-34;[$'Classifiche Gironi'.$A$38:$'Classifiche Gironi'.$S$41];4;0)" office:value-type="string" office:string-value="Istrici (25)" calcext:value-type="string">
            <text:p>Istrici (25)</text:p>
          </table:table-cell>
          <table:table-cell table:style-name="ce556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6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7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9;0)" office:value-type="float" office:value="6" calcext:value-type="float">
            <text:p>6</text:p>
          </table:table-cell>
          <table:table-cell table:style-name="ce556" table:formula="of:=VLOOKUP(ROW()-34;[$'Classifiche Gironi'.$A$38:$'Classifiche Gironi'.$S$41];10;0)" office:value-type="float" office:value="137" calcext:value-type="float">
            <text:p>137</text:p>
          </table:table-cell>
          <table:table-cell table:style-name="ce556" table:formula="of:=VLOOKUP(ROW()-34;[$'Classifiche Gironi'.$A$38:$'Classifiche Gironi'.$S$41];11;0)" office:value-type="float" office:value="122" calcext:value-type="float">
            <text:p>122</text:p>
          </table:table-cell>
          <table:table-cell table:style-name="ce556" table:formula="of:=VLOOKUP(ROW()-34;[$'Classifiche Gironi'.$A$38:$'Classifiche Gironi'.$S$41]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table:formula="of:=[.W31]+1" office:value-type="float" office:value="56" calcext:value-type="float" table:number-columns-spanned="1" table:number-rows-spanned="2">
            <text:p>56</text:p>
          </table:table-cell>
          <table:table-cell table:style-name="ce646" table:formula="of:=[.L15]" office:value-type="string" office:string-value="Giraffe (10)" calcext:value-type="string">
            <text:p>Giraffe (10)</text:p>
          </table:table-cell>
          <table:table-cell table:style-name="ce427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38" calcext:value-type="float">
            <text:p>38</text:p>
          </table:table-cell>
          <table:table-cell table:style-name="ce164" table:formula="of:=[.B16]" office:value-type="float" office:value="3" calcext:value-type="float">
            <text:p>3</text:p>
          </table:table-cell>
          <table:table-cell table:style-name="ce171" table:formula="of:=[.C16]+1" office:value-type="date" office:date-value="2021-06-09" calcext:value-type="date">
            <text:p>mer 9 giu</text:p>
          </table:table-cell>
          <table:table-cell table:style-name="ce176" table:formula="of:=[.D16]" office:value-type="time" office:time-value="PT09H00M00S" calcext:value-type="time">
            <text:p>9:00</text:p>
          </table:table-cell>
          <table:table-cell table:style-name="ce179" table:formula="of:=IF([.$A36]=&quot;&quot;;&quot;&quot;;VLOOKUP([.$A36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6"/>
          <table:table-cell table:style-name="ce188" table:formula="of:=IF([.$A36]=&quot;&quot;;&quot;&quot;;VLOOKUP([.$A36];PARTITE_GIRONI;6;0))" office:value-type="string" office:string-value="Muli (27)" calcext:value-type="string">
            <text:p>Muli (27)</text:p>
          </table:table-cell>
          <table:table-cell table:style-name="ce492" table:formula="of:=IF([.$A36]=&quot;&quot;;&quot;&quot;;VLOOKUP([.$A36];PARTITE_GIRONI;2;0))" office:value-type="string" office:string-value="G" calcext:value-type="string">
            <text:p>G</text:p>
          </table:table-cell>
          <table:table-cell table:style-name="ce492" table:formula="of:=IF([.$B36]=&quot;&quot;;&quot;&quot;;VLOOKUP([.$B36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22" table:formula="of:=VLOOKUP(ROW()-34;[$'Classifiche Gironi'.$A$38:$'Classifiche Gironi'.$S$41];4;0)" office:value-type="string" office:string-value="Orche (28)" calcext:value-type="string">
            <text:p>Orche (28)</text:p>
          </table:table-cell>
          <table:table-cell table:style-name="ce557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7" table:formula="of:=VLOOKUP(ROW()-34;[$'Classifiche Gironi'.$A$38:$'Classifiche Gironi'.$S$41];6;0)" office:value-type="float" office:value="2" calcext:value-type="float">
            <text:p>2</text:p>
          </table:table-cell>
          <table:table-cell table:style-name="ce557" table:formula="of:=VLOOKUP(ROW()-34;[$'Classifiche Gironi'.$A$38:$'Classifiche Gironi'.$S$41];7;0)" office:value-type="float" office:value="1" calcext:value-type="float">
            <text:p>1</text:p>
          </table:table-cell>
          <table:table-cell table:style-name="ce557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7" table:formula="of:=VLOOKUP(ROW()-34;[$'Classifiche Gironi'.$A$38:$'Classifiche Gironi'.$S$41];9;0)" office:value-type="float" office:value="5" calcext:value-type="float">
            <text:p>5</text:p>
          </table:table-cell>
          <table:table-cell table:style-name="ce557" table:formula="of:=VLOOKUP(ROW()-34;[$'Classifiche Gironi'.$A$38:$'Classifiche Gironi'.$S$41];10;0)" office:value-type="float" office:value="183" calcext:value-type="float">
            <text:p>183</text:p>
          </table:table-cell>
          <table:table-cell table:style-name="ce557" table:formula="of:=VLOOKUP(ROW()-34;[$'Classifiche Gironi'.$A$38:$'Classifiche Gironi'.$S$41];11;0)" office:value-type="float" office:value="131" calcext:value-type="float">
            <text:p>131</text:p>
          </table:table-cell>
          <table:table-cell table:style-name="ce557" table:formula="of:=VLOOKUP(ROW()-34;[$'Classifiche Gironi'.$A$38:$'Classifiche Gironi'.$S$41]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L6]" office:value-type="string" office:string-value="Pantere (2)" calcext:value-type="string">
            <text:p>Pantere (2)</text:p>
          </table:table-cell>
          <table:table-cell table:style-name="ce615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44" calcext:value-type="float">
            <text:p>44</text:p>
          </table:table-cell>
          <table:table-cell table:style-name="ce164" table:formula="of:=[.B17]" office:value-type="float" office:value="4" calcext:value-type="float">
            <text:p>4</text:p>
          </table:table-cell>
          <table:table-cell table:style-name="ce171" table:formula="of:=[.C17]+1" office:value-type="date" office:date-value="2021-06-09" calcext:value-type="date">
            <text:p>mer 9 giu</text:p>
          </table:table-cell>
          <table:table-cell table:style-name="ce176" table:formula="of:=[.D17]" office:value-type="time" office:time-value="PT09H00M00S" calcext:value-type="time">
            <text:p>9:00</text:p>
          </table:table-cell>
          <table:table-cell table:style-name="ce179" table:formula="of:=IF([.$A37]=&quot;&quot;;&quot;&quot;;VLOOKUP([.$A37];PARTITE_GIRONI;4;0))" office:value-type="string" office:string-value="Piranha (29)" calcext:value-type="string">
            <text:p>Piranha (29)</text:p>
          </table:table-cell>
          <table:table-cell table:style-name="ce183"/>
          <table:table-cell table:style-name="ce186"/>
          <table:table-cell table:style-name="ce188" table:formula="of:=IF([.$A37]=&quot;&quot;;&quot;&quot;;VLOOKUP([.$A37];PARTITE_GIRONI;6;0))" office:value-type="string" office:string-value="Tonni (31)" calcext:value-type="string">
            <text:p>Tonni (31)</text:p>
          </table:table-cell>
          <table:table-cell table:style-name="ce492" table:formula="of:=IF([.$A37]=&quot;&quot;;&quot;&quot;;VLOOKUP([.$A37];PARTITE_GIRONI;2;0))" office:value-type="string" office:string-value="H" calcext:value-type="string">
            <text:p>H</text:p>
          </table:table-cell>
          <table:table-cell table:style-name="ce492" table:formula="of:=IF([.$B37]=&quot;&quot;;&quot;&quot;;VLOOKUP([.$B37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Muli (27)" calcext:value-type="string">
            <text:p>Muli (27)</text:p>
          </table:table-cell>
          <table:table-cell table:style-name="ce558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1" calcext:value-type="float">
            <text:p>1</text:p>
          </table:table-cell>
          <table:table-cell table:style-name="ce580" table:formula="of:=VLOOKUP(ROW()-34;[$'Classifiche Gironi'.$A$38:$'Classifiche Gironi'.$S$41];7;0)" office:value-type="float" office:value="2" calcext:value-type="float">
            <text:p>2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4" calcext:value-type="float">
            <text:p>4</text:p>
          </table:table-cell>
          <table:table-cell table:style-name="ce580" table:formula="of:=VLOOKUP(ROW()-34;[$'Classifiche Gironi'.$A$38:$'Classifiche Gironi'.$S$41];10;0)" office:value-type="float" office:value="143" calcext:value-type="float">
            <text:p>143</text:p>
          </table:table-cell>
          <table:table-cell table:style-name="ce580" table:formula="of:=VLOOKUP(ROW()-34;[$'Classifiche Gironi'.$A$38:$'Classifiche Gironi'.$S$41];11;0)" office:value-type="float" office:value="192" calcext:value-type="float">
            <text:p>192</text:p>
          </table:table-cell>
          <table:table-cell table:style-name="ce580" table:formula="of:=VLOOKUP(ROW()-34;[$'Classifiche Gironi'.$A$38:$'Classifiche Gironi'.$S$41]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29" calcext:value-type="float">
            <text:p>29</text:p>
          </table:table-cell>
          <table:table-cell table:style-name="ce164" table:formula="of:=[.B18]" office:value-type="float" office:value="1" calcext:value-type="float">
            <text:p>1</text:p>
          </table:table-cell>
          <table:table-cell table:style-name="ce171" table:formula="of:=[.C18]+1" office:value-type="date" office:date-value="2021-06-09" calcext:value-type="date">
            <text:p>mer 9 giu</text:p>
          </table:table-cell>
          <table:table-cell table:style-name="ce176" table:formula="of:=[.D18]" office:value-type="time" office:time-value="PT11H00M00S" calcext:value-type="time">
            <text:p>11:00</text:p>
          </table:table-cell>
          <table:table-cell table:style-name="ce179" table:formula="of:=IF([.$A38]=&quot;&quot;;&quot;&quot;;VLOOKUP([.$A38];PARTITE_GIRONI;4;0))" office:value-type="string" office:string-value="Bufali (18)" calcext:value-type="string">
            <text:p>Bufali (18)</text:p>
          </table:table-cell>
          <table:table-cell table:style-name="ce183"/>
          <table:table-cell table:style-name="ce186"/>
          <table:table-cell table:style-name="ce188" table:formula="of:=IF([.$A38]=&quot;&quot;;&quot;&quot;;VLOOKUP([.$A38];PARTITE_GIRONI;6;0))" office:value-type="string" office:string-value="Cinghiali (20)" calcext:value-type="string">
            <text:p>Cinghiali (20)</text:p>
          </table:table-cell>
          <table:table-cell table:style-name="ce492" table:formula="of:=IF([.$A38]=&quot;&quot;;&quot;&quot;;VLOOKUP([.$A38];PARTITE_GIRONI;2;0))" office:value-type="string" office:string-value="E" calcext:value-type="string">
            <text:p>E</text:p>
          </table:table-cell>
          <table:table-cell table:style-name="ce492" table:formula="of:=IF([.$B38]=&quot;&quot;;&quot;&quot;;VLOOKUP([.$B38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Gorilla (26)" calcext:value-type="string">
            <text:p>Gorilla (26)</text:p>
          </table:table-cell>
          <table:table-cell table:style-name="ce559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7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10;0)" office:value-type="float" office:value="161" calcext:value-type="float">
            <text:p>161</text:p>
          </table:table-cell>
          <table:table-cell table:style-name="ce580" table:formula="of:=VLOOKUP(ROW()-34;[$'Classifiche Gironi'.$A$38:$'Classifiche Gironi'.$S$41];11;0)" office:value-type="float" office:value="179" calcext:value-type="float">
            <text:p>179</text:p>
          </table:table-cell>
          <table:table-cell table:style-name="ce580" table:formula="of:=VLOOKUP(ROW()-34;[$'Classifiche Gironi'.$A$38:$'Classifiche Gironi'.$S$41]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35" calcext:value-type="float">
            <text:p>35</text:p>
          </table:table-cell>
          <table:table-cell table:style-name="ce164" table:formula="of:=[.B19]" office:value-type="float" office:value="2" calcext:value-type="float">
            <text:p>2</text:p>
          </table:table-cell>
          <table:table-cell table:style-name="ce171" table:formula="of:=[.C19]+1" office:value-type="date" office:date-value="2021-06-09" calcext:value-type="date">
            <text:p>mer 9 giu</text:p>
          </table:table-cell>
          <table:table-cell table:style-name="ce176" table:formula="of:=[.D19]" office:value-type="time" office:time-value="PT11H00M00S" calcext:value-type="time">
            <text:p>11:00</text:p>
          </table:table-cell>
          <table:table-cell table:style-name="ce179" table:formula="of:=IF([.$A39]=&quot;&quot;;&quot;&quot;;VLOOKUP([.$A39];PARTITE_GIRONI;4;0))" office:value-type="string" office:string-value="Gabbiani (22)" calcext:value-type="string">
            <text:p>Gabbiani (22)</text:p>
          </table:table-cell>
          <table:table-cell table:style-name="ce183"/>
          <table:table-cell table:style-name="ce186"/>
          <table:table-cell table:style-name="ce188" table:formula="of:=IF([.$A39]=&quot;&quot;;&quot;&quot;;VLOOKUP([.$A39];PARTITE_GIRONI;6;0))" office:value-type="string" office:string-value="Fenicotteri (24)" calcext:value-type="string">
            <text:p>Fenicotteri (24)</text:p>
          </table:table-cell>
          <table:table-cell table:style-name="ce492" table:formula="of:=IF([.$A39]=&quot;&quot;;&quot;&quot;;VLOOKUP([.$A39];PARTITE_GIRONI;2;0))" office:value-type="string" office:string-value="F" calcext:value-type="string">
            <text:p>F</text:p>
          </table:table-cell>
          <table:table-cell table:style-name="ce492" table:formula="of:=IF([.$B39]=&quot;&quot;;&quot;&quot;;VLOOKUP([.$B39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41" calcext:value-type="float">
            <text:p>41</text:p>
          </table:table-cell>
          <table:table-cell table:style-name="ce164" table:formula="of:=[.B20]" office:value-type="float" office:value="3" calcext:value-type="float">
            <text:p>3</text:p>
          </table:table-cell>
          <table:table-cell table:style-name="ce171" table:formula="of:=[.C20]+1" office:value-type="date" office:date-value="2021-06-09" calcext:value-type="date">
            <text:p>mer 9 giu</text:p>
          </table:table-cell>
          <table:table-cell table:style-name="ce176" table:formula="of:=[.D20]" office:value-type="time" office:time-value="PT11H00M00S" calcext:value-type="time">
            <text:p>11:00</text:p>
          </table:table-cell>
          <table:table-cell table:style-name="ce179" table:formula="of:=IF([.$A40]=&quot;&quot;;&quot;&quot;;VLOOKUP([.$A40];PARTITE_GIRONI;4;0))" office:value-type="string" office:string-value="Gorilla (26)" calcext:value-type="string">
            <text:p>Gorilla (26)</text:p>
          </table:table-cell>
          <table:table-cell table:style-name="ce183"/>
          <table:table-cell table:style-name="ce186"/>
          <table:table-cell table:style-name="ce188" table:formula="of:=IF([.$A40]=&quot;&quot;;&quot;&quot;;VLOOKUP([.$A40];PARTITE_GIRONI;6;0))" office:value-type="string" office:string-value="Orche (28)" calcext:value-type="string">
            <text:p>Orche (28)</text:p>
          </table:table-cell>
          <table:table-cell table:style-name="ce492" table:formula="of:=IF([.$A40]=&quot;&quot;;&quot;&quot;;VLOOKUP([.$A40];PARTITE_GIRONI;2;0))" office:value-type="string" office:string-value="G" calcext:value-type="string">
            <text:p>G</text:p>
          </table:table-cell>
          <table:table-cell table:style-name="ce492" table:formula="of:=IF([.$B40]=&quot;&quot;;&quot;&quot;;VLOOKUP([.$B40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21" table:formula="of:=VLOOKUP(ROW()-39;[$'Classifiche Gironi'.$A$44:$'Classifiche Gironi'.$S$47];4;0)" office:value-type="string" office:string-value="Scorpioni (30)" calcext:value-type="string">
            <text:p>Scorpioni (30)</text:p>
          </table:table-cell>
          <table:table-cell table:style-name="ce556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6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6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6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6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6" table:formula="of:=VLOOKUP(ROW()-39;[$'Classifiche Gironi'.$A$44:$'Classifiche Gironi'.$S$47];10;0)" office:value-type="float" office:value="214" calcext:value-type="float">
            <text:p>214</text:p>
          </table:table-cell>
          <table:table-cell table:style-name="ce556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1" table:formula="of:=VLOOKUP(ROW()-39;[$'Classifiche Gironi'.$A$44:$'Classifiche Gironi'.$S$47]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60" office:value-type="float" office:value="47" calcext:value-type="float">
            <text:p>47</text:p>
          </table:table-cell>
          <table:table-cell table:style-name="ce164" table:formula="of:=[.B21]" office:value-type="float" office:value="4" calcext:value-type="float">
            <text:p>4</text:p>
          </table:table-cell>
          <table:table-cell table:style-name="ce171" table:formula="of:=[.C21]+1" office:value-type="date" office:date-value="2021-06-09" calcext:value-type="date">
            <text:p>mer 9 giu</text:p>
          </table:table-cell>
          <table:table-cell table:style-name="ce176" table:formula="of:=[.D21]" office:value-type="time" office:time-value="PT11H00M00S" calcext:value-type="time">
            <text:p>11:00</text:p>
          </table:table-cell>
          <table:table-cell table:style-name="ce179" table:formula="of:=IF([.$A41]=&quot;&quot;;&quot;&quot;;VLOOKUP([.$A41];PARTITE_GIRONI;4;0))" office:value-type="string" office:string-value="Scorpioni (30)" calcext:value-type="string">
            <text:p>Scorpioni (30)</text:p>
          </table:table-cell>
          <table:table-cell table:style-name="ce183"/>
          <table:table-cell table:style-name="ce186"/>
          <table:table-cell table:style-name="ce188" table:formula="of:=IF([.$A41]=&quot;&quot;;&quot;&quot;;VLOOKUP([.$A41];PARTITE_GIRONI;6;0))" office:value-type="string" office:string-value="Zebre (32)" calcext:value-type="string">
            <text:p>Zebre (32)</text:p>
          </table:table-cell>
          <table:table-cell table:style-name="ce492" table:formula="of:=IF([.$A41]=&quot;&quot;;&quot;&quot;;VLOOKUP([.$A41];PARTITE_GIRONI;2;0))" office:value-type="string" office:string-value="H" calcext:value-type="string">
            <text:p>H</text:p>
          </table:table-cell>
          <table:table-cell table:style-name="ce492" table:formula="of:=IF([.$B41]=&quot;&quot;;&quot;&quot;;VLOOKUP([.$B41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22" table:formula="of:=VLOOKUP(ROW()-39;[$'Classifiche Gironi'.$A$44:$'Classifiche Gironi'.$S$47];4;0)" office:value-type="string" office:string-value="Piranha (29)" calcext:value-type="string">
            <text:p>Piranha (29)</text:p>
          </table:table-cell>
          <table:table-cell table:style-name="ce557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7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7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7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7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7" table:formula="of:=VLOOKUP(ROW()-39;[$'Classifiche Gironi'.$A$44:$'Classifiche Gironi'.$S$47];10;0)" office:value-type="float" office:value="189" calcext:value-type="float">
            <text:p>189</text:p>
          </table:table-cell>
          <table:table-cell table:style-name="ce557" table:formula="of:=VLOOKUP(ROW()-39;[$'Classifiche Gironi'.$A$44:$'Classifiche Gironi'.$S$47];11;0)" office:value-type="float" office:value="215" calcext:value-type="float">
            <text:p>215</text:p>
          </table:table-cell>
          <table:table-cell table:style-name="ce612" table:formula="of:=VLOOKUP(ROW()-39;[$'Classifiche Gironi'.$A$44:$'Classifiche Gironi'.$S$47]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160" office:value-type="float" office:value="4" calcext:value-type="float">
            <text:p>4</text:p>
          </table:table-cell>
          <table:table-cell table:style-name="ce164" table:formula="of:=[.B22]" office:value-type="float" office:value="1" calcext:value-type="float">
            <text:p>1</text:p>
          </table:table-cell>
          <table:table-cell table:style-name="ce171" table:formula="of:=[.C22]+1" office:value-type="date" office:date-value="2021-06-09" calcext:value-type="date">
            <text:p>mer 9 giu</text:p>
          </table:table-cell>
          <table:table-cell table:style-name="ce176" table:formula="of:=[.D22]" office:value-type="time" office:time-value="PT15H30M00S" calcext:value-type="time">
            <text:p>15:30</text:p>
          </table:table-cell>
          <table:table-cell table:style-name="ce179" table:formula="of:=IF([.$A42]=&quot;&quot;;&quot;&quot;;VLOOKUP([.$A42];PARTITE_GIRONI;4;0))" office:value-type="string" office:string-value="Pantere (2)" calcext:value-type="string">
            <text:p>Pantere (2)</text:p>
          </table:table-cell>
          <table:table-cell table:style-name="ce183"/>
          <table:table-cell table:style-name="ce186"/>
          <table:table-cell table:style-name="ce188" table:formula="of:=IF([.$A42]=&quot;&quot;;&quot;&quot;;VLOOKUP([.$A42];PARTITE_GIRONI;6;0))" office:value-type="string" office:string-value="Tigri (3)" calcext:value-type="string">
            <text:p>Tigri (3)</text:p>
          </table:table-cell>
          <table:table-cell table:style-name="ce492" table:formula="of:=IF([.$A42]=&quot;&quot;;&quot;&quot;;VLOOKUP([.$A42];PARTITE_GIRONI;2;0))" office:value-type="string" office:string-value="A" calcext:value-type="string">
            <text:p>A</text:p>
          </table:table-cell>
          <table:table-cell table:style-name="ce492" table:formula="of:=IF([.$B42]=&quot;&quot;;&quot;&quot;;VLOOKUP([.$B42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26" table:formula="of:=VLOOKUP(ROW()-39;[$'Classifiche Gironi'.$A$44:$'Classifiche Gironi'.$S$47];4;0)" office:value-type="string" office:string-value="Zebre (32)" calcext:value-type="string">
            <text:p>Zebre (32)</text:p>
          </table:table-cell>
          <table:table-cell table:style-name="ce562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2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2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2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2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2" table:formula="of:=VLOOKUP(ROW()-39;[$'Classifiche Gironi'.$A$44:$'Classifiche Gironi'.$S$47];10;0)" office:value-type="float" office:value="216" calcext:value-type="float">
            <text:p>216</text:p>
          </table:table-cell>
          <table:table-cell table:style-name="ce582" table:formula="of:=VLOOKUP(ROW()-39;[$'Classifiche Gironi'.$A$44:$'Classifiche Gironi'.$S$47];11;0)" office:value-type="float" office:value="223" calcext:value-type="float">
            <text:p>223</text:p>
          </table:table-cell>
          <table:table-cell table:style-name="ce617" table:formula="of:=VLOOKUP(ROW()-39;[$'Classifiche Gironi'.$A$44:$'Classifiche Gironi'.$S$47]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60" office:value-type="float" office:value="10" calcext:value-type="float">
            <text:p>10</text:p>
          </table:table-cell>
          <table:table-cell table:style-name="ce164" table:formula="of:=[.B23]" office:value-type="float" office:value="2" calcext:value-type="float">
            <text:p>2</text:p>
          </table:table-cell>
          <table:table-cell table:style-name="ce171" table:formula="of:=[.C23]+1" office:value-type="date" office:date-value="2021-06-09" calcext:value-type="date">
            <text:p>mer 9 giu</text:p>
          </table:table-cell>
          <table:table-cell table:style-name="ce176" table:formula="of:=[.D23]" office:value-type="time" office:time-value="PT15H30M00S" calcext:value-type="time">
            <text:p>15:30</text:p>
          </table:table-cell>
          <table:table-cell table:style-name="ce179" table:formula="of:=IF([.$A43]=&quot;&quot;;&quot;&quot;;VLOOKUP([.$A43];PARTITE_GIRONI;4;0))" office:value-type="string" office:string-value="Puma (6)" calcext:value-type="string">
            <text:p>Puma (6)</text:p>
          </table:table-cell>
          <table:table-cell table:style-name="ce183"/>
          <table:table-cell table:style-name="ce186"/>
          <table:table-cell table:style-name="ce188" table:formula="of:=IF([.$A43]=&quot;&quot;;&quot;&quot;;VLOOKUP([.$A43];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PARTITE_GIRONI;2;0))" office:value-type="string" office:string-value="B" calcext:value-type="string">
            <text:p>B</text:p>
          </table:table-cell>
          <table:table-cell table:style-name="ce492" table:formula="of:=IF([.$B43]=&quot;&quot;;&quot;&quot;;VLOOKUP([.$B43];CAMPI;2;0))" office:value-type="string" office:string-value="Cristo Re 2" calcext:value-type="string">
            <text:p>Cristo Re 2</text:p>
          </table:table-cell>
          <table:table-cell table:style-name="ce496"/>
          <table:table-cell table:style-name="ce527" table:formula="of:=VLOOKUP(ROW()-39;[$'Classifiche Gironi'.$A$44:$'Classifiche Gironi'.$S$47];4;0)" office:value-type="string" office:string-value="Tonni (31)" calcext:value-type="string">
            <text:p>Tonni (31)</text:p>
          </table:table-cell>
          <table:table-cell table:style-name="ce563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3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3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3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3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3" table:formula="of:=VLOOKUP(ROW()-39;[$'Classifiche Gironi'.$A$44:$'Classifiche Gironi'.$S$47];10;0)" office:value-type="float" office:value="185" calcext:value-type="float">
            <text:p>185</text:p>
          </table:table-cell>
          <table:table-cell table:style-name="ce583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8" table:formula="of:=VLOOKUP(ROW()-39;[$'Classifiche Gironi'.$A$44:$'Classifiche Gironi'.$S$47]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60" office:value-type="float" office:value="16" calcext:value-type="float">
            <text:p>16</text:p>
          </table:table-cell>
          <table:table-cell table:style-name="ce164" table:formula="of:=[.B24]" office:value-type="float" office:value="3" calcext:value-type="float">
            <text:p>3</text:p>
          </table:table-cell>
          <table:table-cell table:style-name="ce171" table:formula="of:=[.C24]+1" office:value-type="date" office:date-value="2021-06-09" calcext:value-type="date">
            <text:p>mer 9 giu</text:p>
          </table:table-cell>
          <table:table-cell table:style-name="ce176" table:formula="of:=[.D24]" office:value-type="time" office:time-value="PT15H30M00S" calcext:value-type="time">
            <text:p>15:30</text:p>
          </table:table-cell>
          <table:table-cell table:style-name="ce179" table:formula="of:=IF([.$A44]=&quot;&quot;;&quot;&quot;;VLOOKUP([.$A44];PARTITE_GIRONI;4;0))" office:value-type="string" office:string-value="Giraffe (10)" calcext:value-type="string">
            <text:p>Giraffe (10)</text:p>
          </table:table-cell>
          <table:table-cell table:style-name="ce183"/>
          <table:table-cell table:style-name="ce186"/>
          <table:table-cell table:style-name="ce188" table:formula="of:=IF([.$A44]=&quot;&quot;;&quot;&quot;;VLOOKUP([.$A44];PARTITE_GIRONI;6;0))" office:value-type="string" office:string-value="Ippopotami (11)" calcext:value-type="string">
            <text:p>Ippopotami (11)</text:p>
          </table:table-cell>
          <table:table-cell table:style-name="ce492" table:formula="of:=IF([.$A44]=&quot;&quot;;&quot;&quot;;VLOOKUP([.$A44];PARTITE_GIRONI;2;0))" office:value-type="string" office:string-value="C" calcext:value-type="string">
            <text:p>C</text:p>
          </table:table-cell>
          <table:table-cell table:style-name="ce492" table:formula="of:=IF([.$B44]=&quot;&quot;;&quot;&quot;;VLOOKUP([.$B44];CAMPI;2;0))" office:value-type="string" office:string-value="Basket Giovane" calcext:value-type="string">
            <text:p>Basket Giovane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60" office:value-type="float" office:value="22" calcext:value-type="float">
            <text:p>22</text:p>
          </table:table-cell>
          <table:table-cell table:style-name="ce164" table:formula="of:=[.B25]" office:value-type="float" office:value="4" calcext:value-type="float">
            <text:p>4</text:p>
          </table:table-cell>
          <table:table-cell table:style-name="ce171" table:formula="of:=[.C25]+1" office:value-type="date" office:date-value="2021-06-09" calcext:value-type="date">
            <text:p>mer 9 giu</text:p>
          </table:table-cell>
          <table:table-cell table:style-name="ce176" table:formula="of:=[.D25]" office:value-type="time" office:time-value="PT15H30M00S" calcext:value-type="time">
            <text:p>15:30</text:p>
          </table:table-cell>
          <table:table-cell table:style-name="ce179" table:formula="of:=IF([.$A45]=&quot;&quot;;&quot;&quot;;VLOOKUP([.$A45];PARTITE_GIRONI;4;0))" office:value-type="string" office:string-value="Pitoni (14)" calcext:value-type="string">
            <text:p>Pitoni (14)</text:p>
          </table:table-cell>
          <table:table-cell table:style-name="ce183"/>
          <table:table-cell table:style-name="ce186"/>
          <table:table-cell table:style-name="ce188" table:formula="of:=IF([.$A45]=&quot;&quot;;&quot;&quot;;VLOOKUP([.$A45];PARTITE_GIRONI;6;0))" office:value-type="string" office:string-value="Aquile (15)" calcext:value-type="string">
            <text:p>Aquile (15)</text:p>
          </table:table-cell>
          <table:table-cell table:style-name="ce492" table:formula="of:=IF([.$A45]=&quot;&quot;;&quot;&quot;;VLOOKUP([.$A45];PARTITE_GIRONI;2;0))" office:value-type="string" office:string-value="D" calcext:value-type="string">
            <text:p>D</text:p>
          </table:table-cell>
          <table:table-cell table:style-name="ce492" table:formula="of:=IF([.$B45]=&quot;&quot;;&quot;&quot;;VLOOKUP([.$B45];CAMPI;2;0))" office:value-type="string" office:string-value="Nuova Scuola" calcext:value-type="string">
            <text:p>Nuova Scuola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60" office:value-type="float" office:value="27" calcext:value-type="float">
            <text:p>27</text:p>
          </table:table-cell>
          <table:table-cell table:style-name="ce164" table:formula="of:=[.B26]" office:value-type="float" office:value="1" calcext:value-type="float">
            <text:p>1</text:p>
          </table:table-cell>
          <table:table-cell table:style-name="ce171" table:formula="of:=[.C26]+1" office:value-type="date" office:date-value="2021-06-09" calcext:value-type="date">
            <text:p>mer 9 giu</text:p>
          </table:table-cell>
          <table:table-cell table:style-name="ce176" table:formula="of:=[.D26]" office:value-type="time" office:time-value="PT17H00M00S" calcext:value-type="time">
            <text:p>17:00</text:p>
          </table:table-cell>
          <table:table-cell table:style-name="ce179" table:formula="of:=IF([.$A46]=&quot;&quot;;&quot;&quot;;VLOOKUP([.$A46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46]=&quot;&quot;;&quot;&quot;;VLOOKUP([.$A46];PARTITE_GIRONI;6;0))" office:value-type="string" office:string-value="Cinghiali (20)" calcext:value-type="string">
            <text:p>Cinghiali (20)</text:p>
          </table:table-cell>
          <table:table-cell table:style-name="ce492" table:formula="of:=IF([.$A46]=&quot;&quot;;&quot;&quot;;VLOOKUP([.$A46];PARTITE_GIRONI;2;0))" office:value-type="string" office:string-value="E" calcext:value-type="string">
            <text:p>E</text:p>
          </table:table-cell>
          <table:table-cell table:style-name="ce492" table:formula="of:=IF([.$B46]=&quot;&quot;;&quot;&quot;;VLOOKUP([.$B46];CAMPI;2;0))" office:value-type="string" office:string-value="Cristo Re 1" calcext:value-type="string">
            <text:p>Cristo Re 1</text:p>
          </table:table-cell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60" office:value-type="float" office:value="33" calcext:value-type="float">
            <text:p>33</text:p>
          </table:table-cell>
          <table:table-cell table:style-name="ce164" table:formula="of:=[.B27]" office:value-type="float" office:value="2" calcext:value-type="float">
            <text:p>2</text:p>
          </table:table-cell>
          <table:table-cell table:style-name="ce171" table:formula="of:=[.C27]+1" office:value-type="date" office:date-value="2021-06-09" calcext:value-type="date">
            <text:p>mer 9 giu</text:p>
          </table:table-cell>
          <table:table-cell table:style-name="ce176" table:formula="of:=[.D27]" office:value-type="time" office:time-value="PT17H00M00S" calcext:value-type="time">
            <text:p>17:00</text:p>
          </table:table-cell>
          <table:table-cell table:style-name="ce179" table:formula="of:=IF([.$A47]=&quot;&quot;;&quot;&quot;;VLOOKUP([.$A47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47]=&quot;&quot;;&quot;&quot;;VLOOKUP([.$A47];PARTITE_GIRONI;6;0))" office:value-type="string" office:string-value="Fenicotteri (24)" calcext:value-type="string">
            <text:p>Fenicotteri (24)</text:p>
          </table:table-cell>
          <table:table-cell table:style-name="ce492" table:formula="of:=IF([.$A47]=&quot;&quot;;&quot;&quot;;VLOOKUP([.$A47];PARTITE_GIRONI;2;0))" office:value-type="string" office:string-value="F" calcext:value-type="string">
            <text:p>F</text:p>
          </table:table-cell>
          <table:table-cell table:style-name="ce492" table:formula="of:=IF([.$B47]=&quot;&quot;;&quot;&quot;;VLOOKUP([.$B47];CAMPI;2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39" calcext:value-type="float">
            <text:p>39</text:p>
          </table:table-cell>
          <table:table-cell table:style-name="ce164" table:formula="of:=[.B28]" office:value-type="float" office:value="3" calcext:value-type="float">
            <text:p>3</text:p>
          </table:table-cell>
          <table:table-cell table:style-name="ce171" table:formula="of:=[.C28]+1" office:value-type="date" office:date-value="2021-06-09" calcext:value-type="date">
            <text:p>mer 9 giu</text:p>
          </table:table-cell>
          <table:table-cell table:style-name="ce176" table:formula="of:=[.D28]" office:value-type="time" office:time-value="PT17H00M00S" calcext:value-type="time">
            <text:p>17:00</text:p>
          </table:table-cell>
          <table:table-cell table:style-name="ce179" table:formula="of:=IF([.$A48]=&quot;&quot;;&quot;&quot;;VLOOKUP([.$A48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7"/>
          <table:table-cell table:style-name="ce188" table:formula="of:=IF([.$A48]=&quot;&quot;;&quot;&quot;;VLOOKUP([.$A48];PARTITE_GIRONI;6;0))" office:value-type="string" office:string-value="Orche (28)" calcext:value-type="string">
            <text:p>Orche (28)</text:p>
          </table:table-cell>
          <table:table-cell table:style-name="ce492" table:formula="of:=IF([.$A48]=&quot;&quot;;&quot;&quot;;VLOOKUP([.$A48];PARTITE_GIRONI;2;0))" office:value-type="string" office:string-value="G" calcext:value-type="string">
            <text:p>G</text:p>
          </table:table-cell>
          <table:table-cell table:style-name="ce492" table:formula="of:=IF([.$B48]=&quot;&quot;;&quot;&quot;;VLOOKUP([.$B48];CAMPI;2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45" calcext:value-type="float">
            <text:p>45</text:p>
          </table:table-cell>
          <table:table-cell table:style-name="ce164" table:formula="of:=[.B29]" office:value-type="float" office:value="4" calcext:value-type="float">
            <text:p>4</text:p>
          </table:table-cell>
          <table:table-cell table:style-name="ce171" table:formula="of:=[.C29]+1" office:value-type="date" office:date-value="2021-06-09" calcext:value-type="date">
            <text:p>mer 9 giu</text:p>
          </table:table-cell>
          <table:table-cell table:style-name="ce176" table:formula="of:=[.D29]" office:value-type="time" office:time-value="PT17H00M00S" calcext:value-type="time">
            <text:p>17:00</text:p>
          </table:table-cell>
          <table:table-cell table:style-name="ce179" table:formula="of:=IF([.$A49]=&quot;&quot;;&quot;&quot;;VLOOKUP([.$A49];PARTITE_GIRONI;4;0))" office:value-type="string" office:string-value="Piranha (29)" calcext:value-type="string">
            <text:p>Piranha (29)</text:p>
          </table:table-cell>
          <table:table-cell table:style-name="ce183" table:number-columns-repeated="2"/>
          <table:table-cell table:style-name="ce188" table:formula="of:=IF([.$A49]=&quot;&quot;;&quot;&quot;;VLOOKUP([.$A49];PARTITE_GIRONI;6;0))" office:value-type="string" office:string-value="Zebre (32)" calcext:value-type="string">
            <text:p>Zebre (32)</text:p>
          </table:table-cell>
          <table:table-cell table:style-name="ce492" table:formula="of:=IF([.$A49]=&quot;&quot;;&quot;&quot;;VLOOKUP([.$A49];PARTITE_GIRONI;2;0))" office:value-type="string" office:string-value="H" calcext:value-type="string">
            <text:p>H</text:p>
          </table:table-cell>
          <table:table-cell table:style-name="ce492" table:formula="of:=IF([.$B49]=&quot;&quot;;&quot;&quot;;VLOOKUP([.$B49];CAMPI;2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28" calcext:value-type="float">
            <text:p>28</text:p>
          </table:table-cell>
          <table:table-cell table:style-name="ce164" table:formula="of:=[.B30]" office:value-type="float" office:value="1" calcext:value-type="float">
            <text:p>1</text:p>
          </table:table-cell>
          <table:table-cell table:style-name="ce171" table:formula="of:=[.C30]+1" office:value-type="date" office:date-value="2021-06-09" calcext:value-type="date">
            <text:p>mer 9 giu</text:p>
          </table:table-cell>
          <table:table-cell table:style-name="ce176" table:formula="of:=[.D30]" office:value-type="time" office:time-value="PT18H30M00S" calcext:value-type="time">
            <text:p>18:30</text:p>
          </table:table-cell>
          <table:table-cell table:style-name="ce179" table:formula="of:=IF([.$A50]=&quot;&quot;;&quot;&quot;;VLOOKUP([.$A50];PARTITE_GIRONI;4;0))" office:value-type="string" office:string-value="Bufali (18)" calcext:value-type="string">
            <text:p>Bufali (18)</text:p>
          </table:table-cell>
          <table:table-cell table:style-name="ce183" table:number-columns-repeated="2"/>
          <table:table-cell table:style-name="ce188" table:formula="of:=IF([.$A50]=&quot;&quot;;&quot;&quot;;VLOOKUP([.$A50];PARTITE_GIRONI;6;0))" office:value-type="string" office:string-value="Cervi (19)" calcext:value-type="string">
            <text:p>Cervi (19)</text:p>
          </table:table-cell>
          <table:table-cell table:style-name="ce492" table:formula="of:=IF([.$A50]=&quot;&quot;;&quot;&quot;;VLOOKUP([.$A50];PARTITE_GIRONI;2;0))" office:value-type="string" office:string-value="E" calcext:value-type="string">
            <text:p>E</text:p>
          </table:table-cell>
          <table:table-cell table:style-name="ce492" table:formula="of:=IF([.$B50]=&quot;&quot;;&quot;&quot;;VLOOKUP([.$B50];CAMPI;2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34" calcext:value-type="float">
            <text:p>34</text:p>
          </table:table-cell>
          <table:table-cell table:style-name="ce164" table:formula="of:=[.B31]" office:value-type="float" office:value="2" calcext:value-type="float">
            <text:p>2</text:p>
          </table:table-cell>
          <table:table-cell table:style-name="ce171" table:formula="of:=[.C31]+1" office:value-type="date" office:date-value="2021-06-09" calcext:value-type="date">
            <text:p>mer 9 giu</text:p>
          </table:table-cell>
          <table:table-cell table:style-name="ce176" table:formula="of:=[.D31]" office:value-type="time" office:time-value="PT18H30M00S" calcext:value-type="time">
            <text:p>18:30</text:p>
          </table:table-cell>
          <table:table-cell table:style-name="ce179" table:formula="of:=IF([.$A51]=&quot;&quot;;&quot;&quot;;VLOOKUP([.$A51];PARTITE_GIRONI;4;0))" office:value-type="string" office:string-value="Gabbiani (22)" calcext:value-type="string">
            <text:p>Gabbiani (22)</text:p>
          </table:table-cell>
          <table:table-cell table:style-name="ce183" table:number-columns-repeated="2"/>
          <table:table-cell table:style-name="ce188" table:formula="of:=IF([.$A51]=&quot;&quot;;&quot;&quot;;VLOOKUP([.$A51];PARTITE_GIRONI;6;0))" office:value-type="string" office:string-value="Delfini (23)" calcext:value-type="string">
            <text:p>Delfini (23)</text:p>
          </table:table-cell>
          <table:table-cell table:style-name="ce492" table:formula="of:=IF([.$A51]=&quot;&quot;;&quot;&quot;;VLOOKUP([.$A51];PARTITE_GIRONI;2;0))" office:value-type="string" office:string-value="F" calcext:value-type="string">
            <text:p>F</text:p>
          </table:table-cell>
          <table:table-cell table:style-name="ce492" table:formula="of:=IF([.$B51]=&quot;&quot;;&quot;&quot;;VLOOKUP([.$B51];CAMPI;2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40" calcext:value-type="float">
            <text:p>40</text:p>
          </table:table-cell>
          <table:table-cell table:style-name="ce164" table:formula="of:=[.B32]" office:value-type="float" office:value="3" calcext:value-type="float">
            <text:p>3</text:p>
          </table:table-cell>
          <table:table-cell table:style-name="ce171" table:formula="of:=[.C32]+1" office:value-type="date" office:date-value="2021-06-09" calcext:value-type="date">
            <text:p>mer 9 giu</text:p>
          </table:table-cell>
          <table:table-cell table:style-name="ce176" table:formula="of:=[.D32]" office:value-type="time" office:time-value="PT18H30M00S" calcext:value-type="time">
            <text:p>18:30</text:p>
          </table:table-cell>
          <table:table-cell table:style-name="ce179" table:formula="of:=IF([.$A52]=&quot;&quot;;&quot;&quot;;VLOOKUP([.$A52];PARTITE_GIRONI;4;0))" office:value-type="string" office:string-value="Gorilla (26)" calcext:value-type="string">
            <text:p>Gorilla (26)</text:p>
          </table:table-cell>
          <table:table-cell table:style-name="ce183" table:number-columns-repeated="2"/>
          <table:table-cell table:style-name="ce188" table:formula="of:=IF([.$A52]=&quot;&quot;;&quot;&quot;;VLOOKUP([.$A52];PARTITE_GIRONI;6;0))" office:value-type="string" office:string-value="Muli (27)" calcext:value-type="string">
            <text:p>Muli (27)</text:p>
          </table:table-cell>
          <table:table-cell table:style-name="ce492" table:formula="of:=IF([.$A52]=&quot;&quot;;&quot;&quot;;VLOOKUP([.$A52];PARTITE_GIRONI;2;0))" office:value-type="string" office:string-value="G" calcext:value-type="string">
            <text:p>G</text:p>
          </table:table-cell>
          <table:table-cell table:style-name="ce492" table:formula="of:=IF([.$B52]=&quot;&quot;;&quot;&quot;;VLOOKUP([.$B52];CAMPI;2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60" office:value-type="float" office:value="46" calcext:value-type="float">
            <text:p>46</text:p>
          </table:table-cell>
          <table:table-cell table:style-name="ce164" table:formula="of:=[.B33]" office:value-type="float" office:value="4" calcext:value-type="float">
            <text:p>4</text:p>
          </table:table-cell>
          <table:table-cell table:style-name="ce171" table:formula="of:=[.C33]+1" office:value-type="date" office:date-value="2021-06-09" calcext:value-type="date">
            <text:p>mer 9 giu</text:p>
          </table:table-cell>
          <table:table-cell table:style-name="ce176" table:formula="of:=[.D33]" office:value-type="time" office:time-value="PT18H30M00S" calcext:value-type="time">
            <text:p>18:30</text:p>
          </table:table-cell>
          <table:table-cell table:style-name="ce179" table:formula="of:=IF([.$A53]=&quot;&quot;;&quot;&quot;;VLOOKUP([.$A53];PARTITE_GIRONI;4;0))" office:value-type="string" office:string-value="Scorpioni (30)" calcext:value-type="string">
            <text:p>Scorpioni (30)</text:p>
          </table:table-cell>
          <table:table-cell table:style-name="ce183" table:number-columns-repeated="2"/>
          <table:table-cell table:style-name="ce188" table:formula="of:=IF([.$A53]=&quot;&quot;;&quot;&quot;;VLOOKUP([.$A53];PARTITE_GIRONI;6;0))" office:value-type="string" office:string-value="Tonni (31)" calcext:value-type="string">
            <text:p>Tonni (31)</text:p>
          </table:table-cell>
          <table:table-cell table:style-name="ce492" table:formula="of:=IF([.$A53]=&quot;&quot;;&quot;&quot;;VLOOKUP([.$A53];PARTITE_GIRONI;2;0))" office:value-type="string" office:string-value="H" calcext:value-type="string">
            <text:p>H</text:p>
          </table:table-cell>
          <table:table-cell table:style-name="ce492" table:formula="of:=IF([.$B53]=&quot;&quot;;&quot;&quot;;VLOOKUP([.$B53];CAMPI;2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3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69">
          <table:table-cell table:number-columns-repeated="114"/>
        </table:table-row>
        <table:table-row table:style-name="ro7">
          <table:table-cell table:number-columns-repeated="11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6:'Calendario e Tabellone'.E53">
            <calcext:condition calcext:apply-style-name="ConditionalStyle_227" calcext:value="formula-is(IF(#REF!=CONCATENATE([.$E5];&quot;_win&quot;);1;0))" calcext:base-cell-address="'Calendario e Tabellone'.E6"/>
          </calcext:conditional-format>
          <calcext:conditional-format calcext:target-range-address="'Calendario e Tabellone'.H5:'Calendario e Tabellone'.H53 'Calendario e Tabellone'.E5:'Calendario e Tabellone'.E53 'Calendario e Tabellone'.I5:'Calendario e Tabellone'.I5">
            <calcext:condition calcext:apply-style-name="ConditionalStyle_226" calcext:value="formula-is(IF(#REF!=CONCATENATE([.$H5];&quot;_win&quot;);1;0))" calcext:base-cell-address="'Calendario e Tabellone'.E5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C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 'Calendario e Tabellone'.Y7:'Calendario e Tabellone'.Y7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 'Calendario e Tabellone'.Y8:'Calendario e Tabellone'.Y8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  <calcext:conditional-format calcext:target-range-address="'Calendario e Tabellone'.AC9:'Calendario e Tabellone'.AC9 'Calendario e Tabellone'.AC17:'Calendario e Tabellone'.AC17 'Calendario e Tabellone'.AC25:'Calendario e Tabellone'.AC25 'Calendario e Tabellone'.AC33:'Calendario e Tabellone'.AC33 'Calendario e Tabellone'.AH13:'Calendario e Tabellone'.AH13 'Calendario e Tabellone'.AH29:'Calendario e Tabellone'.AH29 'Calendario e Tabellone'.AM20:'Calendario e Tabellone'.AM20">
            <calcext:condition calcext:apply-style-name="ConditionalStyle_114" calcext:value="formula-is([.$Q$5]=&quot;Black and White&quot;)" calcext:base-cell-address="'Calendario e Tabellone'.AC9"/>
          </calcext:conditional-format>
          <calcext:conditional-format calcext:target-range-address="'Calendario e Tabellone'.C1:'Calendario e Tabellone'.C1">
            <calcext:condition calcext:apply-style-name="ConditionalStyle_204" calcext:value="formula-is([.$Q$5]=&quot;Black and White&quot;)" calcext:base-cell-address="'Calendario e Tabellone'.C1"/>
          </calcext:conditional-format>
        </calcext:conditional-formats>
      </table:table>
      <table:named-expressions>
        <table:named-range table:name="CAMPI" table:base-cell-address="$Parametri.$F$6" table:cell-range-address="$Parametri.$F$6:.$G$13"/>
        <table:named-range table:name="PARTITE_GIRONI" table:base-cell-address="$'Partite Gironi'.$A$2" table:cell-range-address="$'Partite Gironi'.$A$2:.$S$49"/>
        <table:named-range table:name="SQUADRE" table:base-cell-address="$Parametri.$A$5" table:cell-range-address="$Parametri.$A$5:.$D$37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5:32:05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7:09:46.740000000</dc:date>
    <meta:editing-duration>PT3H11M53S</meta:editing-duration>
    <meta:editing-cycles>48</meta:editing-cycles>
    <meta:document-statistic meta:table-count="4" meta:cell-count="2967" meta:object-count="0"/>
  </office:meta>
</office:document-meta>
</file>